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6mm"/>
    </style:style>
    <style:style style:name="co2" style:family="table-column">
      <style:table-column-properties fo:break-before="auto" style:column-width="42.67mm"/>
    </style:style>
    <style:style style:name="co3" style:family="table-column">
      <style:table-column-properties fo:break-before="auto" style:column-width="63.85mm"/>
    </style:style>
    <style:style style:name="co4" style:family="table-column">
      <style:table-column-properties fo:break-before="auto" style:column-width="22.58mm"/>
    </style:style>
    <style:style style:name="co5" style:family="table-column">
      <style:table-column-properties fo:break-before="auto" style:column-width="42.84mm"/>
    </style:style>
    <style:style style:name="co6" style:family="table-column">
      <style:table-column-properties fo:break-before="auto" style:column-width="25.93mm"/>
    </style:style>
    <style:style style:name="co7" style:family="table-column">
      <style:table-column-properties fo:break-before="auto" style:column-width="56.8mm"/>
    </style:style>
    <style:style style:name="co8" style:family="table-column">
      <style:table-column-properties fo:break-before="auto" style:column-width="72.95mm"/>
    </style:style>
    <style:style style:name="co9" style:family="table-column">
      <style:table-column-properties fo:break-before="auto" style:column-width="6.88mm"/>
    </style:style>
    <style:style style:name="co10" style:family="table-column">
      <style:table-column-properties fo:break-before="auto" style:column-width="57.49mm"/>
    </style:style>
    <style:style style:name="co11" style:family="table-column">
      <style:table-column-properties fo:break-before="auto" style:column-width="11.96mm"/>
    </style:style>
    <style:style style:name="co12" style:family="table-column">
      <style:table-column-properties fo:break-before="auto" style:column-width="15.45mm"/>
    </style:style>
    <style:style style:name="co13" style:family="table-column">
      <style:table-column-properties fo:break-before="auto" style:column-width="13.71mm"/>
    </style:style>
    <style:style style:name="co14" style:family="table-column">
      <style:table-column-properties fo:break-before="auto" style:column-width="50.76mm"/>
    </style:style>
    <style:style style:name="co15" style:family="table-column">
      <style:table-column-properties fo:break-before="auto" style:column-width="50.18mm"/>
    </style:style>
    <style:style style:name="co16" style:family="table-column">
      <style:table-column-properties fo:break-before="auto" style:column-width="120.53mm"/>
    </style:style>
    <style:style style:name="co17" style:family="table-column">
      <style:table-column-properties fo:break-before="auto" style:column-width="19.37mm"/>
    </style:style>
    <style:style style:name="co18" style:family="table-column">
      <style:table-column-properties fo:break-before="auto" style:column-width="46.94mm"/>
    </style:style>
    <style:style style:name="co19" style:family="table-column">
      <style:table-column-properties fo:break-before="auto" style:column-width="62.16mm"/>
    </style:style>
    <style:style style:name="co20" style:family="table-column">
      <style:table-column-properties fo:break-before="auto" style:column-width="20.36mm"/>
    </style:style>
    <style:style style:name="co21" style:family="table-column">
      <style:table-column-properties fo:break-before="auto" style:column-width="72.11mm"/>
    </style:style>
    <style:style style:name="co22" style:family="table-column">
      <style:table-column-properties fo:break-before="auto" style:column-width="71.86mm"/>
    </style:style>
    <style:style style:name="co23" style:family="table-column">
      <style:table-column-properties fo:break-before="auto" style:column-width="68.86mm"/>
    </style:style>
    <style:style style:name="ro1" style:family="table-row">
      <style:table-row-properties style:row-height="5.57mm" fo:break-before="auto" style:use-optimal-row-height="true"/>
    </style:style>
    <style:style style:name="ro2" style:family="table-row">
      <style:table-row-properties style:row-height="10.53mm" fo:break-before="auto" style:use-optimal-row-height="true"/>
    </style:style>
    <style:style style:name="ro3" style:family="table-row">
      <style:table-row-properties style:row-height="5.91mm" fo:break-before="auto" style:use-optimal-row-height="true"/>
    </style:style>
    <style:style style:name="ro4" style:family="table-row">
      <style:table-row-properties style:row-height="10.85mm" fo:break-before="auto" style:use-optimal-row-height="true"/>
    </style:style>
    <style:style style:name="ro5" style:family="table-row">
      <style:table-row-properties style:row-height="5.79mm" fo:break-before="auto" style:use-optimal-row-height="true"/>
    </style:style>
    <style:style style:name="ro6" style:family="table-row">
      <style:table-row-properties style:row-height="6.58mm" fo:break-before="auto" style:use-optimal-row-height="false"/>
    </style:style>
    <style:style style:name="ro7" style:family="table-row">
      <style:table-row-properties style:row-height="15.26mm" fo:break-before="auto" style:use-optimal-row-height="true"/>
    </style:style>
    <style:style style:name="ro8" style:family="table-row">
      <style:table-row-properties style:row-height="28.95mm" fo:break-before="auto" style:use-optimal-row-height="true"/>
    </style:style>
    <style:style style:name="ro9" style:family="table-row">
      <style:table-row-properties style:row-height="29.47mm" fo:break-before="auto" style:use-optimal-row-height="true"/>
    </style:style>
    <style:style style:name="ro10" style:family="table-row">
      <style:table-row-properties style:row-height="32.58mm" fo:break-before="auto" style:use-optimal-row-height="false"/>
    </style:style>
    <style:style style:name="ro11" style:family="table-row">
      <style:table-row-properties style:row-height="20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fo:border="0.06pt solid #b2b2b2"/>
      <style:text-properties fo:font-weight="bold" style:font-weight-asian="bold" style:font-weight-complex="bold"/>
    </style:style>
    <style:style style:name="ce2" style:family="table-cell" style:parent-style-name="Default">
      <style:table-cell-properties fo:border="0.06pt solid #b2b2b2"/>
    </style:style>
    <style:style style:name="ce3" style:family="table-cell" style:parent-style-name="Default">
      <style:table-cell-properties fo:background-color="#009933" fo:border="0.06pt solid #b2b2b2"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cccccc" fo:border="0.06pt solid #b2b2b2" fo:padding="0.71mm"/>
    </style:style>
    <style:style style:name="ce5" style:family="table-cell" style:parent-style-name="Default">
      <style:table-cell-properties fo:background-color="#999999" fo:border="0.06pt solid #b2b2b2" fo:padding="0.71mm"/>
    </style:style>
    <style:style style:name="ce6" style:family="table-cell" style:parent-style-name="Default">
      <style:table-cell-properties fo:background-color="#eeeeee" fo:border="0.06pt solid #b2b2b2" fo:padding="0.71mm"/>
    </style:style>
    <style:style style:name="ce7" style:family="table-cell" style:parent-style-name="Default">
      <style:table-cell-properties fo:border="0.06pt solid #b2b2b2" fo:padding="0.71mm"/>
    </style:style>
    <style:style style:name="ce8" style:family="table-cell" style:parent-style-name="Default">
      <style:table-cell-properties fo:border="0.06pt solid #b2b2b2"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wrap-option="wrap" fo:border="0.06pt solid #b2b2b2"/>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fo:border="0.06pt solid #b2b2b2"/>
    </style:style>
    <style:style style:name="ce11" style:family="table-cell" style:parent-style-name="Default">
      <style:table-cell-properties fo:background-color="transparent" fo:wrap-option="no-wrap" fo:border="0.06pt solid #b2b2b2"/>
      <style:text-properties style:use-window-font-color="true"/>
    </style:style>
    <style:style style:name="ce12" style:family="table-cell" style:parent-style-name="Default">
      <style:table-cell-properties fo:background-color="#dddddd" fo:wrap-option="no-wrap" fo:border="0.06pt solid #b2b2b2"/>
    </style:style>
    <style:style style:name="ce13" style:family="table-cell" style:parent-style-name="Default">
      <style:table-cell-properties fo:background-color="#eeeeee" fo:wrap-option="no-wrap" fo:border="0.06pt solid #b2b2b2"/>
    </style:style>
    <style:style style:name="ce14" style:family="table-cell" style:parent-style-name="Default">
      <style:table-cell-properties fo:background-color="transparent" fo:wrap-option="no-wrap" fo:border="0.06pt solid #b2b2b2"/>
      <style:text-properties fo:color="#ff3333"/>
    </style:style>
    <style:style style:name="ce15" style:family="table-cell" style:parent-style-name="Default">
      <style:table-cell-properties fo:background-color="transparent" fo:wrap-option="no-wrap" fo:border="0.06pt solid #b2b2b2"/>
      <style:text-properties fo:color="#3333ff"/>
    </style:style>
    <style:style style:name="ce16" style:family="table-cell" style:parent-style-name="Default">
      <style:table-cell-properties fo:wrap-option="no-wrap" fo:border="0.06pt solid #b2b2b2"/>
      <style:text-properties fo:color="#00cc00"/>
    </style:style>
    <style:style style:name="ce17" style:family="table-cell" style:parent-style-name="Default">
      <style:table-cell-properties fo:wrap-option="no-wrap" fo:border="0.06pt solid #b2b2b2"/>
      <style:text-properties fo:color="#3333ff"/>
    </style:style>
    <style:style style:name="ce18" style:family="table-cell" style:parent-style-name="Default">
      <style:table-cell-properties fo:background-color="transparent" fo:wrap-option="no-wrap" fo:border="0.06pt solid #b2b2b2"/>
      <style:text-properties fo:color="#00cc33"/>
    </style:style>
    <style:style style:name="ce19" style:family="table-cell" style:parent-style-name="Default">
      <style:table-cell-properties style:text-align-source="fix" style:repeat-content="false" fo:border="0.06pt solid #b2b2b2"/>
      <style:paragraph-properties fo:text-align="end" fo:margin-left="0mm"/>
    </style:style>
    <style:style style:name="ce20" style:family="table-cell" style:parent-style-name="Default">
      <style:table-cell-properties fo:wrap-option="wrap" fo:border="0.06pt solid #b2b2b2"/>
    </style:style>
    <style:style style:name="ce21" style:family="table-cell" style:parent-style-name="Default">
      <style:table-cell-properties fo:background-color="#dddddd" fo:wrap-option="wrap" fo:border="0.06pt solid #b2b2b2"/>
    </style:style>
    <style:style style:name="ce22" style:family="table-cell" style:parent-style-name="Default">
      <style:table-cell-properties fo:background-color="transparent" fo:wrap-option="wrap" fo:border="0.06pt solid #b2b2b2"/>
      <style:text-properties style:use-window-font-color="true"/>
    </style:style>
    <style:style style:name="ce23" style:family="table-cell" style:parent-style-name="Default">
      <style:table-cell-properties fo:background-color="#eeeeee" fo:wrap-option="wrap" fo:border="0.06pt solid #b2b2b2"/>
    </style:style>
    <style:style style:name="ce24" style:family="table-cell" style:parent-style-name="Default">
      <style:table-cell-properties fo:background-color="transparent" fo:wrap-option="wrap" fo:border="0.06pt solid #b2b2b2"/>
    </style:style>
    <style:style style:name="ce25" style:family="table-cell" style:parent-style-name="Default">
      <style:table-cell-properties fo:wrap-option="no-wrap" fo:border="0.06pt solid #b2b2b2"/>
      <style:text-properties fo:color="#ff3333"/>
    </style:style>
    <style:style style:name="ce26" style:family="table-cell" style:parent-style-name="Default">
      <style:table-cell-properties fo:background-color="transparent" fo:wrap-option="no-wrap" fo:border="0.06pt solid #b2b2b2"/>
    </style:style>
    <style:style style:name="ce27" style:family="table-cell" style:parent-style-name="Default">
      <style:table-cell-properties fo:background-color="transparent" fo:border="0.06pt solid #b2b2b2"/>
    </style:style>
    <style:style style:name="ce28" style:family="table-cell" style:parent-style-name="Default">
      <style:table-cell-properties fo:background-color="transparent"/>
    </style:style>
    <style:style style:name="ce29" style:family="table-cell" style:parent-style-name="Default">
      <style:table-cell-properties fo:background-color="#00cccc" fo:wrap-option="wrap" fo:border="0.06pt solid #b2b2b2"/>
      <style:text-properties fo:font-weight="bold" style:font-weight-asian="bold" style:font-weight-complex="bold"/>
    </style:style>
    <style:style style:name="ce30" style:family="table-cell" style:parent-style-name="Default">
      <style:table-cell-properties fo:background-color="#ffff00" fo:wrap-option="wrap" fo:border="0.06pt solid #b2b2b2"/>
    </style:style>
    <style:style style:name="ce31" style:family="table-cell" style:parent-style-name="Default">
      <style:table-cell-properties fo:background-color="#ff6600" fo:wrap-option="wrap" fo:border="0.06pt solid #b2b2b2"/>
      <style:text-properties style:use-window-font-color="true"/>
    </style:style>
    <style:style style:name="ce32" style:family="table-cell" style:parent-style-name="Default">
      <style:table-cell-properties fo:background-color="#009933" fo:wrap-option="wrap" fo:border="0.06pt solid #b2b2b2"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wrap-option="wrap" fo:border="0.06pt solid #b2b2b2"/>
      <style:text-properties fo:color="#00cc33"/>
    </style:style>
    <style:style style:name="ce34" style:family="table-cell" style:parent-style-name="Default">
      <style:table-cell-properties fo:background-color="#dddddd" fo:wrap-option="wrap" fo:border="0.06pt solid #b2b2b2"/>
      <style:text-properties fo:color="#00cc33"/>
    </style:style>
    <style:style style:name="ce35" style:family="table-cell" style:parent-style-name="Default">
      <style:table-cell-properties fo:wrap-option="wrap" fo:border="0.06pt solid #b2b2b2"/>
      <style:text-properties fo:color="#ff3333"/>
    </style:style>
    <style:style style:name="ce36" style:family="table-cell" style:parent-style-name="Default">
      <style:table-cell-properties fo:background-color="#ffff00" fo:wrap-option="wrap" fo:border="0.06pt solid #b2b2b2"/>
      <style:text-properties fo:color="#00cc33"/>
    </style:style>
    <style:style style:name="ce37" style:family="table-cell" style:parent-style-name="Default">
      <style:table-cell-properties fo:background-color="#dddddd" fo:border="0.06pt solid #b2b2b2"/>
      <style:text-properties fo:color="#00cc33"/>
    </style:style>
    <style:style style:name="ce38" style:family="table-cell" style:parent-style-name="Default">
      <style:table-cell-properties fo:background-color="#dddddd" fo:wrap-option="wrap" fo:border="0.06pt solid #b2b2b2"/>
      <style:text-properties fo:color="#0000ff"/>
    </style:style>
    <style:style style:name="ce39" style:family="table-cell" style:parent-style-name="Default">
      <style:table-cell-properties fo:border="0.06pt solid #b2b2b2"/>
      <style:text-properties fo:color="#ff3333"/>
    </style:style>
    <style:style style:name="ce40" style:family="table-cell" style:parent-style-name="Default">
      <style:table-cell-properties fo:background-color="#dddddd" fo:wrap-option="wrap" fo:border="0.06pt solid #b2b2b2"/>
      <style:text-properties fo:color="#ff3333"/>
    </style:style>
    <style:style style:name="ce41" style:family="table-cell" style:parent-style-name="Default">
      <style:table-cell-properties fo:border="0.06pt solid #b2b2b2"/>
      <style:text-properties fo:color="#00cc00"/>
    </style:style>
    <style:style style:name="ce42" style:family="table-cell" style:parent-style-name="Default">
      <style:table-cell-properties fo:background-color="#dddddd" fo:border="0.06pt solid #b2b2b2"/>
    </style:style>
    <style:style style:name="ce43" style:family="table-cell" style:parent-style-name="Default">
      <style:table-cell-properties fo:background-color="#ffff00" fo:border="0.06pt solid #b2b2b2"/>
    </style:style>
    <style:style style:name="ce44" style:family="table-cell" style:parent-style-name="Default">
      <style:table-cell-properties fo:wrap-option="wrap" fo:border="0.06pt solid #b2b2b2" fo:padding="0.71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dddddd" fo:border="0.06pt solid #b2b2b2"/>
      <style:text-properties fo:color="#ff0000"/>
    </style:style>
    <style:style style:name="ce46" style:family="table-cell" style:parent-style-name="Default">
      <style:table-cell-properties fo:wrap-option="wrap" fo:border="0.06pt solid #b2b2b2" fo:padding="0.71mm"/>
    </style:style>
    <style:style style:name="gr1" style:family="graphic">
      <style:graphic-properties draw:marker-start="Extrémités_20_de_20_flèche_20_1" draw:marker-start-width="2mm" draw:marker-start-center="false" draw:fill="solid" draw:fill-color="#ffffc0" draw:auto-grow-height="true" draw:auto-grow-width="false" fo:min-height="23.41mm" fo:padding-top="1mm" fo:padding-bottom="1mm" fo:padding-left="1mm" fo:padding-right="1mm" draw:shadow="hidden" draw:shadow-offset-x="1mm" draw:shadow-offset-y="1mm" draw:caption-escape-direction="auto"/>
    </style:style>
    <style:style style:name="P1" style:family="paragraph">
      <style:paragraph-properties fo:text-align="justify" style:text-autospace="none" style:writing-mode="lr-tb"/>
    </style:style>
    <style:style style:name="P2" style:family="paragraph">
      <style:paragraph-properties fo:margin-left="12.49mm" fo:margin-right="0mm" fo:text-align="justify" fo:text-indent="0mm" style:text-autospace="none" style:writing-mode="lr-tb"/>
    </style:style>
    <style:style style:name="P3" style:family="paragraph">
      <loext:graphic-properties draw:fill="solid" draw:fill-color="#ffffc0"/>
      <style:paragraph-properties fo:text-align="justify" style:text-autospace="none" style:line-break="normal" style:writing-mode="lr-tb"/>
      <style:text-properties fo:color="#000000" style:text-outline="false" style:text-line-through-style="none" style:text-line-through-type="none" fo:font-size="12pt" fo:language="zxx" fo:country="none"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family-complex="'Times New Roman'" style:font-family-generic-complex="roman" style:font-pitch-complex="variable"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font-size="12pt" style:font-family-complex="'Times New Roman'" style:font-family-generic-complex="roman" style:font-pitch-complex="variable"/>
    </style:style>
    <style:style style:name="T2" style:family="text">
      <style:text-properties style:font-family-complex="'Times New Roman'" style:font-family-generic-complex="roman" style:font-pitch-complex="variable"/>
    </style:style>
  </office:automatic-styles>
  <office:body>
    <office:spreadsheet>
      <table:table table:name="tri hors urbain"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4" table:number-columns-repeated="1018" table:default-cell-style-name="ce2"/>
        <table:table-row table:style-name="ro1">
          <table:table-cell table:style-name="ce1" office:value-type="string" calcext:value-type="string">
            <text:p>Fait ?</text:p>
          </table:table-cell>
          <table:table-cell table:style-name="ce3" office:value-type="string" calcext:value-type="string">
            <text:p>action</text:p>
          </table:table-cell>
          <table:table-cell table:style-name="ce3" office:value-type="string" calcext:value-type="string">
            <text:p>commentaire</text:p>
          </table:table-cell>
          <table:table-cell table:style-name="ce3" office:value-type="string" calcext:value-type="string">
            <text:p>Qui ?</text:p>
          </table:table-cell>
          <table:table-cell table:style-name="ce8" office:value-type="string" calcext:value-type="string">
            <text:p>OH_NUM</text:p>
          </table:table-cell>
          <table:table-cell table:style-name="ce8" office:value-type="string" calcext:value-type="string">
            <text:p>NOM</text:p>
          </table:table-cell>
          <table:table-cell table:style-name="ce8" office:value-type="string" calcext:value-type="string">
            <text:p>Descripteur</text:p>
          </table:table-cell>
          <table:table-cell table:style-name="ce8" office:value-type="string" calcext:value-type="string">
            <text:p>V_USAGE</text:p>
          </table:table-cell>
          <table:table-cell table:style-name="ce8" office:value-type="string" calcext:value-type="string">
            <text:p>APPARITION</text:p>
          </table:table-cell>
          <table:table-cell table:style-name="ce8" office:value-type="string" calcext:value-type="string">
            <text:p>FIAB_DAPP</text:p>
          </table:table-cell>
          <table:table-cell table:style-name="ce8" office:value-type="string" calcext:value-type="string">
            <text:p>DISPARITIO</text:p>
          </table:table-cell>
          <table:table-cell table:style-name="ce8" office:value-type="string" calcext:value-type="string">
            <text:p>FIAB_DISP</text:p>
          </table:table-cell>
          <table:table-cell table:style-name="ce8" office:value-type="string" calcext:value-type="string">
            <text:p>SITE_NUM</text:p>
          </table:table-cell>
          <table:table-cell table:style-name="ce8" office:value-type="string" calcext:value-type="string">
            <text:p>SRA_NUM</text:p>
          </table:table-cell>
          <table:table-cell table:style-name="ce8" office:value-type="string" calcext:value-type="string">
            <text:p>REFERENCE</text:p>
          </table:table-cell>
          <table:table-cell table:style-name="ce8" office:value-type="string" calcext:value-type="string">
            <text:p>OHC_NUM</text:p>
          </table:table-cell>
          <table:table-cell table:style-name="ce8" office:value-type="string" calcext:value-type="string">
            <text:p>FIAB_GRAPH</text:p>
          </table:table-cell>
          <table:table-cell table:style-name="ce8" office:value-type="string" calcext:value-type="string">
            <text:p>RESTITUTIO</text:p>
          </table:table-cell>
          <table:table-cell table:style-name="ce8" office:value-type="string" calcext:value-type="string">
            <text:p>FIAB8RETI</text:p>
          </table:table-cell>
          <table:table-cell table:style-name="ce8" office:value-type="string" calcext:value-type="string">
            <text:p>REMARQUES</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1848" calcext:value-type="float">
            <text:p>1848</text:p>
          </table:table-cell>
          <table:table-cell table:style-name="ce7" office:value-type="string" calcext:value-type="string">
            <text:p>graviers, lit de la Loire (site 4)</text:p>
          </table:table-cell>
          <table:table-cell table:style-name="ce7" office:value-type="float" office:value="2" calcext:value-type="float">
            <text:p>2</text:p>
          </table:table-cell>
          <table:table-cell table:style-name="ce7" office:value-type="float" office:value="72" calcext:value-type="float">
            <text:p>72</text:p>
          </table:table-cell>
          <table:table-cell table:style-name="ce7" office:value-type="float" office:value="-999" calcext:value-type="float">
            <text:p>-999</text:p>
          </table:table-cell>
          <table:table-cell table:style-name="ce7" office:value-type="float" office:value="3" calcext:value-type="float">
            <text:p>3</text:p>
          </table:table-cell>
          <table:table-cell table:style-name="ce7" office:value-type="float" office:value="900" calcext:value-type="float">
            <text:p>900</text:p>
          </table:table-cell>
          <table:table-cell table:style-name="ce7" office:value-type="float" office:value="2" calcext:value-type="float">
            <text:p>2</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256" calcext:value-type="float">
            <text:p>256</text:p>
          </table:table-cell>
          <table:table-cell table:style-name="ce7" office:value-type="string" calcext:value-type="string">
            <text:p>alluvions, lit de la Loire (site 16)</text:p>
          </table:table-cell>
          <table:table-cell table:style-name="ce7" office:value-type="float" office:value="2" calcext:value-type="float">
            <text:p>2</text:p>
          </table:table-cell>
          <table:table-cell table:style-name="ce7" office:value-type="float" office:value="72" calcext:value-type="float">
            <text:p>72</text:p>
          </table:table-cell>
          <table:table-cell table:style-name="ce7" office:value-type="float" office:value="-50" calcext:value-type="float">
            <text:p>-50</text:p>
          </table:table-cell>
          <table:table-cell table:style-name="ce7" office:value-type="float" office:value="1" calcext:value-type="float">
            <text:p>1</text:p>
          </table:table-cell>
          <table:table-cell table:style-name="ce7" office:value-type="float" office:value="40" calcext:value-type="float">
            <text:p>40</text:p>
          </table:table-cell>
          <table:table-cell table:style-name="ce7" office:value-type="float" office:value="1" calcext:value-type="float">
            <text:p>1</text:p>
          </table:table-cell>
          <table:table-cell table:style-name="ce7"/>
          <table:table-cell table:style-name="ce7" office:value-type="float" office:value="372610045" calcext:value-type="float">
            <text:p>372610045</text:p>
          </table:table-cell>
          <table:table-cell table:style-name="ce7" office:value-type="string" calcext:value-type="string">
            <text:p>TAM, notice 53, periode 1</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401" calcext:value-type="float">
            <text:p>401</text:p>
          </table:table-cell>
          <table:table-cell table:style-name="ce7" office:value-type="string" calcext:value-type="string">
            <text:p>graviers, lit de la Loire (site 69)</text:p>
          </table:table-cell>
          <table:table-cell table:style-name="ce7" office:value-type="float" office:value="2" calcext:value-type="float">
            <text:p>2</text:p>
          </table:table-cell>
          <table:table-cell table:style-name="ce7" office:value-type="float" office:value="72" calcext:value-type="float">
            <text:p>72</text:p>
          </table:table-cell>
          <table:table-cell table:style-name="ce7" office:value-type="float" office:value="1" calcext:value-type="float">
            <text:p>1</text:p>
          </table:table-cell>
          <table:table-cell table:style-name="ce7" office:value-type="float" office:value="3" calcext:value-type="float">
            <text:p>3</text:p>
          </table:table-cell>
          <table:table-cell table:style-name="ce7" office:value-type="float" office:value="120" calcext:value-type="float">
            <text:p>120</text:p>
          </table:table-cell>
          <table:table-cell table:style-name="ce7" office:value-type="float" office:value="1" calcext:value-type="float">
            <text:p>1</text:p>
          </table:table-cell>
          <table:table-cell table:style-name="ce7"/>
          <table:table-cell table:style-name="ce7" office:value-type="float" office:value="372610069" calcext:value-type="float">
            <text:p>372610069</text:p>
          </table:table-cell>
          <table:table-cell table:style-name="ce7"/>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258" calcext:value-type="float">
            <text:p>258</text:p>
          </table:table-cell>
          <table:table-cell table:style-name="ce7" office:value-type="string" calcext:value-type="string">
            <text:p>alluvions, lit de la Loire (site 16)</text:p>
          </table:table-cell>
          <table:table-cell table:style-name="ce7" office:value-type="float" office:value="2" calcext:value-type="float">
            <text:p>2</text:p>
          </table:table-cell>
          <table:table-cell table:style-name="ce7" office:value-type="float" office:value="72" calcext:value-type="float">
            <text:p>72</text:p>
          </table:table-cell>
          <table:table-cell table:style-name="ce7" office:value-type="float" office:value="40" calcext:value-type="float">
            <text:p>40</text:p>
          </table:table-cell>
          <table:table-cell table:style-name="ce7" office:value-type="float" office:value="1" calcext:value-type="float">
            <text:p>1</text:p>
          </table:table-cell>
          <table:table-cell table:style-name="ce7" office:value-type="float" office:value="400" calcext:value-type="float">
            <text:p>400</text:p>
          </table:table-cell>
          <table:table-cell table:style-name="ce7" office:value-type="float" office:value="2" calcext:value-type="float">
            <text:p>2</text:p>
          </table:table-cell>
          <table:table-cell table:style-name="ce7"/>
          <table:table-cell table:style-name="ce7" office:value-type="float" office:value="372610045" calcext:value-type="float">
            <text:p>372610045</text:p>
          </table:table-cell>
          <table:table-cell table:style-name="ce7" office:value-type="string" calcext:value-type="string">
            <text:p>TAM, notice 53, periode 1</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verifier date de fin : plutot 300 ? (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410" calcext:value-type="float">
            <text:p>410</text:p>
          </table:table-cell>
          <table:table-cell table:style-name="ce7" office:value-type="string" calcext:value-type="string">
            <text:p>depotoire avec graviers, lit de la Loire (site 69)</text:p>
          </table:table-cell>
          <table:table-cell table:style-name="ce7" office:value-type="float" office:value="82" calcext:value-type="float">
            <text:p>82</text:p>
          </table:table-cell>
          <table:table-cell table:style-name="ce7" office:value-type="float" office:value="72" calcext:value-type="float">
            <text:p>72</text:p>
          </table:table-cell>
          <table:table-cell table:style-name="ce7" office:value-type="float" office:value="120" calcext:value-type="float">
            <text:p>120</text:p>
          </table:table-cell>
          <table:table-cell table:style-name="ce7" office:value-type="float" office:value="1" calcext:value-type="float">
            <text:p>1</text:p>
          </table:table-cell>
          <table:table-cell table:style-name="ce7" office:value-type="float" office:value="225" calcext:value-type="float">
            <text:p>225</text:p>
          </table:table-cell>
          <table:table-cell table:style-name="ce7" office:value-type="float" office:value="1" calcext:value-type="float">
            <text:p>1</text:p>
          </table:table-cell>
          <table:table-cell table:style-name="ce7"/>
          <table:table-cell table:style-name="ce7" office:value-type="float" office:value="372610069" calcext:value-type="float">
            <text:p>372610069</text:p>
          </table:table-cell>
          <table:table-cell table:style-name="ce7"/>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411" calcext:value-type="float">
            <text:p>411</text:p>
          </table:table-cell>
          <table:table-cell table:style-name="ce7" office:value-type="string" calcext:value-type="string">
            <text:p>graviers, lit de la Loire (site 69)</text:p>
          </table:table-cell>
          <table:table-cell table:style-name="ce7" office:value-type="float" office:value="2" calcext:value-type="float">
            <text:p>2</text:p>
          </table:table-cell>
          <table:table-cell table:style-name="ce7" office:value-type="float" office:value="72" calcext:value-type="float">
            <text:p>72</text:p>
          </table:table-cell>
          <table:table-cell table:style-name="ce7" office:value-type="float" office:value="225" calcext:value-type="float">
            <text:p>225</text:p>
          </table:table-cell>
          <table:table-cell table:style-name="ce7" office:value-type="float" office:value="1" calcext:value-type="float">
            <text:p>1</text:p>
          </table:table-cell>
          <table:table-cell table:style-name="ce7" office:value-type="float" office:value="1100" calcext:value-type="float">
            <text:p>1100</text:p>
          </table:table-cell>
          <table:table-cell table:style-name="ce7" office:value-type="float" office:value="3" calcext:value-type="float">
            <text:p>3</text:p>
          </table:table-cell>
          <table:table-cell table:style-name="ce7"/>
          <table:table-cell table:style-name="ce7" office:value-type="float" office:value="372610069" calcext:value-type="float">
            <text:p>372610069</text:p>
          </table:table-cell>
          <table:table-cell table:style-name="ce7"/>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4" office:value-type="string" calcext:value-type="string">
            <text:p>v_usage &gt;&gt; <text:s/>13</text:p>
          </table:table-cell>
          <table:table-cell table:style-name="ce4" office:value-type="string" calcext:value-type="string">
            <text:p>inférence d'une limite N de la ville</text:p>
          </table:table-cell>
          <table:table-cell table:style-name="ce4" office:value-type="string" calcext:value-type="string">
            <text:p>Avec Xavier</text:p>
          </table:table-cell>
          <table:table-cell table:style-name="ce4" office:value-type="float" office:value="1849" calcext:value-type="float">
            <text:p>1849</text:p>
          </table:table-cell>
          <table:table-cell table:style-name="ce7" office:value-type="string" calcext:value-type="string">
            <text:p>greve de la Loire (site 4)</text:p>
          </table:table-cell>
          <table:table-cell table:style-name="ce7" office:value-type="float" office:value="82" calcext:value-type="float">
            <text:p>82</text:p>
          </table:table-cell>
          <table:table-cell table:style-name="ce7" office:value-type="float" office:value="72" calcext:value-type="float">
            <text:p>72</text:p>
          </table:table-cell>
          <table:table-cell table:style-name="ce7" office:value-type="float" office:value="900" calcext:value-type="float">
            <text:p>900</text:p>
          </table:table-cell>
          <table:table-cell table:style-name="ce7" office:value-type="float" office:value="2" calcext:value-type="float">
            <text:p>2</text:p>
          </table:table-cell>
          <table:table-cell table:style-name="ce7" office:value-type="float" office:value="1050" calcext:value-type="float">
            <text:p>1050</text:p>
          </table:table-cell>
          <table:table-cell table:style-name="ce7" office:value-type="float" office:value="2" calcext:value-type="float">
            <text:p>2</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ce7" table:number-columns-repeated="4"/>
          <table:table-cell table:number-columns-repeated="1000"/>
        </table:table-row>
        <table:table-row table:style-name="ro1">
          <table:table-cell office:value-type="string" calcext:value-type="string">
            <text:p>FAIT</text:p>
          </table:table-cell>
          <table:table-cell table:style-name="ce5" office:value-type="string" calcext:value-type="string">
            <text:p>v_usage &gt;&gt; 30</text:p>
          </table:table-cell>
          <table:table-cell table:style-name="ce5" office:value-type="string" calcext:value-type="string">
            <text:p>prendre et mettre en 30 &gt; impossible de plus détailler, degré de qualité de précision de l'information (&gt;&gt; pbm: quelle portée)</text:p>
          </table:table-cell>
          <table:table-cell table:style-name="ce5" office:value-type="string" calcext:value-type="string">
            <text:p>Avec Xavier</text:p>
          </table:table-cell>
          <table:table-cell table:style-name="ce5" office:value-type="float" office:value="1783" calcext:value-type="float">
            <text:p>1783</text:p>
          </table:table-cell>
          <table:table-cell table:style-name="ce7" office:value-type="string" calcext:value-type="string">
            <text:p>edifice s'etendant hors de la fouille (site 6)</text:p>
          </table:table-cell>
          <table:table-cell table:style-name="ce7" office:value-type="float" office:value="0" calcext:value-type="float">
            <text:p>0</text:p>
          </table:table-cell>
          <table:table-cell table:style-name="ce7" office:value-type="float" office:value="92" calcext:value-type="float">
            <text:p>92</text:p>
          </table:table-cell>
          <table:table-cell table:style-name="ce7" office:value-type="float" office:value="70" calcext:value-type="float">
            <text:p>70</text:p>
          </table:table-cell>
          <table:table-cell table:style-name="ce7" office:value-type="float" office:value="1" calcext:value-type="float">
            <text:p>1</text:p>
          </table:table-cell>
          <table:table-cell table:style-name="ce7" office:value-type="float" office:value="250" calcext:value-type="float">
            <text:p>250</text:p>
          </table:table-cell>
          <table:table-cell table:style-name="ce7" office:value-type="float" office:value="2" calcext:value-type="float">
            <text:p>2</text:p>
          </table:table-cell>
          <table:table-cell table:style-name="ce7"/>
          <table:table-cell table:style-name="ce7" office:value-type="float" office:value="6" calcext:value-type="float">
            <text:p>6</text:p>
          </table:table-cell>
          <table:table-cell table:style-name="ce7" office:value-type="string" calcext:value-type="string">
            <text:p>TAM, notice 27</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n'est peut-etre pas a garder (point)</text:p>
          </table:table-cell>
          <table:table-cell table:style-name="Default"/>
          <table:table-cell table:number-columns-repeated="1003"/>
        </table:table-row>
        <table:table-row table:style-name="ro1">
          <table:table-cell office:value-type="string" calcext:value-type="string">
            <text:p>FAIT</text:p>
          </table:table-cell>
          <table:table-cell table:style-name="ce5" office:value-type="string" calcext:value-type="string">
            <text:p>v_usage &gt;&gt; 30</text:p>
          </table:table-cell>
          <table:table-cell table:style-name="ce5" office:value-type="string" calcext:value-type="string">
            <text:p>à mettre en 30</text:p>
          </table:table-cell>
          <table:table-cell table:style-name="ce5" office:value-type="string" calcext:value-type="string">
            <text:p>Avec Xavier</text:p>
          </table:table-cell>
          <table:table-cell table:style-name="ce5" office:value-type="float" office:value="1879" calcext:value-type="float">
            <text:p>1879</text:p>
          </table:table-cell>
          <table:table-cell table:style-name="ce7" office:value-type="string" calcext:value-type="string">
            <text:p>batiment de la periode c, au sud-est de la fouille</text:p>
          </table:table-cell>
          <table:table-cell table:style-name="ce7" office:value-type="float" office:value="0" calcext:value-type="float">
            <text:p>0</text:p>
          </table:table-cell>
          <table:table-cell table:style-name="ce7" office:value-type="float" office:value="81" calcext:value-type="float">
            <text:p>81</text:p>
          </table:table-cell>
          <table:table-cell table:style-name="ce7" office:value-type="float" office:value="75" calcext:value-type="float">
            <text:p>75</text:p>
          </table:table-cell>
          <table:table-cell table:style-name="ce7" office:value-type="float" office:value="2" calcext:value-type="float">
            <text:p>2</text:p>
          </table:table-cell>
          <table:table-cell table:style-name="ce7" office:value-type="float" office:value="150" calcext:value-type="float">
            <text:p>150</text:p>
          </table:table-cell>
          <table:table-cell table:style-name="ce7" office:value-type="float" office:value="2" calcext:value-type="float">
            <text:p>2</text:p>
          </table:table-cell>
          <table:table-cell table:style-name="ce7"/>
          <table:table-cell table:style-name="ce7" office:value-type="float" office:value="0" calcext:value-type="float">
            <text:p>0</text:p>
          </table:table-cell>
          <table:table-cell table:style-name="ce7" office:value-type="string" calcext:value-type="string">
            <text:p>Galinie et al. 1978-1979</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revoir l'interpretation (point)</text:p>
          </table:table-cell>
          <table:table-cell table:style-name="Default"/>
          <table:table-cell table:number-columns-repeated="1003"/>
        </table:table-row>
        <table:table-row table:style-name="ro1">
          <table:table-cell office:value-type="string" calcext:value-type="string">
            <text:p>FAIT</text:p>
          </table:table-cell>
          <table:table-cell table:style-name="ce6" office:value-type="string" calcext:value-type="string">
            <text:p>v_usage &gt;&gt; 83</text:p>
          </table:table-cell>
          <table:table-cell table:style-name="ce6" office:value-type="string" calcext:value-type="string">
            <text:p>plusieurs choses noyées dedans (dans la notice), compliqué, datation des terres noires bizarre, à mettre en 83 (interprétation du fouilleur) + attention notice 51 et pas 15, </text:p>
          </table:table-cell>
          <table:table-cell table:style-name="ce6" office:value-type="string" calcext:value-type="string">
            <text:p>Avec Xavier</text:p>
          </table:table-cell>
          <table:table-cell table:style-name="ce6" office:value-type="float" office:value="602" calcext:value-type="float">
            <text:p>602</text:p>
          </table:table-cell>
          <table:table-cell table:style-name="ce7" office:value-type="string" calcext:value-type="string">
            <text:p>Terres noires (site 15)</text:p>
          </table:table-cell>
          <table:table-cell table:style-name="ce7" office:value-type="float" office:value="90" calcext:value-type="float">
            <text:p>90</text:p>
          </table:table-cell>
          <table:table-cell table:style-name="ce7" office:value-type="float" office:value="81" calcext:value-type="float">
            <text:p>81</text:p>
          </table:table-cell>
          <table:table-cell table:style-name="ce7" office:value-type="float" office:value="200" calcext:value-type="float">
            <text:p>200</text:p>
          </table:table-cell>
          <table:table-cell table:style-name="ce7" office:value-type="float" office:value="3" calcext:value-type="float">
            <text:p>3</text:p>
          </table:table-cell>
          <table:table-cell table:style-name="ce7" office:value-type="float" office:value="900" calcext:value-type="float">
            <text:p>900</text:p>
          </table:table-cell>
          <table:table-cell table:style-name="ce7" office:value-type="float" office:value="3" calcext:value-type="float">
            <text:p>3</text:p>
          </table:table-cell>
          <table:table-cell table:style-name="ce7"/>
          <table:table-cell table:style-name="ce7" office:value-type="float" office:value="372610050" calcext:value-type="float">
            <text:p>372610050</text:p>
          </table:table-cell>
          <table:table-cell table:style-name="ce7" office:value-type="string" calcext:value-type="string">
            <text:p>TAM, notice 15</text:p>
          </table:table-cell>
          <table:table-cell table:style-name="ce7" office:value-type="float" office:value="0" calcext:value-type="float">
            <text:p>0</text:p>
          </table:table-cell>
          <table:table-cell table:style-name="ce7" table:number-columns-repeated="4"/>
          <table:table-cell table:style-name="Default"/>
          <table:table-cell table:number-columns-repeated="1003"/>
        </table:table-row>
        <table:table-row table:style-name="ro1">
          <table:table-cell office:value-type="string" calcext:value-type="string">
            <text:p>FAIT</text:p>
          </table:table-cell>
          <table:table-cell table:style-name="ce6" office:value-type="string" calcext:value-type="string">
            <text:p>v_usage &gt;&gt; 83</text:p>
          </table:table-cell>
          <table:table-cell table:style-name="ce6" office:value-type="string" calcext:value-type="string">
            <text:p><text:s/>idem à mettre en 83</text:p>
          </table:table-cell>
          <table:table-cell table:style-name="ce6" office:value-type="string" calcext:value-type="string">
            <text:p>Avec Xavier</text:p>
          </table:table-cell>
          <table:table-cell table:style-name="ce6" office:value-type="float" office:value="1864" calcext:value-type="float">
            <text:p>1864</text:p>
          </table:table-cell>
          <table:table-cell table:style-name="ce7" office:value-type="string" calcext:value-type="string">
            <text:p>absence de trace d'occupation (site 06)</text:p>
          </table:table-cell>
          <table:table-cell table:style-name="ce7" office:value-type="float" office:value="0" calcext:value-type="float">
            <text:p>0</text:p>
          </table:table-cell>
          <table:table-cell table:style-name="ce7" office:value-type="float" office:value="82" calcext:value-type="float">
            <text:p>82</text:p>
          </table:table-cell>
          <table:table-cell table:style-name="ce7" office:value-type="float" office:value="200" calcext:value-type="float">
            <text:p>200</text:p>
          </table:table-cell>
          <table:table-cell table:style-name="ce7" office:value-type="float" office:value="3" calcext:value-type="float">
            <text:p>3</text:p>
          </table:table-cell>
          <table:table-cell table:style-name="ce7" office:value-type="float" office:value="700" calcext:value-type="float">
            <text:p>700</text:p>
          </table:table-cell>
          <table:table-cell table:style-name="ce7" office:value-type="float" office:value="3" calcext:value-type="float">
            <text:p>3</text:p>
          </table:table-cell>
          <table:table-cell table:style-name="ce7"/>
          <table:table-cell table:style-name="ce7" office:value-type="float" office:value="0" calcext:value-type="float">
            <text:p>0</text:p>
          </table:table-cell>
          <table:table-cell table:style-name="ce7" office:value-type="string" calcext:value-type="string">
            <text:p>Galinie et al. 1980</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Default"/>
          <table:table-cell table:number-columns-repeated="1003"/>
        </table:table-row>
        <table:table-row table:style-name="ro1">
          <table:table-cell office:value-type="string" calcext:value-type="string">
            <text:p>FAIT</text:p>
          </table:table-cell>
          <table:table-cell table:style-name="ce6" office:value-type="string" calcext:value-type="string">
            <text:p>v_usage &gt;&gt; 83 + ref</text:p>
          </table:table-cell>
          <table:table-cell table:style-name="ce6" office:value-type="string" calcext:value-type="string">
            <text:p><text:s/>ajouter référence Galinie et al. 1982, &gt;&gt; a mettre en 83</text:p>
          </table:table-cell>
          <table:table-cell table:style-name="ce6" office:value-type="string" calcext:value-type="string">
            <text:p>Avec Xavier</text:p>
          </table:table-cell>
          <table:table-cell table:style-name="ce6" office:value-type="float" office:value="252" calcext:value-type="float">
            <text:p>252</text:p>
          </table:table-cell>
          <table:table-cell table:style-name="ce7" office:value-type="string" calcext:value-type="string">
            <text:p>terres noires (site 9)</text:p>
          </table:table-cell>
          <table:table-cell table:style-name="ce7" office:value-type="float" office:value="90" calcext:value-type="float">
            <text:p>90</text:p>
          </table:table-cell>
          <table:table-cell table:style-name="ce7" office:value-type="float" office:value="81" calcext:value-type="float">
            <text:p>81</text:p>
          </table:table-cell>
          <table:table-cell table:style-name="ce7" office:value-type="float" office:value="250" calcext:value-type="float">
            <text:p>250</text:p>
          </table:table-cell>
          <table:table-cell table:style-name="ce7" office:value-type="float" office:value="1" calcext:value-type="float">
            <text:p>1</text:p>
          </table:table-cell>
          <table:table-cell table:style-name="ce7" office:value-type="float" office:value="1180" calcext:value-type="float">
            <text:p>1180</text:p>
          </table:table-cell>
          <table:table-cell table:style-name="ce7" office:value-type="float" office:value="1" calcext:value-type="float">
            <text:p>1</text:p>
          </table:table-cell>
          <table:table-cell table:style-name="ce7"/>
          <table:table-cell table:style-name="ce7" office:value-type="float" office:value="372610020" calcext:value-type="float">
            <text:p>372610020</text:p>
          </table:table-cell>
          <table:table-cell table:style-name="ce7"/>
          <table:table-cell table:style-name="ce7" office:value-type="float" office:value="0" calcext:value-type="float">
            <text:p>0</text:p>
          </table:table-cell>
          <table:table-cell table:style-name="ce7" table:number-columns-repeated="4"/>
          <table:table-cell table:style-name="Default"/>
          <table:table-cell table:number-columns-repeated="1003"/>
        </table:table-row>
        <table:table-row table:style-name="ro1">
          <table:table-cell office:value-type="string" calcext:value-type="string">
            <text:p>FAIT</text:p>
          </table:table-cell>
          <table:table-cell table:style-name="ce7" office:value-type="string" calcext:value-type="string">
            <text:p>v_usage &gt;&gt; 81</text:p>
          </table:table-cell>
          <table:table-cell table:style-name="ce7" office:value-type="string" calcext:value-type="string">
            <text:p>compliqué de dire que c'est un abandon total &gt;&gt; pas 82 donc àmettre en 81 ("abandon ?")</text:p>
          </table:table-cell>
          <table:table-cell table:style-name="ce7" office:value-type="string" calcext:value-type="string">
            <text:p>Avec Xavier</text:p>
          </table:table-cell>
          <table:table-cell table:style-name="ce7" office:value-type="float" office:value="238" calcext:value-type="float">
            <text:p>238</text:p>
          </table:table-cell>
          <table:table-cell table:style-name="ce7" office:value-type="string" calcext:value-type="string">
            <text:p>terres noires (site 1)</text:p>
          </table:table-cell>
          <table:table-cell table:style-name="ce7" office:value-type="float" office:value="90" calcext:value-type="float">
            <text:p>90</text:p>
          </table:table-cell>
          <table:table-cell table:style-name="ce7" office:value-type="float" office:value="82" calcext:value-type="float">
            <text:p>82</text:p>
          </table:table-cell>
          <table:table-cell table:style-name="ce7" office:value-type="float" office:value="250" calcext:value-type="float">
            <text:p>250</text:p>
          </table:table-cell>
          <table:table-cell table:style-name="ce7" office:value-type="float" office:value="2" calcext:value-type="float">
            <text:p>2</text:p>
          </table:table-cell>
          <table:table-cell table:style-name="ce7" office:value-type="float" office:value="800" calcext:value-type="float">
            <text:p>800</text:p>
          </table:table-cell>
          <table:table-cell table:style-name="ce7" office:value-type="float" office:value="2" calcext:value-type="float">
            <text:p>2</text:p>
          </table:table-cell>
          <table:table-cell table:style-name="ce7"/>
          <table:table-cell table:style-name="ce7" office:value-type="float" office:value="0" calcext:value-type="float">
            <text:p>0</text:p>
          </table:table-cell>
          <table:table-cell table:style-name="ce7" office:value-type="string" calcext:value-type="string">
            <text:p>TAM, notice 16, periode 3</text:p>
          </table:table-cell>
          <table:table-cell table:style-name="ce7" office:value-type="float" office:value="0" calcext:value-type="float">
            <text:p>0</text:p>
          </table:table-cell>
          <table:table-cell table:style-name="ce7" table:number-columns-repeated="4"/>
          <table:table-cell table:style-name="Default"/>
          <table:table-cell table:number-columns-repeated="1003"/>
        </table:table-row>
        <table:table-row table:style-name="ro1">
          <table:table-cell office:value-type="string" calcext:value-type="string">
            <text:p>FAIT</text:p>
          </table:table-cell>
          <table:table-cell table:style-name="ce5" office:value-type="string" calcext:value-type="string">
            <text:p>v_usage &gt;&gt; 30</text:p>
          </table:table-cell>
          <table:table-cell table:style-name="ce5" office:value-type="string" calcext:value-type="string">
            <text:p>en 30</text:p>
          </table:table-cell>
          <table:table-cell table:style-name="ce5" office:value-type="string" calcext:value-type="string">
            <text:p>Avec Xavier</text:p>
          </table:table-cell>
          <table:table-cell table:style-name="ce5" office:value-type="float" office:value="1964" calcext:value-type="float">
            <text:p>1964</text:p>
          </table:table-cell>
          <table:table-cell table:style-name="ce7" office:value-type="string" calcext:value-type="string">
            <text:p>Mur en moellons, General Meusnier (rue du) 6 (EC 420)</text:p>
          </table:table-cell>
          <table:table-cell table:style-name="ce7" office:value-type="float" office:value="0" calcext:value-type="float">
            <text:p>0</text:p>
          </table:table-cell>
          <table:table-cell table:style-name="ce7" office:value-type="float" office:value="81" calcext:value-type="float">
            <text:p>81</text:p>
          </table:table-cell>
          <table:table-cell table:style-name="ce7" office:value-type="float" office:value="800" calcext:value-type="float">
            <text:p>800</text:p>
          </table:table-cell>
          <table:table-cell table:style-name="ce7" office:value-type="float" office:value="3" calcext:value-type="float">
            <text:p>3</text:p>
          </table:table-cell>
          <table:table-cell table:style-name="ce7" office:value-type="float" office:value="1200" calcext:value-type="float">
            <text:p>1200</text:p>
          </table:table-cell>
          <table:table-cell table:style-name="ce7" office:value-type="float" office:value="3" calcext:value-type="float">
            <text:p>3</text:p>
          </table:table-cell>
          <table:table-cell table:style-name="ce7"/>
          <table:table-cell table:style-name="ce7" office:value-type="float" office:value="0" calcext:value-type="float">
            <text:p>0</text:p>
          </table:table-cell>
          <table:table-cell table:style-name="ce7" office:value-type="string" calcext:value-type="string">
            <text:p>Lefebvre 2008</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Default"/>
          <table:table-cell table:number-columns-repeated="1003"/>
        </table:table-row>
        <table:table-row table:style-name="ro1">
          <table:table-cell office:value-type="string" calcext:value-type="string">
            <text:p>FAIT</text:p>
          </table:table-cell>
          <table:table-cell table:style-name="ce5" office:value-type="string" calcext:value-type="string">
            <text:p>v_usage &gt;&gt; 30</text:p>
          </table:table-cell>
          <table:table-cell table:style-name="ce5" office:value-type="string" calcext:value-type="string">
            <text:p>en 30</text:p>
          </table:table-cell>
          <table:table-cell table:style-name="ce5" office:value-type="string" calcext:value-type="string">
            <text:p>Avec Xavier</text:p>
          </table:table-cell>
          <table:table-cell table:style-name="ce5" office:value-type="float" office:value="1965" calcext:value-type="float">
            <text:p>1965</text:p>
          </table:table-cell>
          <table:table-cell table:style-name="ce7" office:value-type="string" calcext:value-type="string">
            <text:p>Mur d'un batiment, Manceau (rue) 11 (EC 262)</text:p>
          </table:table-cell>
          <table:table-cell table:style-name="ce7" office:value-type="float" office:value="0" calcext:value-type="float">
            <text:p>0</text:p>
          </table:table-cell>
          <table:table-cell table:style-name="ce7" office:value-type="float" office:value="81" calcext:value-type="float">
            <text:p>81</text:p>
          </table:table-cell>
          <table:table-cell table:style-name="ce7" office:value-type="float" office:value="1400" calcext:value-type="float">
            <text:p>1400</text:p>
          </table:table-cell>
          <table:table-cell table:style-name="ce7" office:value-type="float" office:value="3" calcext:value-type="float">
            <text:p>3</text:p>
          </table:table-cell>
          <table:table-cell table:style-name="ce7" office:value-type="float" office:value="1765" calcext:value-type="float">
            <text:p>1765</text:p>
          </table:table-cell>
          <table:table-cell table:style-name="ce7" office:value-type="float" office:value="3" calcext:value-type="float">
            <text:p>3</text:p>
          </table:table-cell>
          <table:table-cell table:style-name="ce7"/>
          <table:table-cell table:style-name="ce7" office:value-type="float" office:value="0" calcext:value-type="float">
            <text:p>0</text:p>
          </table:table-cell>
          <table:table-cell table:style-name="ce7" office:value-type="string" calcext:value-type="string">
            <text:p>Lefebvre 2008</text:p>
          </table:table-cell>
          <table:table-cell table:style-name="ce7" office:value-type="float" office:value="0" calcext:value-type="float">
            <text:p>0</text:p>
          </table:table-cell>
          <table:table-cell table:style-name="ce7" table:number-columns-repeated="3"/>
          <table:table-cell table:style-name="ce7" office:value-type="string" calcext:value-type="string">
            <text:p>(point)</text:p>
          </table:table-cell>
          <table:table-cell table:style-name="Default"/>
          <table:table-cell table:number-columns-repeated="1003"/>
        </table:table-row>
        <table:table-row table:style-name="ro1" table:number-rows-repeated="15">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543">
          <table:table-cell table:number-columns-repeated="1024"/>
        </table:table-row>
        <table:table-row table:style-name="ro1">
          <table:table-cell table:number-columns-repeated="1024"/>
        </table:table-row>
      </table:table>
      <table:table table:name="saint martin" table:style-name="ta1">
        <table:table-column table:style-name="co6" table:default-cell-style-name="ce10"/>
        <table:table-column table:style-name="co7" table:default-cell-style-name="ce10"/>
        <table:table-column table:style-name="co8" table:default-cell-style-name="ce20"/>
        <table:table-column table:style-name="co9" table:default-cell-style-name="ce20"/>
        <table:table-column table:style-name="co4"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4" table:number-columns-repeated="4" table:default-cell-style-name="ce10"/>
        <table:table-column table:style-name="co15" table:default-cell-style-name="ce10"/>
        <table:table-column table:style-name="co16" table:default-cell-style-name="ce10"/>
        <table:table-column table:style-name="co4" table:number-columns-repeated="1008" table:default-cell-style-name="ce10"/>
        <table:table-row table:style-name="ro1">
          <table:table-cell table:style-name="ce1" office:value-type="string" calcext:value-type="string">
            <text:p>Fait ?</text:p>
          </table:table-cell>
          <table:table-cell table:style-name="ce3" office:value-type="string" calcext:value-type="string">
            <text:p>action</text:p>
          </table:table-cell>
          <table:table-cell table:style-name="ce3" office:value-type="string" calcext:value-type="string">
            <text:p>commentaire</text:p>
          </table:table-cell>
          <table:table-cell table:style-name="ce3" office:value-type="string" calcext:value-type="string">
            <text:p>Qui ?</text:p>
          </table:table-cell>
          <table:table-cell office:value-type="string" calcext:value-type="string">
            <text:p>OH_NUM</text:p>
          </table:table-cell>
          <table:table-cell office:value-type="string" calcext:value-type="string">
            <text:p>NOM</text:p>
          </table:table-cell>
          <table:table-cell office:value-type="string" calcext:value-type="string">
            <text:p>DESCRIPTEUR</text:p>
          </table:table-cell>
          <table:table-cell office:value-type="string" calcext:value-type="string">
            <text:p>V_USAGE</text:p>
          </table:table-cell>
          <table:table-cell office:value-type="string" calcext:value-type="string">
            <text:p>PORTEE</text:p>
          </table:table-cell>
          <table:table-cell office:value-type="string" calcext:value-type="string">
            <text:p>NOM_USAGE</text:p>
          </table:table-cell>
          <table:table-cell office:value-type="string" calcext:value-type="string">
            <text:p>DATE_DEB</text:p>
          </table:table-cell>
          <table:table-cell office:value-type="string" calcext:value-type="string">
            <text:p>FIAB_APP</text:p>
          </table:table-cell>
          <table:table-cell office:value-type="string" calcext:value-type="string">
            <text:p>DATE_FIN</text:p>
          </table:table-cell>
          <table:table-cell office:value-type="string" calcext:value-type="string">
            <text:p>FIAB_DISP</text:p>
          </table:table-cell>
          <table:table-cell office:value-type="string" calcext:value-type="string">
            <text:p>REFERENCE</text:p>
          </table:table-cell>
          <table:table-cell office:value-type="string" calcext:value-type="string">
            <text:p>REMARQUE</text:p>
          </table:table-cell>
          <table:table-cell office:value-type="string" calcext:value-type="string">
            <text:p>GEOM_pt</text:p>
          </table:table-cell>
          <table:table-cell office:value-type="string" calcext:value-type="string">
            <text:p>GEOM_PG</text:p>
          </table:table-cell>
          <table:table-cell office:value-type="string" calcext:value-type="string">
            <text:p>GEOM_PL</text:p>
          </table:table-cell>
          <table:table-cell office:value-type="string" calcext:value-type="string">
            <text:p>GEOM_pt</text:p>
          </table:table-cell>
          <table:table-cell office:value-type="string" calcext:value-type="string">
            <text:p>GEOM_PG</text:p>
          </table:table-cell>
          <table:table-cell office:value-type="string" calcext:value-type="string">
            <text:p>GEOM_PL</text:p>
          </table:table-cell>
          <table:table-cell table:number-columns-repeated="1002"/>
        </table:table-row>
        <table:table-row table:style-name="ro2">
          <table:table-cell office:value-type="string" calcext:value-type="string">
            <text:p>FAIT</text:p>
          </table:table-cell>
          <table:table-cell table:style-name="ce14" office:value-type="string" calcext:value-type="string">
            <text:p>supprimer</text:p>
          </table:table-cell>
          <table:table-cell office:value-type="string" calcext:value-type="string">
            <text:p>fiabilité datation mauvaise p// à 2304, mais besoin pour le début &gt; nouvel OH </text:p>
          </table:table-cell>
          <table:table-cell/>
          <table:table-cell office:value-type="float" office:value="15" calcext:value-type="float">
            <text:p>15</text:p>
          </table:table-cell>
          <table:table-cell office:value-type="string" calcext:value-type="string">
            <text:p>Basilique Saint-Martin</text:p>
          </table:table-cell>
          <table:table-cell office:value-type="float" office:value="11" calcext:value-type="float">
            <text:p>11</text:p>
          </table:table-cell>
          <table:table-cell office:value-type="float" office:value="42" calcext:value-type="float">
            <text:p>42</text:p>
          </table:table-cell>
          <table:table-cell office:value-type="float" office:value="4" calcext:value-type="float">
            <text:p>4</text:p>
          </table:table-cell>
          <table:table-cell office:value-type="string" calcext:value-type="string">
            <text:p>édifices culturels catholiques</text:p>
          </table:table-cell>
          <table:table-cell office:value-type="float" office:value="440" calcext:value-type="float">
            <text:p>440</text:p>
          </table:table-cell>
          <table:table-cell office:value-type="float" office:value="1" calcext:value-type="float">
            <text:p>1</text:p>
          </table:table-cell>
          <table:table-cell office:value-type="float" office:value="1800" calcext:value-type="float">
            <text:p>1800</text:p>
          </table:table-cell>
          <table:table-cell office:value-type="float" office:value="3" calcext:value-type="float">
            <text:p>3</text:p>
          </table:table-cell>
          <table:table-cell office:value-type="string" calcext:value-type="string">
            <text:p>Plan ADIL V/1.1.5, BD Merimee, Martin P. 2010, Marot E. 2013</text:p>
          </table:table-cell>
          <table:table-cell office:value-type="string" calcext:value-type="string">
            <text:p>suppression point ? (detail ajoute par la suite) (point)</text:p>
          </table:table-cell>
          <table:table-cell office:value-type="string" calcext:value-type="string">
            <text:p>BLOB sz=60 GEOMETRY</text:p>
          </table:table-cell>
          <table:table-cell table:number-columns-repeated="2" office:value-type="string" calcext:value-type="string">
            <text:p>NULL</text:p>
          </table:table-cell>
          <table:table-cell office:value-type="string" calcext:value-type="string">
            <text:p>POINT(525202.5146 6701757.4206)</text:p>
          </table:table-cell>
          <table:table-cell table:number-columns-repeated="2" office:value-type="string" calcext:value-type="string">
            <text:p>NULL</text:p>
          </table:table-cell>
          <table:table-cell table:number-columns-repeated="1002"/>
        </table:table-row>
        <table:table-row table:style-name="ro3">
          <table:table-cell office:value-type="string" calcext:value-type="string">
            <text:p>FAIT</text:p>
          </table:table-cell>
          <table:table-cell table:style-name="ce15" office:value-type="string" calcext:value-type="string">
            <text:p>créer de 440 à 1200, portée 4</text:p>
          </table:table-cell>
          <table:table-cell office:value-type="string" calcext:value-type="string">
            <text:p>création à partir d'OH n°15</text:p>
          </table:table-cell>
          <table:table-cell/>
          <table:table-cell table:style-name="ce25" office:value-type="float" office:value="2805" calcext:value-type="float">
            <text:p>2805</text:p>
          </table:table-cell>
          <table:table-cell office:value-type="string" calcext:value-type="string">
            <text:p>Basilique Saint-Martin</text:p>
          </table:table-cell>
          <table:table-cell office:value-type="float" office:value="11" calcext:value-type="float">
            <text:p>11</text:p>
          </table:table-cell>
          <table:table-cell office:value-type="float" office:value="42" calcext:value-type="float">
            <text:p>42</text:p>
          </table:table-cell>
          <table:table-cell office:value-type="float" office:value="4" calcext:value-type="float">
            <text:p>4</text:p>
          </table:table-cell>
          <table:table-cell office:value-type="string" calcext:value-type="string">
            <text:p>édifices culturels catholiques</text:p>
          </table:table-cell>
          <table:table-cell office:value-type="float" office:value="440" calcext:value-type="float">
            <text:p>440</text:p>
          </table:table-cell>
          <table:table-cell office:value-type="float" office:value="1" calcext:value-type="float">
            <text:p>1</text:p>
          </table:table-cell>
          <table:table-cell office:value-type="float" office:value="1200" calcext:value-type="float">
            <text:p>1200</text:p>
          </table:table-cell>
          <table:table-cell office:value-type="float" office:value="3" calcext:value-type="float">
            <text:p>3</text:p>
          </table:table-cell>
          <table:table-cell office:value-type="string" calcext:value-type="string">
            <text:p>Plan ADIL V/1.1.5, BD Merimee, Martin P. 2010, Marot E. 2013</text:p>
          </table:table-cell>
          <table:table-cell office:value-type="string" calcext:value-type="string">
            <text:p>creation duplication d'OH 15 (supprimé) + changements dates, pour continuité basilique saint martin LN</text:p>
          </table:table-cell>
          <table:table-cell office:value-type="string" calcext:value-type="string">
            <text:p>BLOB sz=60 GEOMETRY</text:p>
          </table:table-cell>
          <table:table-cell table:number-columns-repeated="2" office:value-type="string" calcext:value-type="string">
            <text:p>NULL</text:p>
          </table:table-cell>
          <table:table-cell office:value-type="string" calcext:value-type="string">
            <text:p>POINT(525202.5146 6701757.4206)</text:p>
          </table:table-cell>
          <table:table-cell table:number-columns-repeated="2" office:value-type="string" calcext:value-type="string">
            <text:p>NULL</text:p>
          </table:table-cell>
          <table:table-cell table:number-columns-repeated="1002"/>
        </table:table-row>
        <table:table-row table:style-name="ro2">
          <table:table-cell office:value-type="string" calcext:value-type="string">
            <text:p>FAIT</text:p>
          </table:table-cell>
          <table:table-cell table:style-name="ce16" office:value-type="string" calcext:value-type="string">
            <text:p>modification date fin : 1500, portée 4; nom + explicite (basilique)</text:p>
          </table:table-cell>
          <table:table-cell office:value-type="string" calcext:value-type="string">
            <text:p>dédoublé pour mettre 2 portées : 1300 – 1500 = 4/ 1500-1800 = 3</text:p>
          </table:table-cell>
          <table:table-cell/>
          <table:table-cell office:value-type="float" office:value="1480" calcext:value-type="float">
            <text:p>1480</text:p>
          </table:table-cell>
          <table:table-cell office:value-type="string" calcext:value-type="string">
            <text:p>Saint-Martin</text:p>
          </table:table-cell>
          <table:table-cell table:number-columns-repeated="2" office:value-type="float" office:value="42" calcext:value-type="float">
            <text:p>42</text:p>
          </table:table-cell>
          <table:table-cell office:value-type="float" office:value="4" calcext:value-type="float">
            <text:p>4</text:p>
          </table:table-cell>
          <table:table-cell office:value-type="string" calcext:value-type="string">
            <text:p>édifices culturels catholiques</text:p>
          </table:table-cell>
          <table:table-cell office:value-type="float" office:value="1300" calcext:value-type="float">
            <text:p>1300</text:p>
          </table:table-cell>
          <table:table-cell office:value-type="float" office:value="2" calcext:value-type="float">
            <text:p>2</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Plan ADIL V/1.1.5, BD Merimee, Martin P. 2010, Marot E. 2013</text:p>
          </table:table-cell>
          <table:table-cell office:value-type="string" calcext:value-type="string">
            <text:p>OH dupliquée et date fin modifiée pour portée (cf2806) <text:s/>LN</text:p>
          </table:table-cell>
          <table:table-cell office:value-type="string" calcext:value-type="string">
            <text:p>BLOB sz=60 GEOMETRY</text:p>
          </table:table-cell>
          <table:table-cell office:value-type="string" calcext:value-type="string">
            <text:p>BLOB sz=6893 GEOMETRY</text:p>
          </table:table-cell>
          <table:table-cell office:value-type="string" calcext:value-type="string">
            <text:p>NULL</text:p>
          </table:table-cell>
          <table:table-cell office:value-type="string" calcext:value-type="string">
            <text:p>POINT(525202.5146 6701757.4206)</text:p>
          </table:table-cell>
          <table:table-cell office:value-type="string" calcext:value-type="string">
            <text:p>MULTIPOLYGON(((525219.0498 6701795.7264, 525220.1098 6701789.673, 525223.1541 6701789.8534, 525223.4854 6701790.1384, 525223.7732 6701790.136, 525223.8507 6701789.5597, 525225.3274 6701789.1362, 525225.4953 6701789.5461, 525226.357 6701789.3334, 525225.9346 6701787.9799, 525226.2102 6701786.4973, 525226.3715 6701786.126, 525227.19 6701785.6668, 525226.9804 6701785.1751, 525226.6515 6701785.1778, 525226.485 6701784.9325, 525226.4822 6701784.6035, 525226.7238 6701783.9848, 525226.6792 6701783.574, 525226.1461 6701783.7429, 525222.0294 6701783.1603, 525221.5343 6701782.9587, 525220.2584 6701782.8049, 525219.7646 6701782.7679, 525219.7214 6701782.5215, 525219.7989 6701781.9452, 525219.5505 6701781.7416, 525219.7084 6701780.9591, 525219.9963 6701780.9567, 525220.3133 6701779.5149, 525220.0635 6701779.1468, 525219.5671 6701778.7809, 525219.8416 6701777.1873, 525223.921 6701778.2226, 525223.5664 6701780.0759, 525223.2385 6701780.202, 525223.0805 6701780.9845, 525222.8379 6701781.48, 525224.4475 6701782.2068, 525225.3075 6701781.7885, 525225.2644 6701781.5421, 525225.0588 6701781.5438, 525225.5371 6701779.7305, 525226.1128 6701779.7258, 525226.5902 6701779.79, 525229.2825 6701780.1518, 525229.0498 6701781.8396, 525229.7501 6701781.9983, 525230.0243 6701780.3512, 525232.3284 6701780.5377, 525232.2743 6701781.4427, 525232.2835 6701782.553, 525231.4211 6701782.6834, 525231.3437 6701783.2597, 525232.2486 6701783.2934, 525232.336 6701783.9094, 525232.7947 6701784.6869, 525233.1681 6701785.095, 525233.8301 6701785.5829, 525234.6137 6701785.8643, 525235.5178 6701785.8156, 525236.3803 6701785.6851, 525236.872 6701785.4754, 525237.5662 6701784.894, 525238.0133 6701784.2735, 525238.2152 6701783.8195, 525238.2525 6701783.3669, 525239.3212 6701783.3168, 525239.4429 6701783.1103, 525239.0683 6701782.5789, 525238.1227 6701782.5867, 525238.0641 6701780.4901, 525239.0914 6701780.3994, 525240.527 6701779.9763, 525240.9066 6701781.1244, 525241.6848 6701780.7479, 525241.1407 6701779.601, 525243.0225 6701778.434, 525243.4405 6701779.253, 525244.1466 6701780.1107, 525243.6148 6701780.4441, 525244.1147 6701781.2211, 525244.688 6701780.9285, 525245.1841 6701781.2533, 525245.8851 6701781.4942, 525246.5844 6701781.5296, 525247.4472 6701781.4402, 525248.1841 6701781.064, 525248.7574 6701780.7714, 525249.2453 6701780.1094, 525249.6918 6701779.4067, 525249.769 6701778.7892, 525249.7628 6701778.0491, 525249.6758 6701777.4743, 525249.3424 6701776.9424, 525250.2405 6701776.1537, 525249.5785 6701775.6658, 525248.7617 6701776.3305, 525248.3461 6701775.7993, 525247.8061 6701775.146, 525247.4738 6701774.7376, 525248.4092 6701773.4962, 525248.8563 6701772.8757, 525250.4664 6701773.6436, 525250.9549 6701773.0639, 525249.509 6701772.2535, 525250.2811 6701771.1369, 525253.9873 6701771.8051, 525254.3214 6701772.4192, 525255.268 6701772.5346, 525255.34 6701771.3004, 525256.2667 6701771.4778, 525256.8427 6701771.5142, 525257.581 6701771.3024, 525257.9079 6701771.053, 525258.8217 6701772.1556, 525259.3151 6701772.1515, 525259.3905 6701771.3286, 525258.9793 6701771.332, 525258.6459 6701770.8001, 525259.5023 6701769.9295, 525259.8651 6701769.063, 525259.8986 6701768.1581, 525259.7685 6701767.3368, 525259.517 6701766.7632, 525260.4984 6701766.0971, 525260.0828 6701765.5661, 525259.3057 6701766.066, 525259.0168 6701765.945, 525258.4371 6701765.4563, 525257.6124 6701765.1754, 525256.911 6701764.8933, 525257.1039 6701763.3703, 525252.1611 6701762.3422, 525251.9488 6701761.5216, 525253.3032 6701761.2226, 525253.0895 6701760.2374, 525252.1863 6701760.4094, 525251.6918 6701760.2902, 525251.266 6701758.5256, 525251.3441 6701758.0316, 525252.6951 6701757.3212, 525253.196 6701758.2217, 525253.9753 6701757.9685, 525253.6395 6701757.1489, 525254.0856 6701756.4051, 525254.6122 6701755.455, 525254.9353 6701754.7533, 525254.9693 6701753.8894, 525254.7997 6701753.2741, 525254.5489 6701752.7827, 525254.1748 6701752.2924, 525253.5142 6701751.9689, 525252.7724 6701751.7695, 525252.2763 6701751.4447, 525251.8243 6701751.4895, 525251.2076 6701751.4946, 525250.7975 6701751.6215, 525250.5446 6701750.8834, 525249.8055 6701751.0128, 525250.0614 6701752.121, 525249.2021 6701752.6216, 525248.6296 6701752.9964, 525247.9235 6701752.1387, 525247.2173 6701751.281, 525247.8051 6701750.2647, 525247.7606 6701749.8539, 525247.5948 6701749.6908, 525247.2658 6701749.6935, 525246.6552 6701750.4387, 525246.0378 6701750.3616, 525244.632 6701749.4275, 525245.2748 6701747.6129, 525246.3037 6701747.7277, 525246.3391 6701747.0284, 525245.5161 6701746.953, 525245.6737 6701746.1293, 525245.7922 6701745.5526, 525245.7052 6701744.9777, 525245.4935 6701744.2393, 525245.0375 6701743.7908, 525244.5404 6701743.3426, 525243.7146 6701742.9383, 525243.0561 6701742.8615, 525242.4394 6701742.8666, 525241.8239 6701743.0362, 525241.2106 6701743.4525, 525240.8844 6701743.7841, 525240.4774 6701744.2809, 525239.7747 6701743.8345, 525239.3264 6701744.3316, 525240.2358 6701744.8998, 525239.5121 6701746.8794, 525236.6703 6701746.3274, 525232.594 6701745.6622, 525232.5508 6701745.4158, 525232.3038 6701745.3768, 525232.4994 6701744.1826, 525233.446 6701744.2694, 525233.6053 6701743.6512, 525233.2777 6701743.2487, 525233.8579 6701740.6491, 525233.9648 6701740.3728, 525234.4192 6701740.4434, 525234.4814 6701740.1348, 525234.922509 6701740.032509, 525235.343605 6701739.866018, 525235.7354 6701739.639, 525235.9487 6701739.8487, 525236.662 6701739.1448, 525236.427 6701738.8718, 525236.58183 6701738.578607, 525236.692739 6701738.266143, 525236.757406 6701737.940947, 525236.774479 6701737.609823, 525236.7436 6701737.2797, 525237.063 6701737.1751, 525236.7854 6701736.1826, 525236.4485 6701736.3546, 525236.4042 6701736.1223, 525235.9021 6701736.0207, 525235.8981 6701735.54, 525236.1757 6701734.3041, 525233.6221 6701733.7908, 525233.421 6701734.327, 525230.6614 6701733.7742, 525231.2508 6701730.4798, 525231.9087 6701730.4743, 525232.3233 6701730.8821, 525232.7577 6701728.7402, 525232.3467 6701728.7436, 525231.9735 6701728.3767, 525231.8063 6701728.0491, 525231.8039 6701727.7613, 525232.0908 6701727.6356, 525232.0068 6701727.4306, 525231.5552 6701727.5166, 525230.8151 6701727.5227, 525230.1548 6701727.2404, 525229.9215 6701728.846, 525226.6264 6701728.1744, 525226.8601 6701726.6099, 525225.6654 6701726.332, 525225.5115 6701727.6079, 525225.1013 6701727.7347, 525223.2072 6701727.4214, 525222.1773 6701727.1832, 525222.3891 6701725.4545, 525221.1539 6701725.2591, 525221.0405 6701726.4526, 525220.7126 6701726.5786, 525220.3426 6701726.5817, 525220.2171 6701726.336, 525219.8059 6701726.3395, 525219.6521 6701727.6154, 525219.0354 6701727.6205, 525217.9568 6701726.4782, 525217.0995 6701727.2254, 525218.2593 6701728.2438, 525217.7748 6701729.317, 525217.0761 6701729.3638, 525216.6622 6701729.0383, 525216.2099 6701729.0421, 525216.0554 6701730.2358, 525214.6554 6701730.0007, 525214.9275 6701728.107, 525214.3919 6701727.988, 525212.339 6701738.2438, 525211.6392 6701738.1674, 525211.4014 6701739.2385, 525208.107 6701738.649, 525208.3795 6701736.7964, 525208.0095 6701736.7994, 525207.7227 6701736.9252, 525207.4331 6701736.722, 525207.9849 6701733.8391, 525206.5438 6701733.6043, 525206.2501 6701735.3749, 525205.1372 6701735.0552, 525203.9857 6701735.0236, 525203.8677 6701735.6824, 525203.003 6701735.5251, 525202.9296 6701736.5949, 525202.6013 6701736.6798, 525198.1537 6701735.8533, 525198.5546 6701734.6164, 525197.3194 6701734.4211, 525197.1638 6701735.4914, 525192.7572 6701734.6645, 525192.9536 6701733.5527, 525192.3364 6701733.5166, 525192.1788 6701734.3403, 525188.2259 6701733.6741, 525188.264 6701733.3037, 525187.7699 6701733.2255, 525187.8877 6701732.5667, 525186.8588 6701732.4519, 525186.7399 6701732.9874, 525182.6211 6701732.1581, 525182.6572 6701731.541, 525181.462 6701731.222, 525181.3037 6701731.9635, 525176.8152 6701731.1783, 525176.9327 6701730.4783, 525175.9042 6701730.4046, 525175.8261 6701730.8986, 525171.8728 6701730.1913, 525171.6617 6701729.5352, 525171.1269 6701729.4985, 525170.839 6701731.9681, 525169.8182 6701732.84, 525169.366 6701732.8438, 525167.1855 6701732.6974, 525166.0631 6701731.2264, 525165.6519 6701731.2298, 525165.537 6701732.2588, 525164.5965 6701732.8834, 525164.4711 6701732.6377, 525164.0583 6701732.4356, 525163.0699 6701732.2787, 525151.0064 6701730.3645, 525149.089 6701739.6241, 525149.3792 6701739.9095, 525149.3445 6701740.6911, 525150.0446 6701740.8086, 525149.9314 6701742.0431, 525149.0715 6701742.4615, 525149.0742 6701742.7904, 525149.6567 6701743.608, 525149.1899 6701746.8191, 525148.5354 6701747.2358, 525147.8398 6701747.6527, 525147.7192 6701747.9827, 525148.4662 6701748.7989, 525148.3085 6701749.6225, 525146.7108 6701750.3349, 525146.5942 6701751.1582, 525147.5407 6701751.2326, 525147.6249 6701751.4786, 525145.631 6701754.0035, 525145.6935 6701756.5729, 525145.0038 6701757.6888, 525145.8027 6701759.8204, 525146.3403 6701762.1638, 525147.163 6701762.1981, 525147.9465 6701762.4795, 525148.1048 6701761.738, 525148.3926 6701761.7356, 525148.6325 6701760.9112, 525152.9955 6701761.4507, 525152.5576 6701763.1814, 525153.258 6701763.34, 525153.3841 6701763.6679, 525151.6381 6701771.2895, 525150.5752 6701772.0385, 525150.9918 6701772.6928, 525152.0558 6701772.0673, 525152.7547 6701772.0615, 525155.3093 6701772.6817, 525155.5967 6701772.6382, 525161.6524 6701773.9861, 525161.4965 6701775.0153, 525162.2393 6701775.3381, 525164.2427 6701766.3409, 525164.2819 6701766.165, 525164.4591 6701765.3688, 525164.8679 6701765.0775, 525167.9574 6701765.751, 525167.8029 6701766.9447, 525168.7092 6701767.1427, 525168.9051 6701765.9898, 525172.5497 6701766.6586, 525172.4366 6701767.8931, 525173.3014 6701768.0504, 525173.3785 6701767.4329, 525175.6331 6701766.5918, 525178.0627 6701767.024, 525178.0247 6701767.3944, 525179.3992 6701769.5212, 525180.263 6701769.5551, 525182.7755 6701770.0689, 525182.6216 6701771.3448, 525184.3509 6701771.6182, 525184.5473 6701770.5064, 525186.8957 6701771.0626, 525187.8838 6701771.2189, 525188.0503 6701771.4642, 525187.7694 6701772.289, 525188.2628 6701772.2849, 525188.2703 6701773.1894, 525187.4807 6701777.1434, 525187.234 6701777.1455, 525186.6069 6701780.8514, 525187.9257 6701781.2106, 525187.9609 6701780.5112, 525188.3697 6701780.22, 525192.6948 6701781.1298, 525192.8242 6701781.8689, 525193.5664 6701782.1095, 525193.7041 6701781.3476, 525197.988 6701782.2578, 525197.9122 6701783.0397, 525198.7359 6701783.1973, 525198.812 6701782.4565, 525202.0655 6701783.0875, 525202.0282 6701783.54, 525201.7428 6701783.8303, 525202.5247 6701783.9061, 525202.4071 6701784.606, 525202.2495 6701785.4297, 525203.1143 6701785.587, 525203.0779 6701786.163, 525203.5727 6701786.3234, 525203.1793 6701788.4648, 525204.0033 6701788.6636, 525203.6082 6701790.5995, 525205.9149 6701791.0738, 525206.1224 6701791.3188, 525206.1262 6701791.771, 525206.0906 6701792.4292, 525208.438 6701792.8621, 525208.6751 6701791.7088, 525210.8172 6701792.1845, 525210.3796 6701793.9562, 525212.4806 6701794.4322, 525212.6015 6701794.1433, 525219.0498 6701795.7264)))</text:p>
          </table:table-cell>
          <table:table-cell office:value-type="string" calcext:value-type="string">
            <text:p>NULL</text:p>
          </table:table-cell>
          <table:table-cell table:number-columns-repeated="1002"/>
        </table:table-row>
        <table:table-row table:style-name="ro4">
          <table:table-cell office:value-type="string" calcext:value-type="string">
            <text:p>FAIT</text:p>
          </table:table-cell>
          <table:table-cell table:style-name="ce17" office:value-type="string" calcext:value-type="string">
            <text:p>créer de1500 à 1793 , portée 3</text:p>
          </table:table-cell>
          <table:table-cell office:value-type="string" calcext:value-type="string">
            <text:p>dédoublé pour mettre 2 portées : 1300 – 1500 = 4/ 1500-1800 = 3</text:p>
          </table:table-cell>
          <table:table-cell/>
          <table:table-cell table:style-name="ce25" office:value-type="float" office:value="2806" calcext:value-type="float">
            <text:p>2806</text:p>
          </table:table-cell>
          <table:table-cell office:value-type="string" calcext:value-type="string">
            <text:p>Saint-Martin</text:p>
          </table:table-cell>
          <table:table-cell table:number-columns-repeated="2" office:value-type="float" office:value="42" calcext:value-type="float">
            <text:p>42</text:p>
          </table:table-cell>
          <table:table-cell office:value-type="float" office:value="4" calcext:value-type="float">
            <text:p>4</text:p>
          </table:table-cell>
          <table:table-cell office:value-type="string" calcext:value-type="string">
            <text:p>édifices culturels catholiques</text:p>
          </table:table-cell>
          <table:table-cell office:value-type="float" office:value="1500" calcext:value-type="float">
            <text:p>1500</text:p>
          </table:table-cell>
          <table:table-cell office:value-type="float" office:value="2" calcext:value-type="float">
            <text:p>2</text:p>
          </table:table-cell>
          <table:table-cell office:value-type="float" office:value="1793" calcext:value-type="float">
            <text:p>1793</text:p>
          </table:table-cell>
          <table:table-cell office:value-type="float" office:value="1" calcext:value-type="float">
            <text:p>1</text:p>
          </table:table-cell>
          <table:table-cell office:value-type="string" calcext:value-type="string">
            <text:p>Plan ADIL V/1.1.5, BD Merimee, Martin P. 2010, Marot E. 2013</text:p>
          </table:table-cell>
          <table:table-cell office:value-type="string" calcext:value-type="string">
            <text:p>création duplication OH 1480 avec changement date pour portée </text:p>
          </table:table-cell>
          <table:table-cell office:value-type="string" calcext:value-type="string">
            <text:p>BLOB sz=60 GEOMETRY</text:p>
          </table:table-cell>
          <table:table-cell office:value-type="string" calcext:value-type="string">
            <text:p>BLOB sz=6893 GEOMETRY</text:p>
          </table:table-cell>
          <table:table-cell office:value-type="string" calcext:value-type="string">
            <text:p>NULL</text:p>
          </table:table-cell>
          <table:table-cell office:value-type="string" calcext:value-type="string">
            <text:p>POINT(525202.5146 6701757.4206)</text:p>
          </table:table-cell>
          <table:table-cell office:value-type="string" calcext:value-type="string">
            <text:p>MULTIPOLYGON(((525219.0498 6701795.7264, 525220.1098 6701789.673, 525223.1541 6701789.8534, 525223.4854 6701790.1384, 525223.7732 6701790.136, 525223.8507 6701789.5597, 525225.3274 6701789.1362, 525225.4953 6701789.5461, 525226.357 6701789.3334, 525225.9346 6701787.9799, 525226.2102 6701786.4973, 525226.3715 6701786.126, 525227.19 6701785.6668, 525226.9804 6701785.1751, 525226.6515 6701785.1778, 525226.485 6701784.9325, 525226.4822 6701784.6035, 525226.7238 6701783.9848, 525226.6792 6701783.574, 525226.1461 6701783.7429, 525222.0294 6701783.1603, 525221.5343 6701782.9587, 525220.2584 6701782.8049, 525219.7646 6701782.7679, 525219.7214 6701782.5215, 525219.7989 6701781.9452, 525219.5505 6701781.7416, 525219.7084 6701780.9591, 525219.9963 6701780.9567, 525220.3133 6701779.5149, 525220.0635 6701779.1468, 525219.5671 6701778.7809, 525219.8416 6701777.1873, 525223.921 6701778.2226, 525223.5664 6701780.0759, 525223.2385 6701780.202, 525223.0805 6701780.9845, 525222.8379 6701781.48, 525224.4475 6701782.2068, 525225.3075 6701781.7885, 525225.2644 6701781.5421, 525225.0588 6701781.5438, 525225.5371 6701779.7305, 525226.1128 6701779.7258, 525226.5902 6701779.79, 525229.2825 6701780.1518, 525229.0498 6701781.8396, 525229.7501 6701781.9983, 525230.0243 6701780.3512, 525232.3284 6701780.5377, 525232.2743 6701781.4427, 525232.2835 6701782.553, 525231.4211 6701782.6834, 525231.3437 6701783.2597, 525232.2486 6701783.2934, 525232.336 6701783.9094, 525232.7947 6701784.6869, 525233.1681 6701785.095, 525233.8301 6701785.5829, 525234.6137 6701785.8643, 525235.5178 6701785.8156, 525236.3803 6701785.6851, 525236.872 6701785.4754, 525237.5662 6701784.894, 525238.0133 6701784.2735, 525238.2152 6701783.8195, 525238.2525 6701783.3669, 525239.3212 6701783.3168, 525239.4429 6701783.1103, 525239.0683 6701782.5789, 525238.1227 6701782.5867, 525238.0641 6701780.4901, 525239.0914 6701780.3994, 525240.527 6701779.9763, 525240.9066 6701781.1244, 525241.6848 6701780.7479, 525241.1407 6701779.601, 525243.0225 6701778.434, 525243.4405 6701779.253, 525244.1466 6701780.1107, 525243.6148 6701780.4441, 525244.1147 6701781.2211, 525244.688 6701780.9285, 525245.1841 6701781.2533, 525245.8851 6701781.4942, 525246.5844 6701781.5296, 525247.4472 6701781.4402, 525248.1841 6701781.064, 525248.7574 6701780.7714, 525249.2453 6701780.1094, 525249.6918 6701779.4067, 525249.769 6701778.7892, 525249.7628 6701778.0491, 525249.6758 6701777.4743, 525249.3424 6701776.9424, 525250.2405 6701776.1537, 525249.5785 6701775.6658, 525248.7617 6701776.3305, 525248.3461 6701775.7993, 525247.8061 6701775.146, 525247.4738 6701774.7376, 525248.4092 6701773.4962, 525248.8563 6701772.8757, 525250.4664 6701773.6436, 525250.9549 6701773.0639, 525249.509 6701772.2535, 525250.2811 6701771.1369, 525253.9873 6701771.8051, 525254.3214 6701772.4192, 525255.268 6701772.5346, 525255.34 6701771.3004, 525256.2667 6701771.4778, 525256.8427 6701771.5142, 525257.581 6701771.3024, 525257.9079 6701771.053, 525258.8217 6701772.1556, 525259.3151 6701772.1515, 525259.3905 6701771.3286, 525258.9793 6701771.332, 525258.6459 6701770.8001, 525259.5023 6701769.9295, 525259.8651 6701769.063, 525259.8986 6701768.1581, 525259.7685 6701767.3368, 525259.517 6701766.7632, 525260.4984 6701766.0971, 525260.0828 6701765.5661, 525259.3057 6701766.066, 525259.0168 6701765.945, 525258.4371 6701765.4563, 525257.6124 6701765.1754, 525256.911 6701764.8933, 525257.1039 6701763.3703, 525252.1611 6701762.3422, 525251.9488 6701761.5216, 525253.3032 6701761.2226, 525253.0895 6701760.2374, 525252.1863 6701760.4094, 525251.6918 6701760.2902, 525251.266 6701758.5256, 525251.3441 6701758.0316, 525252.6951 6701757.3212, 525253.196 6701758.2217, 525253.9753 6701757.9685, 525253.6395 6701757.1489, 525254.0856 6701756.4051, 525254.6122 6701755.455, 525254.9353 6701754.7533, 525254.9693 6701753.8894, 525254.7997 6701753.2741, 525254.5489 6701752.7827, 525254.1748 6701752.2924, 525253.5142 6701751.9689, 525252.7724 6701751.7695, 525252.2763 6701751.4447, 525251.8243 6701751.4895, 525251.2076 6701751.4946, 525250.7975 6701751.6215, 525250.5446 6701750.8834, 525249.8055 6701751.0128, 525250.0614 6701752.121, 525249.2021 6701752.6216, 525248.6296 6701752.9964, 525247.9235 6701752.1387, 525247.2173 6701751.281, 525247.8051 6701750.2647, 525247.7606 6701749.8539, 525247.5948 6701749.6908, 525247.2658 6701749.6935, 525246.6552 6701750.4387, 525246.0378 6701750.3616, 525244.632 6701749.4275, 525245.2748 6701747.6129, 525246.3037 6701747.7277, 525246.3391 6701747.0284, 525245.5161 6701746.953, 525245.6737 6701746.1293, 525245.7922 6701745.5526, 525245.7052 6701744.9777, 525245.4935 6701744.2393, 525245.0375 6701743.7908, 525244.5404 6701743.3426, 525243.7146 6701742.9383, 525243.0561 6701742.8615, 525242.4394 6701742.8666, 525241.8239 6701743.0362, 525241.2106 6701743.4525, 525240.8844 6701743.7841, 525240.4774 6701744.2809, 525239.7747 6701743.8345, 525239.3264 6701744.3316, 525240.2358 6701744.8998, 525239.5121 6701746.8794, 525236.6703 6701746.3274, 525232.594 6701745.6622, 525232.5508 6701745.4158, 525232.3038 6701745.3768, 525232.4994 6701744.1826, 525233.446 6701744.2694, 525233.6053 6701743.6512, 525233.2777 6701743.2487, 525233.8579 6701740.6491, 525233.9648 6701740.3728, 525234.4192 6701740.4434, 525234.4814 6701740.1348, 525234.922509 6701740.032509, 525235.343605 6701739.866018, 525235.7354 6701739.639, 525235.9487 6701739.8487, 525236.662 6701739.1448, 525236.427 6701738.8718, 525236.58183 6701738.578607, 525236.692739 6701738.266143, 525236.757406 6701737.940947, 525236.774479 6701737.609823, 525236.7436 6701737.2797, 525237.063 6701737.1751, 525236.7854 6701736.1826, 525236.4485 6701736.3546, 525236.4042 6701736.1223, 525235.9021 6701736.0207, 525235.8981 6701735.54, 525236.1757 6701734.3041, 525233.6221 6701733.7908, 525233.421 6701734.327, 525230.6614 6701733.7742, 525231.2508 6701730.4798, 525231.9087 6701730.4743, 525232.3233 6701730.8821, 525232.7577 6701728.7402, 525232.3467 6701728.7436, 525231.9735 6701728.3767, 525231.8063 6701728.0491, 525231.8039 6701727.7613, 525232.0908 6701727.6356, 525232.0068 6701727.4306, 525231.5552 6701727.5166, 525230.8151 6701727.5227, 525230.1548 6701727.2404, 525229.9215 6701728.846, 525226.6264 6701728.1744, 525226.8601 6701726.6099, 525225.6654 6701726.332, 525225.5115 6701727.6079, 525225.1013 6701727.7347, 525223.2072 6701727.4214, 525222.1773 6701727.1832, 525222.3891 6701725.4545, 525221.1539 6701725.2591, 525221.0405 6701726.4526, 525220.7126 6701726.5786, 525220.3426 6701726.5817, 525220.2171 6701726.336, 525219.8059 6701726.3395, 525219.6521 6701727.6154, 525219.0354 6701727.6205, 525217.9568 6701726.4782, 525217.0995 6701727.2254, 525218.2593 6701728.2438, 525217.7748 6701729.317, 525217.0761 6701729.3638, 525216.6622 6701729.0383, 525216.2099 6701729.0421, 525216.0554 6701730.2358, 525214.6554 6701730.0007, 525214.9275 6701728.107, 525214.3919 6701727.988, 525212.339 6701738.2438, 525211.6392 6701738.1674, 525211.4014 6701739.2385, 525208.107 6701738.649, 525208.3795 6701736.7964, 525208.0095 6701736.7994, 525207.7227 6701736.9252, 525207.4331 6701736.722, 525207.9849 6701733.8391, 525206.5438 6701733.6043, 525206.2501 6701735.3749, 525205.1372 6701735.0552, 525203.9857 6701735.0236, 525203.8677 6701735.6824, 525203.003 6701735.5251, 525202.9296 6701736.5949, 525202.6013 6701736.6798, 525198.1537 6701735.8533, 525198.5546 6701734.6164, 525197.3194 6701734.4211, 525197.1638 6701735.4914, 525192.7572 6701734.6645, 525192.9536 6701733.5527, 525192.3364 6701733.5166, 525192.1788 6701734.3403, 525188.2259 6701733.6741, 525188.264 6701733.3037, 525187.7699 6701733.2255, 525187.8877 6701732.5667, 525186.8588 6701732.4519, 525186.7399 6701732.9874, 525182.6211 6701732.1581, 525182.6572 6701731.541, 525181.462 6701731.222, 525181.3037 6701731.9635, 525176.8152 6701731.1783, 525176.9327 6701730.4783, 525175.9042 6701730.4046, 525175.8261 6701730.8986, 525171.8728 6701730.1913, 525171.6617 6701729.5352, 525171.1269 6701729.4985, 525170.839 6701731.9681, 525169.8182 6701732.84, 525169.366 6701732.8438, 525167.1855 6701732.6974, 525166.0631 6701731.2264, 525165.6519 6701731.2298, 525165.537 6701732.2588, 525164.5965 6701732.8834, 525164.4711 6701732.6377, 525164.0583 6701732.4356, 525163.0699 6701732.2787, 525151.0064 6701730.3645, 525149.089 6701739.6241, 525149.3792 6701739.9095, 525149.3445 6701740.6911, 525150.0446 6701740.8086, 525149.9314 6701742.0431, 525149.0715 6701742.4615, 525149.0742 6701742.7904, 525149.6567 6701743.608, 525149.1899 6701746.8191, 525148.5354 6701747.2358, 525147.8398 6701747.6527, 525147.7192 6701747.9827, 525148.4662 6701748.7989, 525148.3085 6701749.6225, 525146.7108 6701750.3349, 525146.5942 6701751.1582, 525147.5407 6701751.2326, 525147.6249 6701751.4786, 525145.631 6701754.0035, 525145.6935 6701756.5729, 525145.0038 6701757.6888, 525145.8027 6701759.8204, 525146.3403 6701762.1638, 525147.163 6701762.1981, 525147.9465 6701762.4795, 525148.1048 6701761.738, 525148.3926 6701761.7356, 525148.6325 6701760.9112, 525152.9955 6701761.4507, 525152.5576 6701763.1814, 525153.258 6701763.34, 525153.3841 6701763.6679, 525151.6381 6701771.2895, 525150.5752 6701772.0385, 525150.9918 6701772.6928, 525152.0558 6701772.0673, 525152.7547 6701772.0615, 525155.3093 6701772.6817, 525155.5967 6701772.6382, 525161.6524 6701773.9861, 525161.4965 6701775.0153, 525162.2393 6701775.3381, 525164.2427 6701766.3409, 525164.2819 6701766.165, 525164.4591 6701765.3688, 525164.8679 6701765.0775, 525167.9574 6701765.751, 525167.8029 6701766.9447, 525168.7092 6701767.1427, 525168.9051 6701765.9898, 525172.5497 6701766.6586, 525172.4366 6701767.8931, 525173.3014 6701768.0504, 525173.3785 6701767.4329, 525175.6331 6701766.5918, 525178.0627 6701767.024, 525178.0247 6701767.3944, 525179.3992 6701769.5212, 525180.263 6701769.5551, 525182.7755 6701770.0689, 525182.6216 6701771.3448, 525184.3509 6701771.6182, 525184.5473 6701770.5064, 525186.8957 6701771.0626, 525187.8838 6701771.2189, 525188.0503 6701771.4642, 525187.7694 6701772.289, 525188.2628 6701772.2849, 525188.2703 6701773.1894, 525187.4807 6701777.1434, 525187.234 6701777.1455, 525186.6069 6701780.8514, 525187.9257 6701781.2106, 525187.9609 6701780.5112, 525188.3697 6701780.22, 525192.6948 6701781.1298, 525192.8242 6701781.8689, 525193.5664 6701782.1095, 525193.7041 6701781.3476, 525197.988 6701782.2578, 525197.9122 6701783.0397, 525198.7359 6701783.1973, 525198.812 6701782.4565, 525202.0655 6701783.0875, 525202.0282 6701783.54, 525201.7428 6701783.8303, 525202.5247 6701783.9061, 525202.4071 6701784.606, 525202.2495 6701785.4297, 525203.1143 6701785.587, 525203.0779 6701786.163, 525203.5727 6701786.3234, 525203.1793 6701788.4648, 525204.0033 6701788.6636, 525203.6082 6701790.5995, 525205.9149 6701791.0738, 525206.1224 6701791.3188, 525206.1262 6701791.771, 525206.0906 6701792.4292, 525208.438 6701792.8621, 525208.6751 6701791.7088, 525210.8172 6701792.1845, 525210.3796 6701793.9562, 525212.4806 6701794.4322, 525212.6015 6701794.1433, 525219.0498 6701795.7264)))</text:p>
          </table:table-cell>
          <table:table-cell office:value-type="string" calcext:value-type="string">
            <text:p>NULL</text:p>
          </table:table-cell>
          <table:table-cell table:number-columns-repeated="1002"/>
        </table:table-row>
        <table:table-row table:style-name="ro1">
          <table:table-cell table:style-name="ce11" office:value-type="string" calcext:value-type="string">
            <text:p>FAIT</text:p>
          </table:table-cell>
          <table:table-cell office:value-type="string" calcext:value-type="string">
            <text:p>garder </text:p>
          </table:table-cell>
          <table:table-cell table:number-columns-repeated="2"/>
          <table:table-cell office:value-type="float" office:value="2304" calcext:value-type="float">
            <text:p>2304</text:p>
          </table:table-cell>
          <table:table-cell office:value-type="string" calcext:value-type="string">
            <text:p>basilique Saint-Martin</text:p>
          </table:table-cell>
          <table:table-cell table:number-columns-repeated="2" office:value-type="float" office:value="42" calcext:value-type="float">
            <text:p>42</text:p>
          </table:table-cell>
          <table:table-cell office:value-type="float" office:value="4" calcext:value-type="float">
            <text:p>4</text:p>
          </table:table-cell>
          <table:table-cell office:value-type="string" calcext:value-type="string">
            <text:p>édifices culturels catholiques</text:p>
          </table:table-cell>
          <table:table-cell office:value-type="float" office:value="1200" calcext:value-type="float">
            <text:p>1200</text:p>
          </table:table-cell>
          <table:table-cell office:value-type="float" office:value="3" calcext:value-type="float">
            <text:p>3</text:p>
          </table:table-cell>
          <table:table-cell office:value-type="float" office:value="1300" calcext:value-type="float">
            <text:p>1300</text:p>
          </table:table-cell>
          <table:table-cell office:value-type="float" office:value="3" calcext:value-type="float">
            <text:p>3</text:p>
          </table:table-cell>
          <table:table-cell office:value-type="string" calcext:value-type="string">
            <text:p>Lelong C., Martin P., Marot 2013</text:p>
          </table:table-cell>
          <table:table-cell office:value-type="string" calcext:value-type="string">
            <text:p>batiment seul</text:p>
          </table:table-cell>
          <table:table-cell office:value-type="string" calcext:value-type="string">
            <text:p>BLOB sz=60 GEOMETRY</text:p>
          </table:table-cell>
          <table:table-cell office:value-type="string" calcext:value-type="string">
            <text:p>BLOB sz=6381 GEOMETRY</text:p>
          </table:table-cell>
          <table:table-cell office:value-type="string" calcext:value-type="string">
            <text:p>NULL</text:p>
          </table:table-cell>
          <table:table-cell office:value-type="string" calcext:value-type="string">
            <text:p>POINT(525208.5922 6701761.0159)</text:p>
          </table:table-cell>
          <table:table-cell office:value-type="string" calcext:value-type="string">
            <text:p>MULTIPOLYGON(((525219.0498 6701795.7264, 525220.1098 6701789.673, 525223.1541 6701789.8534, 525223.4854 6701790.1384, 525223.7732 6701790.136, 525223.8507 6701789.5597, 525225.3274 6701789.1362, 525225.4953 6701789.5461, 525226.357 6701789.3334, 525225.9346 6701787.9799, 525226.2102 6701786.4973, 525226.3715 6701786.126, 525227.19 6701785.6668, 525226.9804 6701785.1751, 525226.6515 6701785.1778, 525226.485 6701784.9325, 525226.4822 6701784.6035, 525226.7238 6701783.9848, 525226.6792 6701783.574, 525226.1461 6701783.7429, 525222.0294 6701783.1603, 525221.5343 6701782.9587, 525220.2584 6701782.8049, 525219.7646 6701782.7679, 525219.7214 6701782.5215, 525219.7989 6701781.9452, 525219.5505 6701781.7416, 525219.7084 6701780.9591, 525219.9963 6701780.9567, 525220.3133 6701779.5149, 525220.0635 6701779.1468, 525219.5671 6701778.7809, 525219.8416 6701777.1873, 525223.921 6701778.2226, 525223.5664 6701780.0759, 525223.2385 6701780.202, 525223.0805 6701780.9845, 525222.8379 6701781.48, 525224.4475 6701782.2068, 525225.3075 6701781.7885, 525225.2644 6701781.5421, 525225.0588 6701781.5438, 525225.5371 6701779.7305, 525226.1128 6701779.7258, 525226.5902 6701779.79, 525229.2825 6701780.1518, 525229.0498 6701781.8396, 525229.7501 6701781.9983, 525230.0243 6701780.3512, 525232.3284 6701780.5377, 525232.2743 6701781.4427, 525232.2835 6701782.553, 525231.4211 6701782.6834, 525231.3437 6701783.2597, 525232.2486 6701783.2934, 525232.336 6701783.9094, 525232.7947 6701784.6869, 525233.1681 6701785.095, 525233.8301 6701785.5829, 525234.6137 6701785.8643, 525235.5178 6701785.8156, 525236.3803 6701785.6851, 525236.872 6701785.4754, 525237.5662 6701784.894, 525238.0133 6701784.2735, 525238.2152 6701783.8195, 525238.2525 6701783.3669, 525239.3212 6701783.3168, 525239.4429 6701783.1103, 525239.0683 6701782.5789, 525238.1227 6701782.5867, 525238.0641 6701780.4901, 525239.0914 6701780.3994, 525240.527 6701779.9763, 525240.9066 6701781.1244, 525241.6848 6701780.7479, 525241.1407 6701779.601, 525243.0225 6701778.434, 525243.4405 6701779.253, 525244.1466 6701780.1107, 525243.6148 6701780.4441, 525244.1147 6701781.2211, 525244.688 6701780.9285, 525245.1841 6701781.2533, 525245.8851 6701781.4942, 525246.5844 6701781.5296, 525247.4472 6701781.4402, 525248.1841 6701781.064, 525248.7574 6701780.7714, 525249.2453 6701780.1094, 525249.6918 6701779.4067, 525249.769 6701778.7892, 525249.7628 6701778.0491, 525249.6758 6701777.4743, 525249.3424 6701776.9424, 525250.2405 6701776.1537, 525249.5785 6701775.6658, 525248.7617 6701776.3305, 525248.3461 6701775.7993, 525247.8061 6701775.146, 525247.4738 6701774.7376, 525248.4092 6701773.4962, 525248.8563 6701772.8757, 525250.4664 6701773.6436, 525250.9549 6701773.0639, 525249.509 6701772.2535, 525250.2811 6701771.1369, 525253.9873 6701771.8051, 525254.3214 6701772.4192, 525255.268 6701772.5346, 525255.34 6701771.3004, 525256.2667 6701771.4778, 525256.8427 6701771.5142, 525257.581 6701771.3024, 525257.9079 6701771.053, 525258.8217 6701772.1556, 525259.3151 6701772.1515, 525259.3905 6701771.3286, 525258.9793 6701771.332, 525258.6459 6701770.8001, 525259.5023 6701769.9295, 525259.8651 6701769.063, 525259.8986 6701768.1581, 525259.7685 6701767.3368, 525259.517 6701766.7632, 525260.4984 6701766.0971, 525260.0828 6701765.5661, 525259.3057 6701766.066, 525259.0168 6701765.945, 525258.4371 6701765.4563, 525257.6124 6701765.1754, 525256.911 6701764.8933, 525257.1039 6701763.3703, 525252.1611 6701762.3422, 525251.9488 6701761.5216, 525253.3032 6701761.2226, 525253.0895 6701760.2374, 525252.1863 6701760.4094, 525251.6918 6701760.2902, 525251.266 6701758.5256, 525251.3441 6701758.0316, 525252.6951 6701757.3212, 525253.196 6701758.2217, 525253.9753 6701757.9685, 525253.6395 6701757.1489, 525254.0856 6701756.4051, 525254.6122 6701755.455, 525254.9353 6701754.7533, 525254.9693 6701753.8894, 525254.7997 6701753.2741, 525254.5489 6701752.7827, 525254.1748 6701752.2924, 525253.5142 6701751.9689, 525252.7724 6701751.7695, 525252.2763 6701751.4447, 525251.8243 6701751.4895, 525251.2076 6701751.4946, 525250.7975 6701751.6215, 525250.5446 6701750.8834, 525249.8055 6701751.0128, 525250.0614 6701752.121, 525249.2021 6701752.6216, 525248.6296 6701752.9964, 525247.9235 6701752.1387, 525247.2173 6701751.281, 525247.8051 6701750.2647, 525247.7606 6701749.8539, 525247.5948 6701749.6908, 525247.2658 6701749.6935, 525246.6552 6701750.4387, 525246.0378 6701750.3616, 525244.632 6701749.4275, 525245.2748 6701747.6129, 525246.3037 6701747.7277, 525246.3391 6701747.0284, 525245.5161 6701746.953, 525245.6737 6701746.1293, 525245.7922 6701745.5526, 525245.7052 6701744.9777, 525245.4935 6701744.2393, 525245.0375 6701743.7908, 525244.5404 6701743.3426, 525243.7146 6701742.9383, 525243.0561 6701742.8615, 525242.4394 6701742.8666, 525241.8239 6701743.0362, 525241.2106 6701743.4525, 525240.8844 6701743.7841, 525240.4774 6701744.2809, 525239.7747 6701743.8345, 525239.3264 6701744.3316, 525240.2358 6701744.8998, 525239.5121 6701746.8794, 525236.6703 6701746.3274, 525232.594 6701745.6622, 525232.5508 6701745.4158, 525232.3038 6701745.3768, 525232.4994 6701744.1826, 525233.446 6701744.2694, 525233.6053 6701743.6512, 525233.2777 6701743.2487, 525233.8579 6701740.6491, 525233.9648 6701740.3728, 525234.4192 6701740.4434, 525234.4814 6701740.1348, 525234.922509 6701740.032509, 525235.343605 6701739.866018, 525235.7354 6701739.639, 525235.9487 6701739.8487, 525236.662 6701739.1448, 525236.427 6701738.8718, 525236.58183 6701738.578607, 525236.692739 6701738.266143, 525236.757406 6701737.940947, 525236.774479 6701737.609823, 525236.7436 6701737.2797, 525237.063 6701737.1751, 525236.7854 6701736.1826, 525236.4485 6701736.3546, 525236.4042 6701736.1223, 525235.9021 6701736.0207, 525235.8981 6701735.54, 525236.1757 6701734.3041, 525233.6221 6701733.7908, 525233.421 6701734.327, 525230.6614 6701733.7742, 525231.2508 6701730.4798, 525231.9087 6701730.4743, 525232.3233 6701730.8821, 525232.7577 6701728.7402, 525232.3467 6701728.7436, 525231.9735 6701728.3767, 525231.8063 6701728.0491, 525231.8039 6701727.7613, 525232.0908 6701727.6356, 525232.0068 6701727.4306, 525231.5552 6701727.5166, 525230.8151 6701727.5227, 525230.1548 6701727.2404, 525229.9215 6701728.846, 525226.6264 6701728.1744, 525226.8601 6701726.6099, 525225.6654 6701726.332, 525225.5115 6701727.6079, 525225.1013 6701727.7347, 525223.2072 6701727.4214, 525222.1773 6701727.1832, 525222.3891 6701725.4545, 525221.1539 6701725.2591, 525221.0405 6701726.4526, 525220.7126 6701726.5786, 525220.3426 6701726.5817, 525220.2171 6701726.336, 525219.8059 6701726.3395, 525219.6521 6701727.6154, 525219.0354 6701727.6205, 525217.9568 6701726.4782, 525217.0995 6701727.2254, 525218.2593 6701728.2438, 525217.7748 6701729.317, 525217.0761 6701729.3638, 525216.6622 6701729.0383, 525216.2099 6701729.0421, 525216.0554 6701730.2358, 525214.6554 6701730.0007, 525214.9275 6701728.107, 525214.3919 6701727.988, 525212.339 6701738.2438, 525211.6392 6701738.1674, 525211.4014 6701739.2385, 525212.3996 6701739.4271, 525212.1008 6701741.6504, 525211.3157 6701742.6087, 525210.8404 6701742.692, 525208.9343 6701742.3906, 525208.6125 6701741.838, 525208.6819 6701740.6477, 525207.3316 6701740.4209, 525206.791 6701742.1704, 525170.4019 6701734.6993, 525170.8652 6701733.1884, 525170.839 6701731.9681, 525169.8182 6701732.84, 525169.366 6701732.8438, 525167.1855 6701732.6974, 525166.0631 6701731.2264, 525165.6519 6701731.2298, 525165.537 6701732.2588, 525164.5965 6701732.8834, 525164.4711 6701732.6377, 525164.0583 6701732.4356, 525163.0699 6701732.2787, 525151.0064 6701730.3645, 525149.089 6701739.6241, 525149.3792 6701739.9095, 525149.3445 6701740.6911, 525150.0446 6701740.8086, 525149.9314 6701742.0431, 525149.0715 6701742.4615, 525149.0742 6701742.7904, 525149.6567 6701743.608, 525149.1899 6701746.8191, 525148.5354 6701747.2358, 525147.8398 6701747.6527, 525147.7192 6701747.9827, 525148.4662 6701748.7989, 525148.3085 6701749.6225, 525146.7108 6701750.3349, 525146.5942 6701751.1582, 525147.5407 6701751.2326, 525147.6249 6701751.4786, 525145.631 6701754.0035, 525145.6935 6701756.5729, 525145.0038 6701757.6888, 525145.8027 6701759.8204, 525146.3403 6701762.1638, 525147.163 6701762.1981, 525147.9465 6701762.4795, 525148.1048 6701761.738, 525148.3926 6701761.7356, 525148.6325 6701760.9112, 525152.9955 6701761.4507, 525152.5576 6701763.1814, 525153.258 6701763.34, 525153.3841 6701763.6679, 525154.1863 6701763.917, 525154.4432 6701763.0159, 525156.7211 6701763.5258, 525156.518 6701764.5322, 525158.2131 6701764.8882, 525158.5211 6701763.7753, 525162.124 6701764.6442, 525161.9742 6701765.7031, 525162.8757 6701766.0129, 525164.2427 6701766.3409, 525164.2819 6701766.165, 525164.4591 6701765.3688, 525164.8679 6701765.0775, 525167.9574 6701765.751, 525167.8029 6701766.9447, 525168.7092 6701767.1427, 525168.9051 6701765.9898, 525172.5497 6701766.6586, 525172.4366 6701767.8931, 525173.3014 6701768.0504, 525173.3785 6701767.4329, 525175.6331 6701766.5918, 525178.0627 6701767.024, 525178.0247 6701767.3944, 525179.3992 6701769.5212, 525180.263 6701769.5551, 525182.7755 6701770.0689, 525182.6216 6701771.3448, 525184.3509 6701771.6182, 525184.5473 6701770.5064, 525186.8957 6701771.0626, 525187.8838 6701771.2189, 525188.0503 6701771.4642, 525187.7694 6701772.289, 525188.2628 6701772.2849, 525189.5303 6701772.6829, 525189.7188 6701771.7799, 525194.3054 6701772.7068, 525194.0754 6701773.6764, 525195.744 6701774.0274, 525195.9813 6701773.0247, 525199.569 6701773.7537, 525199.3726 6701774.6666, 525201.021 6701774.9929, 525201.2174 6701774.0801, 525204.0194 6701774.6225, 525202.6567 6701780.5259, 525202.0655 6701783.0875, 525202.0282 6701783.54, 525201.7428 6701783.8303, 525202.5247 6701783.9061, 525202.4071 6701784.606, 525202.2495 6701785.4297, 525203.1143 6701785.587, 525203.0779 6701786.163, 525203.5727 6701786.3234, 525203.1793 6701788.4648, 525204.0033 6701788.6636, 525203.6082 6701790.5995, 525205.9149 6701791.0738, 525206.1224 6701791.3188, 525206.1262 6701791.771, 525206.0906 6701792.4292, 525208.438 6701792.8621, 525208.6751 6701791.7088, 525210.8172 6701792.1845, 525210.3796 6701793.9562, 525212.4806 6701794.4322, 525212.6015 6701794.1433, 525219.0498 6701795.7264)))</text:p>
          </table:table-cell>
          <table:table-cell office:value-type="string" calcext:value-type="string">
            <text:p>NULL</text:p>
          </table:table-cell>
          <table:table-cell table:number-columns-repeated="1002"/>
        </table:table-row>
        <table:table-row table:style-name="ro1">
          <table:table-cell table:style-name="ce12"/>
          <table:table-cell table:style-name="ce12" office:value-type="string" calcext:value-type="string">
            <text:p>PAS DE GEOM</text:p>
          </table:table-cell>
          <table:table-cell table:style-name="ce21" table:number-columns-repeated="2"/>
          <table:table-cell table:style-name="ce12" office:value-type="float" office:value="1833" calcext:value-type="float">
            <text:p>1833</text:p>
          </table:table-cell>
          <table:table-cell table:style-name="ce12" office:value-type="string" calcext:value-type="string">
            <text:p>chapelle Saint-Martin</text:p>
          </table:table-cell>
          <table:table-cell table:style-name="ce12" office:value-type="float" office:value="23" calcext:value-type="float">
            <text:p>23</text:p>
          </table:table-cell>
          <table:table-cell table:style-name="ce12" office:value-type="float" office:value="42" calcext:value-type="float">
            <text:p>42</text:p>
          </table:table-cell>
          <table:table-cell table:style-name="ce12" office:value-type="float" office:value="1" calcext:value-type="float">
            <text:p>1</text:p>
          </table:table-cell>
          <table:table-cell table:style-name="ce12" office:value-type="string" calcext:value-type="string">
            <text:p>édifices culturels catholiques</text:p>
          </table:table-cell>
          <table:table-cell table:style-name="ce12" office:value-type="float" office:value="919" calcext:value-type="float">
            <text:p>919</text:p>
          </table:table-cell>
          <table:table-cell table:style-name="ce12" office:value-type="float" office:value="1" calcext:value-type="float">
            <text:p>1</text:p>
          </table:table-cell>
          <table:table-cell table:style-name="ce12" office:value-type="float" office:value="1170" calcext:value-type="float">
            <text:p>1170</text:p>
          </table:table-cell>
          <table:table-cell table:style-name="ce12" office:value-type="float" office:value="1" calcext:value-type="float">
            <text:p>1</text:p>
          </table:table-cell>
          <table:table-cell table:style-name="ce12" office:value-type="string" calcext:value-type="string">
            <text:p>Mabire La Caille 1988</text:p>
          </table:table-cell>
          <table:table-cell table:style-name="ce12" office:value-type="string" calcext:value-type="string">
            <text:p>pas de localisation dans le SIG?</text:p>
          </table:table-cell>
          <table:table-cell table:number-columns-repeated="6" table:style-name="ce12" office:value-type="string" calcext:value-type="string">
            <text:p>NULL</text:p>
          </table:table-cell>
          <table:table-cell/>
          <table:table-cell table:style-name="ce12" table:number-columns-repeated="1001"/>
        </table:table-row>
        <table:table-row table:style-name="ro1">
          <table:table-cell table:style-name="ce12"/>
          <table:table-cell table:style-name="ce12" office:value-type="string" calcext:value-type="string">
            <text:p>garder </text:p>
          </table:table-cell>
          <table:table-cell table:style-name="ce21" table:number-columns-repeated="2"/>
          <table:table-cell table:style-name="ce12" office:value-type="float" office:value="40" calcext:value-type="float">
            <text:p>40</text:p>
          </table:table-cell>
          <table:table-cell table:style-name="ce12" office:value-type="string" calcext:value-type="string">
            <text:p>Baptistere de Saint-Martin</text:p>
          </table:table-cell>
          <table:table-cell table:style-name="ce12" office:value-type="float" office:value="9" calcext:value-type="float">
            <text:p>9</text:p>
          </table:table-cell>
          <table:table-cell table:style-name="ce12" office:value-type="float" office:value="42" calcext:value-type="float">
            <text:p>42</text:p>
          </table:table-cell>
          <table:table-cell table:style-name="ce12" office:value-type="float" office:value="3" calcext:value-type="float">
            <text:p>3</text:p>
          </table:table-cell>
          <table:table-cell table:style-name="ce12" office:value-type="string" calcext:value-type="string">
            <text:p>édifices culturels catholiques</text:p>
          </table:table-cell>
          <table:table-cell table:style-name="ce12" office:value-type="float" office:value="470" calcext:value-type="float">
            <text:p>470</text:p>
          </table:table-cell>
          <table:table-cell table:style-name="ce12" office:value-type="float" office:value="1" calcext:value-type="float">
            <text:p>1</text:p>
          </table:table-cell>
          <table:table-cell table:style-name="ce12" office:value-type="float" office:value="1800" calcext:value-type="float">
            <text:p>1800</text:p>
          </table:table-cell>
          <table:table-cell table:style-name="ce12" office:value-type="float" office:value="3" calcext:value-type="float">
            <text:p>3</text:p>
          </table:table-cell>
          <table:table-cell table:style-name="ce12" office:value-type="string" calcext:value-type="string">
            <text:p>RANJARD 1981, Martin P. 2010, Marot E. 2013</text:p>
          </table:table-cell>
          <table:table-cell table:style-name="ce12" office:value-type="string" calcext:value-type="string">
            <text:p>(point)</text:p>
          </table:table-cell>
          <table:table-cell table:style-name="ce12" office:value-type="string" calcext:value-type="string">
            <text:p>BLOB sz=60 GEOMETRY</text:p>
          </table:table-cell>
          <table:table-cell table:number-columns-repeated="2" table:style-name="ce12" office:value-type="string" calcext:value-type="string">
            <text:p>NULL</text:p>
          </table:table-cell>
          <table:table-cell table:style-name="ce12" office:value-type="string" calcext:value-type="string">
            <text:p>POINT(525232.0513 6701733.1479)</text:p>
          </table:table-cell>
          <table:table-cell table:number-columns-repeated="2" table:style-name="ce12" office:value-type="string" calcext:value-type="string">
            <text:p>NULL</text:p>
          </table:table-cell>
          <table:table-cell/>
          <table:table-cell table:style-name="ce12" table:number-columns-repeated="1001"/>
        </table:table-row>
        <table:table-row table:style-name="ro1">
          <table:table-cell table:style-name="ce12"/>
          <table:table-cell table:style-name="ce12" office:value-type="string" calcext:value-type="string">
            <text:p>garder </text:p>
          </table:table-cell>
          <table:table-cell table:style-name="ce21" table:number-columns-repeated="2"/>
          <table:table-cell table:style-name="ce12" office:value-type="float" office:value="1414" calcext:value-type="float">
            <text:p>1414</text:p>
          </table:table-cell>
          <table:table-cell table:style-name="ce12" office:value-type="string" calcext:value-type="string">
            <text:p>Cimetiere de Saint-Martin cimetiere des religieux</text:p>
          </table:table-cell>
          <table:table-cell table:style-name="ce12" office:value-type="float" office:value="29" calcext:value-type="float">
            <text:p>29</text:p>
          </table:table-cell>
          <table:table-cell table:style-name="ce12" office:value-type="float" office:value="53" calcext:value-type="float">
            <text:p>53</text:p>
          </table:table-cell>
          <table:table-cell table:style-name="ce12" office:value-type="float" office:value="2" calcext:value-type="float">
            <text:p>2</text:p>
          </table:table-cell>
          <table:table-cell table:style-name="ce12" office:value-type="string" calcext:value-type="string">
            <text:p>lieu d'inhumation particulier</text:p>
          </table:table-cell>
          <table:table-cell table:style-name="ce12" office:value-type="float" office:value="900" calcext:value-type="float">
            <text:p>900</text:p>
          </table:table-cell>
          <table:table-cell table:style-name="ce12" office:value-type="float" office:value="3" calcext:value-type="float">
            <text:p>3</text:p>
          </table:table-cell>
          <table:table-cell table:style-name="ce12" office:value-type="float" office:value="1798" calcext:value-type="float">
            <text:p>1798</text:p>
          </table:table-cell>
          <table:table-cell table:style-name="ce12" office:value-type="float" office:value="1" calcext:value-type="float">
            <text:p>1</text:p>
          </table:table-cell>
          <table:table-cell table:style-name="ce12" office:value-type="string" calcext:value-type="string">
            <text:p>BARON 1988</text:p>
          </table:table-cell>
          <table:table-cell table:style-name="ce12" office:value-type="string" calcext:value-type="string">
            <text:p>reconstructions sur le meme plan?, pas de polygone correspondant</text:p>
          </table:table-cell>
          <table:table-cell table:style-name="ce12" office:value-type="string" calcext:value-type="string">
            <text:p>BLOB sz=60 GEOMETRY</text:p>
          </table:table-cell>
          <table:table-cell table:style-name="ce12" office:value-type="string" calcext:value-type="string">
            <text:p>BLOB sz=797 GEOMETRY</text:p>
          </table:table-cell>
          <table:table-cell table:style-name="ce12" office:value-type="string" calcext:value-type="string">
            <text:p>NULL</text:p>
          </table:table-cell>
          <table:table-cell table:style-name="ce12" office:value-type="string" calcext:value-type="string">
            <text:p>POINT(525195.5777 6701713.9902)</text:p>
          </table:table-cell>
          <table:table-cell table:style-name="ce12" office:value-type="string" calcext:value-type="string">
            <text:p>MULTIPOLYGON(((525171.1269 6701729.4985, 525171.6617 6701729.5352, 525171.8728 6701730.1913, 525175.8261 6701730.8986, 525175.9042 6701730.4046, 525176.9327 6701730.4783, 525176.8152 6701731.1783, 525181.3037 6701731.9635, 525181.462 6701731.222, 525182.6572 6701731.541, 525182.6211 6701732.1581, 525186.7399 6701732.9874, 525186.8588 6701732.4519, 525187.8877 6701732.5667, 525187.7699 6701733.2255, 525188.264 6701733.3037, 525188.2259 6701733.6741, 525192.1788 6701734.3403, 525192.3364 6701733.5166, 525192.9536 6701733.5527, 525192.7572 6701734.6645, 525197.1638 6701735.4914, 525197.3194 6701734.4211, 525198.5546 6701734.6164, 525198.1537 6701735.8533, 525202.6013 6701736.6798, 525202.9296 6701736.5949, 525203.003 6701735.5251, 525203.8677 6701735.6824, 525203.9857 6701735.0236, 525205.1372 6701735.0552, 525206.2501 6701735.3749, 525206.5438 6701733.6043, 525207.9849 6701733.8391, 525207.4331 6701736.722, 525207.7227 6701736.9252, 525208.0095 6701736.7994, 525208.3795 6701736.7964, 525208.107 6701738.649, 525211.4014 6701739.2385, 525211.6392 6701738.1674, 525212.339 6701738.2438, 525214.3919 6701727.988, 525220.0258 6701698.1495, 525178.1762 6701688.9788, 525171.1269 6701729.4985)))</text:p>
          </table:table-cell>
          <table:table-cell table:style-name="ce12" office:value-type="string" calcext:value-type="string">
            <text:p>NULL</text:p>
          </table:table-cell>
          <table:table-cell/>
          <table:table-cell table:style-name="ce12" table:number-columns-repeated="1001"/>
        </table:table-row>
        <table:table-row table:style-name="ro1">
          <table:table-cell table:style-name="ce12"/>
          <table:table-cell table:style-name="ce12" office:value-type="string" calcext:value-type="string">
            <text:p>garder </text:p>
          </table:table-cell>
          <table:table-cell table:style-name="ce21" table:number-columns-repeated="2"/>
          <table:table-cell table:style-name="ce12" office:value-type="float" office:value="1453" calcext:value-type="float">
            <text:p>1453</text:p>
          </table:table-cell>
          <table:table-cell table:style-name="ce12" office:value-type="string" calcext:value-type="string">
            <text:p>Cimetiere de Saint-Martin</text:p>
          </table:table-cell>
          <table:table-cell table:style-name="ce12" office:value-type="float" office:value="0" calcext:value-type="float">
            <text:p>0</text:p>
          </table:table-cell>
          <table:table-cell table:style-name="ce12" office:value-type="float" office:value="53" calcext:value-type="float">
            <text:p>53</text:p>
          </table:table-cell>
          <table:table-cell table:style-name="ce12" office:value-type="float" office:value="2" calcext:value-type="float">
            <text:p>2</text:p>
          </table:table-cell>
          <table:table-cell table:style-name="ce12" office:value-type="string" calcext:value-type="string">
            <text:p>lieu d'inhumation particulier</text:p>
          </table:table-cell>
          <table:table-cell table:style-name="ce12" office:value-type="float" office:value="1200" calcext:value-type="float">
            <text:p>1200</text:p>
          </table:table-cell>
          <table:table-cell table:style-name="ce12" office:value-type="float" office:value="3" calcext:value-type="float">
            <text:p>3</text:p>
          </table:table-cell>
          <table:table-cell table:style-name="ce12" office:value-type="float" office:value="1798" calcext:value-type="float">
            <text:p>1798</text:p>
          </table:table-cell>
          <table:table-cell table:style-name="ce12" office:value-type="float" office:value="1" calcext:value-type="float">
            <text:p>1</text:p>
          </table:table-cell>
          <table:table-cell table:style-name="ce12" office:value-type="string" calcext:value-type="string">
            <text:p>BARON 1988</text:p>
          </table:table-cell>
          <table:table-cell table:style-name="ce12" office:value-type="string" calcext:value-type="string">
            <text:p>restitution emplacement P. Martin 2010</text:p>
          </table:table-cell>
          <table:table-cell table:style-name="ce12" office:value-type="string" calcext:value-type="string">
            <text:p>BLOB sz=60 GEOMETRY</text:p>
          </table:table-cell>
          <table:table-cell table:style-name="ce12" office:value-type="string" calcext:value-type="string">
            <text:p>BLOB sz=3213 GEOMETRY</text:p>
          </table:table-cell>
          <table:table-cell table:style-name="ce12" office:value-type="string" calcext:value-type="string">
            <text:p>NULL</text:p>
          </table:table-cell>
          <table:table-cell table:style-name="ce12" office:value-type="string" calcext:value-type="string">
            <text:p>POINT(525248.4733 6701745.8703)</text:p>
          </table:table-cell>
          <table:table-cell table:style-name="ce12" office:value-type="string" calcext:value-type="string">
            <text:p>MULTIPOLYGON(((525236.7436 6701737.2797, 525236.774479 6701737.609823, 525236.757406 6701737.940947, 525236.692739 6701738.266143, 525236.58183 6701738.578607, 525236.427 6701738.8718, 525236.662 6701739.1448, 525235.9487 6701739.8487, 525235.7354 6701739.639, 525235.343605 6701739.866018, 525234.922509 6701740.032509, 525234.4814 6701740.1348, 525234.4192 6701740.4434, 525233.9648 6701740.3728, 525233.8579 6701740.6491, 525233.2777 6701743.2487, 525233.6053 6701743.6512, 525233.446 6701744.2694, 525232.4994 6701744.1826, 525232.3038 6701745.3768, 525232.5508 6701745.4158, 525232.594 6701745.6622, 525236.6703 6701746.3274, 525239.5121 6701746.8794, 525240.2358 6701744.8998, 525239.3264 6701744.3316, 525239.7747 6701743.8345, 525240.4774 6701744.2809, 525240.8844 6701743.7841, 525241.2106 6701743.4525, 525241.8239 6701743.0362, 525242.4394 6701742.8666, 525243.0561 6701742.8615, 525243.7146 6701742.9383, 525244.5404 6701743.3426, 525245.0375 6701743.7908, 525245.4935 6701744.2393, 525245.7052 6701744.9777, 525245.7922 6701745.5526, 525245.6737 6701746.1293, 525245.5161 6701746.953, 525246.3391 6701747.0284, 525246.3037 6701747.7277, 525245.2748 6701747.6129, 525244.632 6701749.4275, 525246.0378 6701750.3616, 525246.6552 6701750.4387, 525247.2658 6701749.6935, 525247.5948 6701749.6908, 525247.7606 6701749.8539, 525247.8051 6701750.2647, 525247.2173 6701751.281, 525247.9235 6701752.1387, 525248.6296 6701752.9964, 525249.2021 6701752.6216, 525250.0614 6701752.121, 525249.8055 6701751.0128, 525250.5446 6701750.8834, 525250.7975 6701751.6215, 525251.2076 6701751.4946, 525251.8243 6701751.4895, 525252.2763 6701751.4447, 525252.7724 6701751.7695, 525253.5142 6701751.9689, 525254.1748 6701752.2924, 525254.5489 6701752.7827, 525254.7997 6701753.2741, 525254.9693 6701753.8894, 525254.9353 6701754.7533, 525254.6122 6701755.455, 525254.0856 6701756.4051, 525253.6395 6701757.1489, 525253.9753 6701757.9685, 525253.196 6701758.2217, 525252.6951 6701757.3212, 525251.3441 6701758.0316, 525251.266 6701758.5256, 525251.6918 6701760.2902, 525252.1863 6701760.4094, 525253.0895 6701760.2374, 525253.3032 6701761.2226, 525251.9488 6701761.5216, 525252.1611 6701762.3422, 525257.1039 6701763.3703, 525256.911 6701764.8933, 525257.6124 6701765.1754, 525258.4371 6701765.4563, 525259.0168 6701765.945, 525259.3057 6701766.066, 525260.0828 6701765.5661, 525260.4984 6701766.0971, 525259.517 6701766.7632, 525259.7685 6701767.3368, 525259.8986 6701768.1581, 525259.8651 6701769.063, 525259.5023 6701769.9295, 525258.6459 6701770.8001, 525258.9793 6701771.332, 525259.3905 6701771.3286, 525259.3151 6701772.1515, 525258.8217 6701772.1556, 525257.9079 6701771.053, 525257.581 6701771.3024, 525256.8427 6701771.5142, 525256.2667 6701771.4778, 525255.34 6701771.3004, 525255.268 6701772.5346, 525254.3214 6701772.4192, 525253.9873 6701771.8051, 525250.2811 6701771.1369, 525249.509 6701772.2535, 525250.9549 6701773.0639, 525250.4664 6701773.6436, 525248.8563 6701772.8757, 525248.4092 6701773.4962, 525247.4738 6701774.7376, 525247.8061 6701775.146, 525248.3461 6701775.7993, 525248.7617 6701776.3305, 525249.5785 6701775.6658, 525250.2405 6701776.1537, 525249.3424 6701776.9424, 525249.6758 6701777.4743, 525249.7628 6701778.0491, 525249.769 6701778.7892, 525249.6918 6701779.4067, 525249.2453 6701780.1094, 525248.7574 6701780.7714, 525248.1841 6701781.064, 525247.4472 6701781.4402, 525246.5844 6701781.5296, 525245.8851 6701781.4942, 525245.1841 6701781.2533, 525244.688 6701780.9285, 525244.1147 6701781.2211, 525243.6148 6701780.4441, 525244.1466 6701780.1107, 525243.4405 6701779.253, 525243.0225 6701778.434, 525241.1407 6701779.601, 525241.6848 6701780.7479, 525240.9066 6701781.1244, 525240.527 6701779.9763, 525239.0914 6701780.3994, 525238.0641 6701780.4901, 525238.1227 6701782.5867, 525239.0683 6701782.5789, 525239.4429 6701783.1103, 525239.3212 6701783.3168, 525238.2525 6701783.3669, 525238.2152 6701783.8195, 525238.0133 6701784.2735, 525237.5662 6701784.894, 525236.872 6701785.4754, 525236.3803 6701785.6851, 525235.5178 6701785.8156, 525234.6137 6701785.8643, 525233.8301 6701785.5829, 525233.1681 6701785.095, 525232.7947 6701784.6869, 525232.336 6701783.9094, 525232.2486 6701783.2934, 525231.3437 6701783.2597, 525231.4211 6701782.6834, 525232.2835 6701782.553, 525232.2743 6701781.4427, 525232.3284 6701780.5377, 525230.0243 6701780.3512, 525229.7501 6701781.9983, 525229.0498 6701781.8396, 525229.2825 6701780.1518, 525226.5902 6701779.79, 525226.6077 6701779.8847, 525226.5471 6701779.8896, 525227.0519 6701783.3754, 525227.9236 6701783.2888, 525228.0889 6701784.0807, 525228.7234 6701784.0754, 525228.7333 6701785.2651, 525227.8622 6701785.4309, 525228.2031 6701788.2835, 525237.7317 6701789.5528, 525249.9761 6701783.5817, 525249.4917 6701782.5546, 525250.8243 6701780.6399, 525256.4925 6701775.5166, 525264.7191 6701772.8308, 525270.6736 6701744.8616, 525236.0475 6701735.5307, 525235.9107 6701735.4841, 525235.8981 6701735.54, 525235.9021 6701736.0207, 525236.4042 6701736.1223, 525236.4485 6701736.3546, 525236.7854 6701736.1826, 525237.063 6701737.1751, 525236.7436 6701737.2797)))</text:p>
          </table:table-cell>
          <table:table-cell table:style-name="ce12" office:value-type="string" calcext:value-type="string">
            <text:p>NULL</text:p>
          </table:table-cell>
          <table:table-cell/>
          <table:table-cell table:style-name="ce12" table:number-columns-repeated="1001"/>
        </table:table-row>
        <table:table-row table:style-name="ro1">
          <table:table-cell table:style-name="ce12"/>
          <table:table-cell table:style-name="ce12" office:value-type="string" calcext:value-type="string">
            <text:p>garder </text:p>
          </table:table-cell>
          <table:table-cell table:style-name="ce21" table:number-columns-repeated="2"/>
          <table:table-cell table:style-name="ce12" office:value-type="float" office:value="2301" calcext:value-type="float">
            <text:p>2301</text:p>
          </table:table-cell>
          <table:table-cell table:style-name="ce12" office:value-type="string" calcext:value-type="string">
            <text:p>cloitre de Saint-Martin, Rapin (rue)</text:p>
          </table:table-cell>
          <table:table-cell table:style-name="ce12" office:value-type="float" office:value="14" calcext:value-type="float">
            <text:p>14</text:p>
          </table:table-cell>
          <table:table-cell table:style-name="ce12" office:value-type="float" office:value="43" calcext:value-type="float">
            <text:p>43</text:p>
          </table:table-cell>
          <table:table-cell table:style-name="ce12" office:value-type="float" office:value="2" calcext:value-type="float">
            <text:p>2</text:p>
          </table:table-cell>
          <table:table-cell table:style-name="ce12" office:value-type="string" calcext:value-type="string">
            <text:p>bâtiments conventuels ou monastiques</text:p>
          </table:table-cell>
          <table:table-cell table:style-name="ce12" office:value-type="float" office:value="900" calcext:value-type="float">
            <text:p>900</text:p>
          </table:table-cell>
          <table:table-cell table:style-name="ce12" office:value-type="float" office:value="3" calcext:value-type="float">
            <text:p>3</text:p>
          </table:table-cell>
          <table:table-cell table:style-name="ce12" office:value-type="float" office:value="1790" calcext:value-type="float">
            <text:p>1790</text:p>
          </table:table-cell>
          <table:table-cell table:style-name="ce12" office:value-type="float" office:value="2" calcext:value-type="float">
            <text:p>2</text:p>
          </table:table-cell>
          <table:table-cell table:style-name="ce12" office:value-type="string" calcext:value-type="string">
            <text:p>Garrigou Grandchamp 2006, Marot 2013</text:p>
          </table:table-cell>
          <table:table-cell table:style-name="ce12" office:value-type="string" calcext:value-type="string">
            <text:p>batiment seul (parcelle incertaine) (un mur conserve)</text:p>
          </table:table-cell>
          <table:table-cell table:style-name="ce12" office:value-type="string" calcext:value-type="string">
            <text:p>BLOB sz=60 GEOMETRY</text:p>
          </table:table-cell>
          <table:table-cell table:number-columns-repeated="2" table:style-name="ce12" office:value-type="string" calcext:value-type="string">
            <text:p>NULL</text:p>
          </table:table-cell>
          <table:table-cell table:style-name="ce12" office:value-type="string" calcext:value-type="string">
            <text:p>POINT(525196.5255 6701692.348)</text:p>
          </table:table-cell>
          <table:table-cell table:number-columns-repeated="2" table:style-name="ce12" office:value-type="string" calcext:value-type="string">
            <text:p>NULL</text:p>
          </table:table-cell>
          <table:table-cell/>
          <table:table-cell table:style-name="ce12" table:number-columns-repeated="1001"/>
        </table:table-row>
        <table:table-row table:style-name="ro5">
          <table:table-cell table:style-name="ce11" office:value-type="string" calcext:value-type="string">
            <text:p>FAIT</text:p>
          </table:table-cell>
          <table:table-cell table:style-name="ce14" office:value-type="string" calcext:value-type="string">
            <text:p>supprimer</text:p>
          </table:table-cell>
          <table:table-cell table:style-name="ce22" office:value-type="string" calcext:value-type="string">
            <text:p>pas de geom + cf remarque</text:p>
          </table:table-cell>
          <table:table-cell table:style-name="ce22"/>
          <table:table-cell table:style-name="ce11" office:value-type="float" office:value="1520" calcext:value-type="float">
            <text:p>1520</text:p>
          </table:table-cell>
          <table:table-cell table:style-name="ce11" office:value-type="string" calcext:value-type="string">
            <text:p>Saint-Martin</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 calcext:value-type="float">
            <text:p>4</text:p>
          </table:table-cell>
          <table:table-cell table:style-name="ce11" office:value-type="string" calcext:value-type="string">
            <text:p>bâtiments conventuels ou monastiques</text:p>
          </table:table-cell>
          <table:table-cell table:style-name="ce11" office:value-type="float" office:value="1175" calcext:value-type="float">
            <text:p>1175</text:p>
          </table:table-cell>
          <table:table-cell table:style-name="ce11" office:value-type="float" office:value="2" calcext:value-type="float">
            <text:p>2</text:p>
          </table:table-cell>
          <table:table-cell table:style-name="ce11" office:value-type="float" office:value="1200" calcext:value-type="float">
            <text:p>1200</text:p>
          </table:table-cell>
          <table:table-cell table:style-name="ce11" office:value-type="float" office:value="3" calcext:value-type="float">
            <text:p>3</text:p>
          </table:table-cell>
          <table:table-cell table:style-name="ce11" office:value-type="string" calcext:value-type="string">
            <text:p>RANJARD 1981</text:p>
          </table:table-cell>
          <table:table-cell table:style-name="ce11" office:value-type="string" calcext:value-type="string">
            <text:p>hypothese rejetee par P. Martin, pas de polygone correspondant</text:p>
          </table:table-cell>
          <table:table-cell table:number-columns-repeated="6" table:style-name="ce11" office:value-type="string" calcext:value-type="string">
            <text:p>NULL</text:p>
          </table:table-cell>
          <table:table-cell/>
          <table:table-cell table:style-name="ce11" table:number-columns-repeated="1001"/>
        </table:table-row>
        <table:table-row table:style-name="ro3">
          <table:table-cell table:style-name="ce11" office:value-type="string" calcext:value-type="string">
            <text:p>FAIT</text:p>
          </table:table-cell>
          <table:table-cell table:style-name="ce11" office:value-type="string" calcext:value-type="string">
            <text:p>garder </text:p>
          </table:table-cell>
          <table:table-cell table:style-name="ce22" office:value-type="string" calcext:value-type="string">
            <text:p>geometrie</text:p>
          </table:table-cell>
          <table:table-cell table:style-name="ce22"/>
          <table:table-cell table:style-name="ce11" office:value-type="float" office:value="1521" calcext:value-type="float">
            <text:p>1521</text:p>
          </table:table-cell>
          <table:table-cell table:style-name="ce11" office:value-type="string" calcext:value-type="string">
            <text:p>Saint-Martin</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 calcext:value-type="float">
            <text:p>4</text:p>
          </table:table-cell>
          <table:table-cell table:style-name="ce11" office:value-type="string" calcext:value-type="string">
            <text:p>bâtiments conventuels ou monastiques</text:p>
          </table:table-cell>
          <table:table-cell table:style-name="ce11" office:value-type="float" office:value="1014" calcext:value-type="float">
            <text:p>1014</text:p>
          </table:table-cell>
          <table:table-cell table:style-name="ce11" office:value-type="float" office:value="2" calcext:value-type="float">
            <text:p>2</text:p>
          </table:table-cell>
          <table:table-cell table:style-name="ce11" office:value-type="float" office:value="1200" calcext:value-type="float">
            <text:p>1200</text:p>
          </table:table-cell>
          <table:table-cell table:style-name="ce11" office:value-type="float" office:value="3" calcext:value-type="float">
            <text:p>3</text:p>
          </table:table-cell>
          <table:table-cell table:style-name="ce11" office:value-type="string" calcext:value-type="string">
            <text:p>RANJARD 1981, Martin P. 2010, Marot E. 2013</text:p>
          </table:table-cell>
          <table:table-cell table:style-name="ce11" office:value-type="string" calcext:value-type="string">
            <text:p>restitution du chevet P. Martin 2010</text:p>
          </table:table-cell>
          <table:table-cell table:style-name="ce11" office:value-type="string" calcext:value-type="string">
            <text:p>BLOB sz=60 GEOMETRY</text:p>
          </table:table-cell>
          <table:table-cell table:style-name="ce11" office:value-type="string" calcext:value-type="string">
            <text:p>BLOB sz=6093 GEOMETRY</text:p>
          </table:table-cell>
          <table:table-cell table:style-name="ce11" office:value-type="string" calcext:value-type="string">
            <text:p>NULL</text:p>
          </table:table-cell>
          <table:table-cell table:style-name="ce11" office:value-type="string" calcext:value-type="string">
            <text:p>POINT(525202.5146 6701757.4206)</text:p>
          </table:table-cell>
          <table:table-cell table:style-name="ce11" office:value-type="string" calcext:value-type="string">
            <text:p>MULTIPOLYGON(((525211.4014 6701739.2385, 525212.3996 6701739.4271, 525212.1008 6701741.6504, 525211.3157 6701742.6087, 525210.8404 6701742.692, 525208.9343 6701742.3906, 525208.6125 6701741.838, 525208.6819 6701740.6477, 525207.3316 6701740.4209, 525206.791 6701742.1704, 525170.4019 6701734.6993, 525170.8652 6701733.1884, 525170.839 6701731.9681, 525169.8182 6701732.84, 525169.366 6701732.8438, 525167.1855 6701732.6974, 525166.0631 6701731.2264, 525165.6519 6701731.2298, 525165.537 6701732.2588, 525164.5965 6701732.8834, 525164.4711 6701732.6377, 525164.0583 6701732.4356, 525163.0699 6701732.2787, 525151.0064 6701730.3645, 525149.089 6701739.6241, 525149.3792 6701739.9095, 525149.3445 6701740.6911, 525150.0446 6701740.8086, 525149.9314 6701742.0431, 525149.0715 6701742.4615, 525149.0742 6701742.7904, 525149.6567 6701743.608, 525149.1899 6701746.8191, 525148.5354 6701747.2358, 525147.8398 6701747.6527, 525147.7192 6701747.9827, 525148.4662 6701748.7989, 525148.3085 6701749.6225, 525146.7108 6701750.3349, 525146.5942 6701751.1582, 525147.5407 6701751.2326, 525147.6249 6701751.4786, 525145.631 6701754.0035, 525145.6935 6701756.5729, 525145.0038 6701757.6888, 525145.8027 6701759.8204, 525146.3403 6701762.1638, 525147.163 6701762.1981, 525147.9465 6701762.4795, 525148.1048 6701761.738, 525148.3926 6701761.7356, 525148.6325 6701760.9112, 525152.9955 6701761.4507, 525152.5576 6701763.1814, 525153.258 6701763.34, 525153.3841 6701763.6679, 525154.1863 6701763.917, 525154.4432 6701763.0159, 525156.7211 6701763.5258, 525156.518 6701764.5322, 525158.2131 6701764.8882, 525158.5211 6701763.7753, 525162.124 6701764.6442, 525161.9742 6701765.7031, 525162.8757 6701766.0129, 525164.2427 6701766.3409, 525164.2819 6701766.165, 525164.4591 6701765.3688, 525164.8679 6701765.0775, 525167.9574 6701765.751, 525167.8029 6701766.9447, 525168.7092 6701767.1427, 525168.9051 6701765.9898, 525172.5497 6701766.6586, 525172.4366 6701767.8931, 525173.3014 6701768.0504, 525173.3785 6701767.4329, 525175.6331 6701766.5918, 525178.0627 6701767.024, 525178.0247 6701767.3944, 525179.3992 6701769.5212, 525180.263 6701769.5551, 525182.7755 6701770.0689, 525182.6216 6701771.3448, 525184.3509 6701771.6182, 525184.5473 6701770.5064, 525186.8957 6701771.0626, 525187.8838 6701771.2189, 525188.0503 6701771.4642, 525187.7694 6701772.289, 525188.2628 6701772.2849, 525189.5303 6701772.6829, 525189.7188 6701771.7799, 525194.3054 6701772.7068, 525194.0754 6701773.6764, 525195.744 6701774.0274, 525195.9813 6701773.0247, 525199.569 6701773.7537, 525199.3726 6701774.6666, 525201.021 6701774.9929, 525201.2174 6701774.0801, 525204.0194 6701774.6225, 525202.6567 6701780.5259, 525202.0655 6701783.0875, 525202.0282 6701783.54, 525201.7428 6701783.8303, 525202.5247 6701783.9061, 525202.4071 6701784.606, 525202.2495 6701785.4297, 525203.1143 6701785.587, 525203.0779 6701786.163, 525203.5727 6701786.3234, 525203.1793 6701788.4648, 525204.0033 6701788.6636, 525203.6082 6701790.5995, 525205.9149 6701791.0738, 525206.1224 6701791.3188, 525206.1262 6701791.771, 525206.0906 6701792.4292, 525208.438 6701792.8621, 525208.6751 6701791.7088, 525210.8172 6701792.1845, 525210.3796 6701793.9562, 525212.4806 6701794.4322, 525212.6015 6701794.1433, 525219.0498 6701795.7264, 525220.1098 6701789.673, 525223.1541 6701789.8534, 525223.4854 6701790.1384, 525223.7732 6701790.136, 525223.8507 6701789.5597, 525225.3274 6701789.1362, 525225.4953 6701789.5461, 525226.357 6701789.3334, 525225.9346 6701787.9799, 525226.2102 6701786.4973, 525226.3715 6701786.126, 525227.19 6701785.6668, 525226.9804 6701785.1751, 525226.6515 6701785.1778, 525226.485 6701784.9325, 525226.4822 6701784.6035, 525226.7238 6701783.9848, 525226.6792 6701783.574, 525226.1461 6701783.7429, 525222.0294 6701783.1603, 525221.5343 6701782.9587, 525220.2584 6701782.8049, 525219.7646 6701782.7679, 525219.7214 6701782.5215, 525219.7989 6701781.9452, 525219.5505 6701781.7416, 525219.7084 6701780.9591, 525219.9963 6701780.9567, 525220.3133 6701779.5149, 525220.0635 6701779.1468, 525219.5671 6701778.7809, 525219.8416 6701777.1873, 525223.921 6701778.2226, 525224.7417 6701773.3397, 525226.9393 6701773.0888, 525229.3329 6701773.5131, 525230.9424 6701773.7536, 525230.913297 6701774.065911, 525230.937375 6701774.378649, 525231.013944 6701774.682823, 525231.140801 6701774.96969, 525231.3143 6701775.231, 525231.0195 6701775.4027, 525231.491 6701776.1391, 525231.8482 6701775.8611, 525232.156586 6701776.110947, 525232.501304 6701776.307659, 525232.873285 6701776.446063, 525233.262746 6701776.522518, 525233.659445 6701776.535013, 525234.052946 6701776.48322, 525234.4329 6701776.3685, 525234.5627 6701776.7059, 525235.3212 6701776.3611, 525235.149 6701776.003, 525235.472933 6701775.711379, 525235.745505 6701775.371261, 525235.959558 6701774.991581, 525236.109468 6701774.582311, 525236.1913 6701774.1542, 525237.3954 6701773.9749, 525238.2597 6701773.6294, 525238.484583 6701773.924127, 525238.749794 6701774.183164, 525239.049737 6701774.401042, 525239.378082 6701774.573165, 525239.7279 6701774.6959, 525239.6677 6701775.0771, 525240.4089 6701775.1979, 525240.4687 6701774.7532, 525240.820184 6701774.760652, 525241.168187 6701774.710747, 525241.503412 6701774.604821, 525241.816904 6701774.445701, 525242.100289 6701774.237639, 525242.345995 6701773.986194, 525242.54746 6701773.698082, 525242.6993 6701773.381, 525243.144 6701773.4408, 525243.2858 6701772.6781, 525242.9678 6701772.5961, 525243.012896 6701772.202856, 525242.992229 6701771.807574, 525242.90637 6701771.421177, 525242.757691 6701771.05434, 525242.5503 6701770.7172, 525244.0352 6701768.6955, 525245.2854 6701768.96, 525245.820916 6701768.97367, 525246.350933 6701768.89591, 525246.859955 6701768.728993, 525247.3331 6701768.4778, 525247.589 6701768.7295, 525248.1986 6701768.2802, 525247.9846 6701767.9858, 525248.348269 6701767.535503, 525248.636897 6701767.033789, 525248.843353 6701766.493051, 525248.96254 6701765.926643, 525248.991513 6701765.348557, 525248.929556 6701764.773072, 525248.7782 6701764.2144, 525249.0728 6701764.0216, 525248.7494 6701763.2839, 525248.3913 6701763.4772, 525247.920483 6701762.960118, 525247.368748 6701762.53043, 525246.7521 6701762.2006, 525245.4178 6701761.979, 525244.9531 6701759.5082, 525245.311037 6701759.193518, 525245.609972 6701758.82233, 525245.841124 6701758.405542, 525245.9977 6701757.9554, 525246.4003 6701758.0367, 525246.5205 6701757.232, 525246.1179 6701757.1507, 525246.051823 6701756.710603, 525245.91197 6701756.288119, 525245.702401 6701755.895522, 525245.429207 6701755.544215, 525245.100322 6701755.244405, 525244.7253 6701755.0048, 525244.87 6701754.6017, 525244.0646 6701754.397, 525244.0255 6701754.778, 525243.630874 6701754.722596, 525243.232531 6701754.733649, 525242.841585 6701754.81085, 525242.468943 6701754.952047, 525242.125 6701755.1533, 525240.3576 6701753.7297, 525240.434083 6701753.319982, 525240.442474 6701752.903271, 525240.382547 6701752.490806, 525240.255917 6701752.093712, 525240.066 6701751.7227, 525240.3598 6701751.4454, 525239.8679 6701750.7937, 525239.5316 6701751.0503, 525239.219925 6701750.807162, 525238.874717 6701750.614576, 525238.504107 6701750.477079, 525238.116822 6701750.397908, 525237.721983 6701750.378928, 525237.32889 6701750.420585, 525236.9468 6701750.5219, 525236.8169 6701750.1633, 525236.0795 6701750.5079, 525236.2305 6701750.8662, 525235.932839 6701751.131425, 525235.676835 6701751.437054, 525235.467913 6701751.776611, 525235.3105 6701752.1429, 525231.411 6701751.2235, 525229.4138 6701750.1402, 525229.741 6701748.7838, 525230.3131 6701748.906, 525231.1818 6701749.0891, 525231.4073 6701748.2201, 525232.3608 6701748.4236, 525232.701339 6701748.479673, 525233.046461 6701748.481338, 525233.387525 6701748.428554, 525233.715997 6701748.322642, 525234.023656 6701748.166253, 525234.3028 6701747.9633, 525234.5593 6701748.2785, 525235.2512 6701747.5536, 525235.016 6701747.2383, 525235.213527 6701746.798697, 525235.341946 6701746.334179, 525235.398274 6701745.85554, 525235.3812 6701745.3739, 525235.7398 6701745.2651, 525235.4366 6701744.4005, 525235.099 6701744.509, 525234.828632 6701744.142751, 525234.501849 6701743.825813, 525234.127502 6701743.566774, 525233.715734 6701743.372649, 525233.2777 6701743.2487, 525233.8579 6701740.6491, 525233.9648 6701740.3728, 525234.4192 6701740.4434, 525234.4814 6701740.1348, 525234.922509 6701740.032509, 525235.343605 6701739.866018, 525235.7354 6701739.639, 525235.9487 6701739.8487, 525236.662 6701739.1448, 525236.427 6701738.8718, 525236.58183 6701738.578607, 525236.692739 6701738.266143, 525236.757406 6701737.940947, 525236.774479 6701737.609823, 525236.7436 6701737.2797, 525237.063 6701737.1751, 525236.7854 6701736.1826, 525236.4485 6701736.3546, 525236.4042 6701736.1223, 525235.9021 6701736.0207, 525235.8981 6701735.54, 525236.1757 6701734.3041, 525233.6221 6701733.7908, 525233.421 6701734.327, 525230.6614 6701733.7742, 525231.2508 6701730.4798, 525231.9087 6701730.4743, 525232.3233 6701730.8821, 525232.7577 6701728.7402, 525232.3467 6701728.7436, 525231.9735 6701728.3767, 525231.8063 6701728.0491, 525231.8039 6701727.7613, 525232.0908 6701727.6356, 525232.0068 6701727.4306, 525231.5552 6701727.5166, 525230.8151 6701727.5227, 525230.1548 6701727.2404, 525229.9215 6701728.846, 525226.6264 6701728.1744, 525226.8601 6701726.6099, 525225.6654 6701726.332, 525225.5115 6701727.6079, 525225.1013 6701727.7347, 525223.2072 6701727.4214, 525222.1773 6701727.1832, 525222.3891 6701725.4545, 525221.1539 6701725.2591, 525221.0405 6701726.4526, 525220.7126 6701726.5786, 525220.3426 6701726.5817, 525220.2171 6701726.336, 525219.8059 6701726.3395, 525219.6521 6701727.6154, 525219.0354 6701727.6205, 525217.9568 6701726.4782, 525217.0995 6701727.2254, 525218.2593 6701728.2438, 525217.7748 6701729.317, 525217.0761 6701729.3638, 525216.6622 6701729.0383, 525216.2099 6701729.0421, 525216.0554 6701730.2358, 525214.6554 6701730.0007, 525214.9275 6701728.107, 525214.3919 6701727.988, 525212.339 6701738.2438, 525211.6392 6701738.1674, 525211.4014 6701739.2385)))</text:p>
          </table:table-cell>
          <table:table-cell table:style-name="ce11" office:value-type="string" calcext:value-type="string">
            <text:p>NULL</text:p>
          </table:table-cell>
          <table:table-cell/>
          <table:table-cell table:style-name="ce11" table:number-columns-repeated="1001"/>
        </table:table-row>
        <table:table-row table:style-name="ro5">
          <table:table-cell table:style-name="ce11" office:value-type="string" calcext:value-type="string">
            <text:p>FAIT</text:p>
          </table:table-cell>
          <table:table-cell table:style-name="ce14" office:value-type="string" calcext:value-type="string">
            <text:p>supprimer</text:p>
          </table:table-cell>
          <table:table-cell table:style-name="ce22" office:value-type="string" calcext:value-type="string">
            <text:p>autre reconstitution, pas de geom</text:p>
          </table:table-cell>
          <table:table-cell table:style-name="ce22"/>
          <table:table-cell table:style-name="ce11" office:value-type="float" office:value="1522" calcext:value-type="float">
            <text:p>1522</text:p>
          </table:table-cell>
          <table:table-cell table:style-name="ce11" office:value-type="string" calcext:value-type="string">
            <text:p>Saint-Martin</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 calcext:value-type="float">
            <text:p>4</text:p>
          </table:table-cell>
          <table:table-cell table:style-name="ce11" office:value-type="string" calcext:value-type="string">
            <text:p>bâtiments conventuels ou monastiques</text:p>
          </table:table-cell>
          <table:table-cell table:style-name="ce11" office:value-type="float" office:value="917" calcext:value-type="float">
            <text:p>917</text:p>
          </table:table-cell>
          <table:table-cell table:style-name="ce11" office:value-type="float" office:value="1" calcext:value-type="float">
            <text:p>1</text:p>
          </table:table-cell>
          <table:table-cell table:style-name="ce11" office:value-type="float" office:value="1014" calcext:value-type="float">
            <text:p>1014</text:p>
          </table:table-cell>
          <table:table-cell table:style-name="ce11" office:value-type="float" office:value="1" calcext:value-type="float">
            <text:p>1</text:p>
          </table:table-cell>
          <table:table-cell table:style-name="ce11" office:value-type="string" calcext:value-type="string">
            <text:p>RANJARD 1981</text:p>
          </table:table-cell>
          <table:table-cell table:style-name="ce11" office:value-type="string" calcext:value-type="string">
            <text:p>reconstructions sur le meme plan?, pas de polygone correspondant</text:p>
          </table:table-cell>
          <table:table-cell table:number-columns-repeated="6" table:style-name="ce11" office:value-type="string" calcext:value-type="string">
            <text:p>NULL</text:p>
          </table:table-cell>
          <table:table-cell/>
          <table:table-cell table:style-name="ce11" table:number-columns-repeated="1001"/>
        </table:table-row>
        <table:table-row table:style-name="ro3">
          <table:table-cell table:style-name="ce11" office:value-type="string" calcext:value-type="string">
            <text:p>FAIT</text:p>
          </table:table-cell>
          <table:table-cell table:style-name="ce14" office:value-type="string" calcext:value-type="string">
            <text:p>supprimer</text:p>
          </table:table-cell>
          <table:table-cell table:style-name="ce22" office:value-type="string" calcext:value-type="string">
            <text:p>aurtre reconstitution, pas de geom</text:p>
          </table:table-cell>
          <table:table-cell table:style-name="ce22"/>
          <table:table-cell table:style-name="ce11" office:value-type="float" office:value="1523" calcext:value-type="float">
            <text:p>1523</text:p>
          </table:table-cell>
          <table:table-cell table:style-name="ce11" office:value-type="string" calcext:value-type="string">
            <text:p>Saint-Martin</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 calcext:value-type="float">
            <text:p>4</text:p>
          </table:table-cell>
          <table:table-cell table:style-name="ce11" office:value-type="string" calcext:value-type="string">
            <text:p>bâtiments conventuels ou monastiques</text:p>
          </table:table-cell>
          <table:table-cell table:style-name="ce11" office:value-type="float" office:value="562" calcext:value-type="float">
            <text:p>562</text:p>
          </table:table-cell>
          <table:table-cell table:style-name="ce11" office:value-type="float" office:value="3" calcext:value-type="float">
            <text:p>3</text:p>
          </table:table-cell>
          <table:table-cell table:style-name="ce11" office:value-type="float" office:value="917" calcext:value-type="float">
            <text:p>917</text:p>
          </table:table-cell>
          <table:table-cell table:style-name="ce11" office:value-type="float" office:value="1" calcext:value-type="float">
            <text:p>1</text:p>
          </table:table-cell>
          <table:table-cell table:style-name="ce11" office:value-type="string" calcext:value-type="string">
            <text:p>RANJARD 1981</text:p>
          </table:table-cell>
          <table:table-cell table:style-name="ce11" office:value-type="string" calcext:value-type="string">
            <text:p>reconstructions sur le meme plan?, pas de polygone correspondant</text:p>
          </table:table-cell>
          <table:table-cell table:number-columns-repeated="6" table:style-name="ce11" office:value-type="string" calcext:value-type="string">
            <text:p>NULL</text:p>
          </table:table-cell>
          <table:table-cell/>
          <table:table-cell table:style-name="ce11" table:number-columns-repeated="1001"/>
        </table:table-row>
        <table:table-row table:style-name="ro3">
          <table:table-cell table:style-name="ce11" office:value-type="string" calcext:value-type="string">
            <text:p>FAIT</text:p>
          </table:table-cell>
          <table:table-cell table:style-name="ce11" office:value-type="string" calcext:value-type="string">
            <text:p>garder </text:p>
          </table:table-cell>
          <table:table-cell table:style-name="ce22" office:value-type="string" calcext:value-type="string">
            <text:p>geometrie</text:p>
          </table:table-cell>
          <table:table-cell table:style-name="ce22"/>
          <table:table-cell table:style-name="ce11" office:value-type="float" office:value="1524" calcext:value-type="float">
            <text:p>1524</text:p>
          </table:table-cell>
          <table:table-cell table:style-name="ce11" office:value-type="string" calcext:value-type="string">
            <text:p>Saint-Martin</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 calcext:value-type="float">
            <text:p>4</text:p>
          </table:table-cell>
          <table:table-cell table:style-name="ce11" office:value-type="string" calcext:value-type="string">
            <text:p>bâtiments conventuels ou monastiques</text:p>
          </table:table-cell>
          <table:table-cell table:style-name="ce11" office:value-type="float" office:value="482" calcext:value-type="float">
            <text:p>482</text:p>
          </table:table-cell>
          <table:table-cell table:style-name="ce11" office:value-type="float" office:value="1" calcext:value-type="float">
            <text:p>1</text:p>
          </table:table-cell>
          <table:table-cell table:style-name="ce11" office:value-type="float" office:value="1014" calcext:value-type="float">
            <text:p>1014</text:p>
          </table:table-cell>
          <table:table-cell table:style-name="ce11" office:value-type="float" office:value="1" calcext:value-type="float">
            <text:p>1</text:p>
          </table:table-cell>
          <table:table-cell table:style-name="ce11" office:value-type="string" calcext:value-type="string">
            <text:p>RANJARD 1981, Martin P. 2010, Marot E. 2013</text:p>
          </table:table-cell>
          <table:table-cell table:style-name="ce11" office:value-type="string" calcext:value-type="string">
            <text:p>restitution emplacement P. Martin 2010</text:p>
          </table:table-cell>
          <table:table-cell table:style-name="ce11" office:value-type="string" calcext:value-type="string">
            <text:p>BLOB sz=60 GEOMETRY</text:p>
          </table:table-cell>
          <table:table-cell table:style-name="ce11" office:value-type="string" calcext:value-type="string">
            <text:p>BLOB sz=445 GEOMETRY</text:p>
          </table:table-cell>
          <table:table-cell table:style-name="ce11" office:value-type="string" calcext:value-type="string">
            <text:p>NULL</text:p>
          </table:table-cell>
          <table:table-cell table:style-name="ce11" office:value-type="string" calcext:value-type="string">
            <text:p>POINT(525181.6195 6701753.036)</text:p>
          </table:table-cell>
          <table:table-cell table:style-name="ce11" office:value-type="string" calcext:value-type="string">
            <text:p>MULTIPOLYGON(((525201.2657 6701761.8218, 525202.163618 6701761.901309, 525203.062128 6701761.828812, 525203.935683 6701761.60637, 525204.75944 6701761.240309, 525205.509977 6701760.741037, 525206.165951 6701760.122752, 525206.708708 6701759.403036, 525207.122816 6701758.602353, 525207.396498 6701757.743473, 525207.521973 6701756.850818, 525207.495672 6701755.94977, 525207.318343 6701755.065954, 525206.995029 6701754.224499, 525206.534923 6701753.449335, 525205.951109 6701752.762502, 525205.260188 6701752.183532, 525204.481807 6701751.728889, 525203.6381 6701751.4115, 525204.5403 6701747.0283, 525159.5103 6701736.9322, 525154.7053 6701756.8543, 525200.2631 6701766.8403, 525201.2657 6701761.8218)))</text:p>
          </table:table-cell>
          <table:table-cell table:style-name="ce11" office:value-type="string" calcext:value-type="string">
            <text:p>NULL</text:p>
          </table:table-cell>
          <table:table-cell/>
          <table:table-cell table:style-name="ce11" table:number-columns-repeated="1001"/>
        </table:table-row>
        <table:table-row table:style-name="ro1">
          <table:table-cell table:style-name="ce13" office:value-type="string" calcext:value-type="string">
            <text:p>FAIT</text:p>
          </table:table-cell>
          <table:table-cell table:style-name="ce13" office:value-type="string" calcext:value-type="string">
            <text:p>garder </text:p>
          </table:table-cell>
          <table:table-cell table:style-name="ce23" table:number-columns-repeated="2"/>
          <table:table-cell table:style-name="ce13" office:value-type="float" office:value="222" calcext:value-type="float">
            <text:p>222</text:p>
          </table:table-cell>
          <table:table-cell table:style-name="ce13" office:value-type="string" calcext:value-type="string">
            <text:p>cabane excavee (site 7, zone 5)</text:p>
          </table:table-cell>
          <table:table-cell table:style-name="ce13" office:value-type="float" office:value="14" calcext:value-type="float">
            <text:p>14</text:p>
          </table:table-cell>
          <table:table-cell table:style-name="ce13" office:value-type="float" office:value="44" calcext:value-type="float">
            <text:p>44</text:p>
          </table:table-cell>
          <table:table-cell table:style-name="ce13" office:value-type="float" office:value="4" calcext:value-type="float">
            <text:p>4</text:p>
          </table:table-cell>
          <table:table-cell table:style-name="ce13" office:value-type="string" calcext:value-type="string">
            <text:p>bâtiments ecclésistiques</text:p>
          </table:table-cell>
          <table:table-cell table:style-name="ce13" office:value-type="float" office:value="450" calcext:value-type="float">
            <text:p>450</text:p>
          </table:table-cell>
          <table:table-cell table:style-name="ce13" office:value-type="float" office:value="1" calcext:value-type="float">
            <text:p>1</text:p>
          </table:table-cell>
          <table:table-cell table:style-name="ce13" office:value-type="float" office:value="500" calcext:value-type="float">
            <text:p>500</text:p>
          </table:table-cell>
          <table:table-cell table:style-name="ce13" office:value-type="float" office:value="1" calcext:value-type="float">
            <text:p>1</text:p>
          </table:table-cell>
          <table:table-cell table:style-name="ce13" office:value-type="string" calcext:value-type="string">
            <text:p>TAM, notice 32, zone 5</text:p>
          </table:table-cell>
          <table:table-cell table:style-name="ce13"/>
          <table:table-cell table:style-name="ce13" office:value-type="string" calcext:value-type="string">
            <text:p>BLOB sz=60 GEOMETRY</text:p>
          </table:table-cell>
          <table:table-cell table:style-name="ce13" office:value-type="string" calcext:value-type="string">
            <text:p>BLOB sz=301 GEOMETRY</text:p>
          </table:table-cell>
          <table:table-cell table:style-name="ce13" office:value-type="string" calcext:value-type="string">
            <text:p>NULL</text:p>
          </table:table-cell>
          <table:table-cell table:style-name="ce13" office:value-type="string" calcext:value-type="string">
            <text:p>POINT(525192.303 6701707.3053)</text:p>
          </table:table-cell>
          <table:table-cell table:style-name="ce13" office:value-type="string" calcext:value-type="string">
            <text:p>MULTIPOLYGON(((525188.4626 6701711.0879, 525190.6208 6701711.4416, 525191.7123 6701711.6307, 525192.5077 6701711.9462, 525193.1744 6701711.6929, 525194.1384 6701711.4372, 525194.757 6701711.3577, 525195.3526 6701711.4767, 525195.6943 6701710.8545, 525195.8065 6701709.4663, 525196.2813 6701706.9603, 525196.6564 6701704.4056, 525189.8173 6701703.3605, 525189.1067 6701708.1099, 525188.4626 6701711.0879)))</text:p>
          </table:table-cell>
          <table:table-cell table:style-name="ce13" office:value-type="string" calcext:value-type="string">
            <text:p>NULL</text:p>
          </table:table-cell>
          <table:table-cell table:style-name="Default"/>
          <table:table-cell table:style-name="ce13" table:number-columns-repeated="1001"/>
        </table:table-row>
        <table:table-row table:style-name="ro2">
          <table:table-cell table:style-name="ce11" office:value-type="string" calcext:value-type="string">
            <text:p>FAIT</text:p>
          </table:table-cell>
          <table:table-cell table:style-name="ce18" office:value-type="string" calcext:value-type="string">
            <text:p>modification date fin : 440</text:p>
          </table:table-cell>
          <table:table-cell table:style-name="ce24" office:value-type="string" calcext:value-type="string">
            <text:p>dédoublé pour mettre 2 portées : 397-440 = 2/ 440-482 = 4 // à vérifier</text:p>
          </table:table-cell>
          <table:table-cell table:style-name="ce24"/>
          <table:table-cell table:style-name="ce26" office:value-type="float" office:value="23" calcext:value-type="float">
            <text:p>23</text:p>
          </table:table-cell>
          <table:table-cell table:style-name="ce26" office:value-type="string" calcext:value-type="string">
            <text:p>Tombe de Martin</text:p>
          </table:table-cell>
          <table:table-cell table:style-name="ce26" office:value-type="float" office:value="87" calcext:value-type="float">
            <text:p>87</text:p>
          </table:table-cell>
          <table:table-cell table:style-name="ce26" office:value-type="float" office:value="42" calcext:value-type="float">
            <text:p>42</text:p>
          </table:table-cell>
          <table:table-cell table:style-name="ce26" office:value-type="float" office:value="2" calcext:value-type="float">
            <text:p>2</text:p>
          </table:table-cell>
          <table:table-cell table:style-name="ce26" office:value-type="string" calcext:value-type="string">
            <text:p>édifices culturels catholiques</text:p>
          </table:table-cell>
          <table:table-cell table:style-name="ce26" office:value-type="float" office:value="397" calcext:value-type="float">
            <text:p>397</text:p>
          </table:table-cell>
          <table:table-cell table:style-name="ce26" office:value-type="float" office:value="1" calcext:value-type="float">
            <text:p>1</text:p>
          </table:table-cell>
          <table:table-cell table:style-name="ce26" office:value-type="float" office:value="440" calcext:value-type="float">
            <text:p>440</text:p>
          </table:table-cell>
          <table:table-cell table:style-name="ce26" office:value-type="float" office:value="1" calcext:value-type="float">
            <text:p>1</text:p>
          </table:table-cell>
          <table:table-cell table:style-name="ce26"/>
          <table:table-cell table:style-name="ce26" office:value-type="string" calcext:value-type="string">
            <text:p>OH dupliquée et dates modifiéespour portée (cf 2804)</text:p>
          </table:table-cell>
          <table:table-cell table:style-name="ce26" office:value-type="string" calcext:value-type="string">
            <text:p>BLOB sz=60 GEOMETRY</text:p>
          </table:table-cell>
          <table:table-cell table:number-columns-repeated="2" table:style-name="ce26" office:value-type="string" calcext:value-type="string">
            <text:p>NULL</text:p>
          </table:table-cell>
          <table:table-cell table:style-name="ce26" office:value-type="string" calcext:value-type="string">
            <text:p>POINT(525202.5146 6701757.4206)</text:p>
          </table:table-cell>
          <table:table-cell table:number-columns-repeated="2" table:style-name="ce26" office:value-type="string" calcext:value-type="string">
            <text:p>NULL</text:p>
          </table:table-cell>
          <table:table-cell table:style-name="ce28"/>
          <table:table-cell table:style-name="ce26" table:number-columns-repeated="1001"/>
        </table:table-row>
        <table:table-row table:style-name="ro2">
          <table:table-cell table:style-name="ce11" office:value-type="string" calcext:value-type="string">
            <text:p>FAIT</text:p>
          </table:table-cell>
          <table:table-cell table:style-name="ce15" office:value-type="string" calcext:value-type="string">
            <text:p>créer de 440 à482, portée 4</text:p>
          </table:table-cell>
          <table:table-cell table:style-name="ce24" office:value-type="string" calcext:value-type="string">
            <text:p>dédoublé pour mettre 2 portées : 397-440 = 2/ 440-482 = 4 // à vérifier</text:p>
          </table:table-cell>
          <table:table-cell table:style-name="ce24"/>
          <table:table-cell table:style-name="ce14" office:value-type="float" office:value="2807" calcext:value-type="float">
            <text:p>2807</text:p>
          </table:table-cell>
          <table:table-cell table:style-name="ce26" office:value-type="string" calcext:value-type="string">
            <text:p>Tombe de Martin</text:p>
          </table:table-cell>
          <table:table-cell table:style-name="ce26" office:value-type="float" office:value="87" calcext:value-type="float">
            <text:p>87</text:p>
          </table:table-cell>
          <table:table-cell table:style-name="ce26" office:value-type="float" office:value="42" calcext:value-type="float">
            <text:p>42</text:p>
          </table:table-cell>
          <table:table-cell table:style-name="ce26" office:value-type="float" office:value="4" calcext:value-type="float">
            <text:p>4</text:p>
          </table:table-cell>
          <table:table-cell table:style-name="ce26" office:value-type="string" calcext:value-type="string">
            <text:p>édifices culturels catholiques</text:p>
          </table:table-cell>
          <table:table-cell table:style-name="ce26" office:value-type="float" office:value="440" calcext:value-type="float">
            <text:p>440</text:p>
          </table:table-cell>
          <table:table-cell table:style-name="ce26" office:value-type="float" office:value="1" calcext:value-type="float">
            <text:p>1</text:p>
          </table:table-cell>
          <table:table-cell table:style-name="ce26" office:value-type="float" office:value="482" calcext:value-type="float">
            <text:p>482</text:p>
          </table:table-cell>
          <table:table-cell table:style-name="ce26" office:value-type="float" office:value="1" calcext:value-type="float">
            <text:p>1</text:p>
          </table:table-cell>
          <table:table-cell table:style-name="ce26"/>
          <table:table-cell table:style-name="ce26" office:value-type="string" calcext:value-type="string">
            <text:p>creation duplication OH 23 pour portee LN</text:p>
          </table:table-cell>
          <table:table-cell table:style-name="ce26" office:value-type="string" calcext:value-type="string">
            <text:p>BLOB sz=60 GEOMETRY</text:p>
          </table:table-cell>
          <table:table-cell table:number-columns-repeated="2" table:style-name="ce26" office:value-type="string" calcext:value-type="string">
            <text:p>NULL</text:p>
          </table:table-cell>
          <table:table-cell table:style-name="ce26" office:value-type="string" calcext:value-type="string">
            <text:p>POINT(525202.5146 6701757.4206)</text:p>
          </table:table-cell>
          <table:table-cell table:number-columns-repeated="2" table:style-name="ce26" office:value-type="string" calcext:value-type="string">
            <text:p>NULL</text:p>
          </table:table-cell>
          <table:table-cell table:style-name="ce28"/>
          <table:table-cell table:style-name="ce26" table:number-columns-repeated="1001"/>
        </table:table-row>
        <table:table-row table:style-name="ro1">
          <table:table-cell table:style-name="ce2"/>
          <table:table-cell table:style-name="ce17"/>
          <table:table-cell table:style-name="ce2" table:number-columns-repeated="1022"/>
        </table:table-row>
        <table:table-row table:style-name="ro1" table:number-rows-repeated="4">
          <table:table-cell table:number-columns-repeated="1024"/>
        </table:table-row>
        <table:table-row table:style-name="ro1">
          <table:table-cell table:number-columns-repeated="6"/>
          <table:table-cell office:value-type="string" calcext:value-type="string">
            <text:p>²</text:p>
          </table:table-cell>
          <table:table-cell table:number-columns-repeated="1017"/>
        </table:table-row>
        <table:table-row table:style-name="ro1">
          <table:table-cell table:number-columns-repeated="1024"/>
        </table:table-row>
        <table:table-row table:style-name="ro1">
          <table:table-cell table:style-name="ce2"/>
          <table:table-cell table:style-name="ce19" office:value-type="string" calcext:value-type="string">
            <text:p>Portée == 2</text:p>
          </table:table-cell>
          <table:table-cell table:style-name="ce2" office:value-type="string" calcext:value-type="string">
            <text:p>trop tôt pour du 4 &gt;&gt; en 2 peut être car évèque</text:p>
          </table:table-cell>
          <table:table-cell table:style-name="ce2"/>
          <table:table-cell table:style-name="ce2" office:value-type="float" office:value="23" calcext:value-type="float">
            <text:p>23</text:p>
          </table:table-cell>
          <table:table-cell table:style-name="ce2" office:value-type="string" calcext:value-type="string">
            <text:p>Tombe de Martin</text:p>
          </table:table-cell>
          <table:table-cell table:style-name="ce2" office:value-type="float" office:value="87" calcext:value-type="float">
            <text:p>87</text:p>
          </table:table-cell>
          <table:table-cell table:style-name="ce2" office:value-type="float" office:value="42" calcext:value-type="float">
            <text:p>42</text:p>
          </table:table-cell>
          <table:table-cell table:style-name="ce2" office:value-type="float" office:value="397" calcext:value-type="float">
            <text:p>397</text:p>
          </table:table-cell>
          <table:table-cell table:style-name="ce2" office:value-type="float" office:value="1" calcext:value-type="float">
            <text:p>1</text:p>
          </table:table-cell>
          <table:table-cell table:style-name="ce2" office:value-type="float" office:value="482" calcext:value-type="float">
            <text:p>482</text:p>
          </table:table-cell>
          <table:table-cell table:style-name="ce2" office:value-type="float" office:value="1" calcext:value-type="float">
            <text:p>1</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4"/>
          <table:table-cell table:style-name="ce2" office:value-type="string" calcext:value-type="string">
            <text:p>(point)</text:p>
          </table:table-cell>
          <table:table-cell table:style-name="ce2" table:number-columns-repeated="1003"/>
        </table:table-row>
        <table:table-row table:style-name="ro1">
          <table:table-cell table:style-name="ce2"/>
          <table:table-cell table:style-name="ce2" office:value-type="string" calcext:value-type="string">
            <text:p>4 &gt;&gt; 3</text:p>
          </table:table-cell>
          <table:table-cell table:style-name="ce2" office:value-type="string" calcext:value-type="string">
            <text:p>cabane où le corps demartin a été déposé le temps de reconstruire l'église, mais tôt dans le pelerinage, éventuellement mettre en 3 &gt; EL ou lecture</text:p>
          </table:table-cell>
          <table:table-cell table:style-name="ce2"/>
          <table:table-cell table:style-name="ce2" office:value-type="float" office:value="222" calcext:value-type="float">
            <text:p>222</text:p>
          </table:table-cell>
          <table:table-cell table:style-name="ce27" office:value-type="string" calcext:value-type="string">
            <text:p>cabane excavee (site 7, zone 5)</text:p>
          </table:table-cell>
          <table:table-cell table:style-name="ce2" office:value-type="float" office:value="14" calcext:value-type="float">
            <text:p>14</text:p>
          </table:table-cell>
          <table:table-cell table:style-name="ce2" office:value-type="float" office:value="44" calcext:value-type="float">
            <text:p>44</text:p>
          </table:table-cell>
          <table:table-cell table:style-name="ce2" office:value-type="float" office:value="450" calcext:value-type="float">
            <text:p>450</text:p>
          </table:table-cell>
          <table:table-cell table:style-name="ce2" office:value-type="float" office:value="1" calcext:value-type="float">
            <text:p>1</text:p>
          </table:table-cell>
          <table:table-cell table:style-name="ce2" office:value-type="float" office:value="500" calcext:value-type="float">
            <text:p>500</text:p>
          </table:table-cell>
          <table:table-cell table:style-name="ce2" office:value-type="float" office:value="1" calcext:value-type="float">
            <text:p>1</text:p>
          </table:table-cell>
          <table:table-cell table:style-name="ce2"/>
          <table:table-cell table:style-name="ce2" office:value-type="float" office:value="372610010" calcext:value-type="float">
            <text:p>372610010</text:p>
          </table:table-cell>
          <table:table-cell table:style-name="ce2" office:value-type="string" calcext:value-type="string">
            <text:p>TAM, notice 32, zone 5</text:p>
          </table:table-cell>
          <table:table-cell table:style-name="ce2" office:value-type="float" office:value="0" calcext:value-type="float">
            <text:p>0</text:p>
          </table:table-cell>
          <table:table-cell table:style-name="ce2" table:number-columns-repeated="1008"/>
        </table:table-row>
        <table:table-row table:style-name="ro1">
          <table:table-cell table:number-columns-repeated="1024"/>
        </table:table-row>
        <table:table-row table:style-name="ro5">
          <table:table-cell table:number-columns-repeated="2"/>
          <table:table-cell office:value-type="string" calcext:value-type="string">
            <text:p>Tombe de Martin</text:p>
          </table:table-cell>
          <table:table-cell table:number-columns-repeated="2"/>
          <table:table-cell office:value-type="string" calcext:value-type="string">
            <text:p>Basilique</text:p>
          </table:table-cell>
          <table:table-cell table:number-columns-repeated="1018"/>
        </table:table-row>
        <table:table-row table:style-name="ro5">
          <table:table-cell table:number-columns-repeated="2"/>
          <table:table-cell office:value-type="string" calcext:value-type="string">
            <text:p>397 – 440 </text:p>
          </table:table-cell>
          <table:table-cell/>
          <table:table-cell office:value-type="float" office:value="2" calcext:value-type="float">
            <text:p>2</text:p>
          </table:table-cell>
          <table:table-cell table:style-name="Default" table:number-columns-repeated="2"/>
          <table:table-cell table:number-columns-repeated="1017"/>
        </table:table-row>
        <table:table-row table:style-name="ro5">
          <table:table-cell table:number-columns-repeated="2"/>
          <table:table-cell office:value-type="string" calcext:value-type="string">
            <text:p>440-482</text:p>
          </table:table-cell>
          <table:table-cell/>
          <table:table-cell office:value-type="float" office:value="4" calcext:value-type="float">
            <text:p>4</text:p>
          </table:table-cell>
          <table:table-cell office:value-type="string" calcext:value-type="string">
            <text:p>440-1500</text:p>
          </table:table-cell>
          <table:table-cell office:value-type="float" office:value="4" calcext:value-type="float">
            <text:p>4</text:p>
          </table:table-cell>
          <table:table-cell office:value-type="string" calcext:value-type="string">
            <text:p>"Basilique Saint Martin" puis "'Saint-Martin" puis "basilique saint-martin"</text:p>
          </table:table-cell>
          <table:table-cell table:number-columns-repeated="1016"/>
        </table:table-row>
        <table:table-row table:style-name="ro5">
          <table:table-cell table:number-columns-repeated="2"/>
          <table:table-cell office:value-type="string" calcext:value-type="string">
            <text:p>+ cabane = 4</text:p>
          </table:table-cell>
          <table:table-cell table:number-columns-repeated="2"/>
          <table:table-cell office:value-type="string" calcext:value-type="string">
            <text:p>1500-1800</text:p>
          </table:table-cell>
          <table:table-cell office:value-type="float" office:value="3" calcext:value-type="float">
            <text:p>3</text:p>
          </table:table-cell>
          <table:table-cell table:number-columns-repeated="1017"/>
        </table:table-row>
        <table:table-row table:style-name="ro1" table:number-rows-repeated="1048542">
          <table:table-cell table:number-columns-repeated="1024"/>
        </table:table-row>
        <table:table-row table:style-name="ro1">
          <table:table-cell table:number-columns-repeated="1024"/>
        </table:table-row>
      </table:table>
      <table:table table:name="modifications diverses" table:style-name="ta1" table:print="false">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4" table:default-cell-style-name="ce20"/>
        <table:table-column table:style-name="co21" table:default-cell-style-name="ce20"/>
        <table:table-column table:style-name="co4" table:number-columns-repeated="8" table:default-cell-style-name="ce20"/>
        <table:table-column table:style-name="co22" table:default-cell-style-name="ce20"/>
        <table:table-column table:style-name="co4" table:number-columns-repeated="4" table:default-cell-style-name="ce20"/>
        <table:table-column table:style-name="co23" table:default-cell-style-name="ce20"/>
        <table:table-column table:style-name="co4" table:number-columns-repeated="1004" table:default-cell-style-name="ce20"/>
        <table:table-row table:style-name="ro6">
          <table:table-cell table:style-name="ce29" office:value-type="string" calcext:value-type="string">
            <text:p>Fait ?</text:p>
          </table:table-cell>
          <table:table-cell table:style-name="ce32" office:value-type="string" calcext:value-type="string">
            <text:p>action</text:p>
          </table:table-cell>
          <table:table-cell table:style-name="ce32" office:value-type="string" calcext:value-type="string">
            <text:p>commentaire</text:p>
          </table:table-cell>
          <table:table-cell table:style-name="ce32" office:value-type="string" calcext:value-type="string">
            <text:p>Qui ?</text:p>
          </table:table-cell>
          <table:table-cell table:style-name="ce44" office:value-type="string" calcext:value-type="string">
            <text:p>OH_NUM</text:p>
          </table:table-cell>
          <table:table-cell table:style-name="ce44" office:value-type="string" calcext:value-type="string">
            <text:p>NOM</text:p>
          </table:table-cell>
          <table:table-cell table:style-name="ce44" office:value-type="string" calcext:value-type="string">
            <text:p>Descripteur</text:p>
          </table:table-cell>
          <table:table-cell table:style-name="ce44" office:value-type="string" calcext:value-type="string">
            <text:p>V_USAGE</text:p>
          </table:table-cell>
          <table:table-cell table:style-name="ce44" office:value-type="string" calcext:value-type="string">
            <text:p>APPARITION</text:p>
          </table:table-cell>
          <table:table-cell table:style-name="ce44" office:value-type="string" calcext:value-type="string">
            <text:p>FIAB_DAPP</text:p>
          </table:table-cell>
          <table:table-cell table:style-name="ce44" office:value-type="string" calcext:value-type="string">
            <text:p>DISPARITIO</text:p>
          </table:table-cell>
          <table:table-cell table:style-name="ce44" office:value-type="string" calcext:value-type="string">
            <text:p>FIAB_DISP</text:p>
          </table:table-cell>
          <table:table-cell table:style-name="ce44" office:value-type="string" calcext:value-type="string">
            <text:p>SITE_NUM</text:p>
          </table:table-cell>
          <table:table-cell table:style-name="ce44" office:value-type="string" calcext:value-type="string">
            <text:p>SRA_NUM</text:p>
          </table:table-cell>
          <table:table-cell table:style-name="ce44" office:value-type="string" calcext:value-type="string">
            <text:p>REFERENCE</text:p>
          </table:table-cell>
          <table:table-cell table:style-name="ce44" office:value-type="string" calcext:value-type="string">
            <text:p>OHC_NUM</text:p>
          </table:table-cell>
          <table:table-cell table:style-name="ce44" office:value-type="string" calcext:value-type="string">
            <text:p>FIAB_GRAPH</text:p>
          </table:table-cell>
          <table:table-cell table:style-name="ce44" office:value-type="string" calcext:value-type="string">
            <text:p>RESTITUTIO</text:p>
          </table:table-cell>
          <table:table-cell table:style-name="ce44" office:value-type="string" calcext:value-type="string">
            <text:p>FIAB8RETI</text:p>
          </table:table-cell>
          <table:table-cell table:style-name="ce44" office:value-type="string" calcext:value-type="string">
            <text:p>REMARQUES</text:p>
          </table:table-cell>
          <table:table-cell table:style-name="ce46" table:number-columns-repeated="4"/>
          <table:table-cell table:number-columns-repeated="1000"/>
        </table:table-row>
        <table:table-row table:style-name="ro7">
          <table:table-cell office:value-type="string" calcext:value-type="string">
            <text:p>FAIT</text:p>
          </table:table-cell>
          <table:table-cell table:style-name="ce33" office:value-type="string" calcext:value-type="string">
            <text:p>v_usage &gt;&gt; 34 + portée 3</text:p>
          </table:table-cell>
          <table:table-cell office:value-type="string" calcext:value-type="string">
            <text:p>à déplacer dans Santé plutôt (plus logique) – par rapport à l'HD. Plutôt pour les pelerins ?</text:p>
          </table:table-cell>
          <table:table-cell/>
          <table:table-cell office:value-type="float" office:value="2709" calcext:value-type="float">
            <text:p>2709</text:p>
          </table:table-cell>
          <table:table-cell office:value-type="string" calcext:value-type="string">
            <text:p>Hopital Saint-Jean de Jerusalem</text:p>
          </table:table-cell>
          <table:table-cell office:value-type="float" office:value="0" calcext:value-type="float">
            <text:p>0</text:p>
          </table:table-cell>
          <table:table-cell office:value-type="float" office:value="43" calcext:value-type="float">
            <text:p>43</text:p>
          </table:table-cell>
          <table:table-cell office:value-type="float" office:value="1200" calcext:value-type="float">
            <text:p>1200</text:p>
          </table:table-cell>
          <table:table-cell office:value-type="float" office:value="3" calcext:value-type="float">
            <text:p>3</text:p>
          </table:table-cell>
          <table:table-cell office:value-type="float" office:value="1790" calcext:value-type="float">
            <text:p>1790</text:p>
          </table:table-cell>
          <table:table-cell office:value-type="float" office:value="2" calcext:value-type="float">
            <text:p>2</text:p>
          </table:table-cell>
          <table:table-cell table:number-columns-repeated="2"/>
          <table:table-cell office:value-type="string" calcext:value-type="string">
            <text:p>Mabire-la-Caille 1988 : 96</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06"/>
        </table:table-row>
        <table:table-row table:style-name="ro2">
          <table:table-cell table:style-name="ce21" office:value-type="string" calcext:value-type="string">
            <text:p>FAIT</text:p>
          </table:table-cell>
          <table:table-cell table:style-name="ce34" office:value-type="string" calcext:value-type="string">
            <text:p>v_usage &gt;&gt; 34</text:p>
          </table:table-cell>
          <table:table-cell table:style-name="ce21" office:value-type="string" calcext:value-type="string">
            <text:p>a déplacer en santé ?</text:p>
          </table:table-cell>
          <table:table-cell table:style-name="ce21"/>
          <table:table-cell table:style-name="ce21" office:value-type="float" office:value="1723" calcext:value-type="float">
            <text:p>1723</text:p>
          </table:table-cell>
          <table:table-cell table:style-name="ce21" office:value-type="string" calcext:value-type="string">
            <text:p>STR 11 et 10, infirmerie de St-Julien (site 16)</text:p>
          </table:table-cell>
          <table:table-cell table:style-name="ce21" office:value-type="float" office:value="58" calcext:value-type="float">
            <text:p>58</text:p>
          </table:table-cell>
          <table:table-cell table:style-name="ce21" office:value-type="float" office:value="43" calcext:value-type="float">
            <text:p>43</text:p>
          </table:table-cell>
          <table:table-cell table:style-name="ce21" office:value-type="float" office:value="1050" calcext:value-type="float">
            <text:p>1050</text:p>
          </table:table-cell>
          <table:table-cell table:style-name="ce21" office:value-type="float" office:value="2" calcext:value-type="float">
            <text:p>2</text:p>
          </table:table-cell>
          <table:table-cell table:style-name="ce21" office:value-type="float" office:value="1300" calcext:value-type="float">
            <text:p>1300</text:p>
          </table:table-cell>
          <table:table-cell table:style-name="ce21" office:value-type="float" office:value="2" calcext:value-type="float">
            <text:p>2</text:p>
          </table:table-cell>
          <table:table-cell table:style-name="ce21"/>
          <table:table-cell table:style-name="ce21" office:value-type="float" office:value="16" calcext:value-type="float">
            <text:p>16</text:p>
          </table:table-cell>
          <table:table-cell table:style-name="ce21" office:value-type="string" calcext:value-type="string">
            <text:p>TAM, notice 53, periode 3</text:p>
          </table:table-cell>
          <table:table-cell table:style-name="ce21" office:value-type="float" office:value="0" calcext:value-type="float">
            <text:p>0</text:p>
          </table:table-cell>
          <table:table-cell table:style-name="ce21" table:number-columns-repeated="3"/>
          <table:table-cell table:style-name="ce21" office:value-type="string" calcext:value-type="string">
            <text:p>ou f░ 34 ?</text:p>
          </table:table-cell>
          <table:table-cell table:style-name="ce21" table:number-columns-repeated="1004"/>
        </table:table-row>
        <table:table-row table:style-name="ro3">
          <table:table-cell office:value-type="string" calcext:value-type="string">
            <text:p>FAIT</text:p>
          </table:table-cell>
          <table:table-cell office:value-type="string" calcext:value-type="string">
            <text:p>garder </text:p>
          </table:table-cell>
          <table:table-cell table:number-columns-repeated="2"/>
          <table:table-cell office:value-type="float" office:value="1462" calcext:value-type="float">
            <text:p>1462</text:p>
          </table:table-cell>
          <table:table-cell office:value-type="string" calcext:value-type="string">
            <text:p>Saint-Julien</text:p>
          </table:table-cell>
          <table:table-cell table:number-columns-repeated="2" office:value-type="float" office:value="43" calcext:value-type="float">
            <text:p>43</text:p>
          </table:table-cell>
          <table:table-cell office:value-type="float" office:value="1550" calcext:value-type="float">
            <text:p>1550</text:p>
          </table:table-cell>
          <table:table-cell office:value-type="float" office:value="2" calcext:value-type="float">
            <text:p>2</text:p>
          </table:table-cell>
          <table:table-cell office:value-type="float" office:value="1791" calcext:value-type="float">
            <text:p>1791</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lan ADIL V/1.1.5, BD Merime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6"/>
        </table:table-row>
        <table:table-row table:style-name="ro3">
          <table:table-cell office:value-type="string" calcext:value-type="string">
            <text:p>FAIT</text:p>
          </table:table-cell>
          <table:table-cell office:value-type="string" calcext:value-type="string">
            <text:p>garder </text:p>
          </table:table-cell>
          <table:table-cell table:number-columns-repeated="2"/>
          <table:table-cell office:value-type="float" office:value="1507" calcext:value-type="float">
            <text:p>1507</text:p>
          </table:table-cell>
          <table:table-cell office:value-type="string" calcext:value-type="string">
            <text:p>Saint-Julien</text:p>
          </table:table-cell>
          <table:table-cell table:number-columns-repeated="2" office:value-type="float" office:value="43" calcext:value-type="float">
            <text:p>43</text:p>
          </table:table-cell>
          <table:table-cell office:value-type="float" office:value="970" calcext:value-type="float">
            <text:p>970</text:p>
          </table:table-cell>
          <table:table-cell office:value-type="float" office:value="2" calcext:value-type="float">
            <text:p>2</text:p>
          </table:table-cell>
          <table:table-cell office:value-type="float" office:value="1550" calcext:value-type="float">
            <text:p>1550</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Plan ADIL V/1.1.5, BD Merimee</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table:number-columns-repeated="1005"/>
        </table:table-row>
        <table:table-row table:style-name="ro3">
          <table:table-cell office:value-type="string" calcext:value-type="string">
            <text:p>FAIT</text:p>
          </table:table-cell>
          <table:table-cell office:value-type="string" calcext:value-type="string">
            <text:p>garder </text:p>
          </table:table-cell>
          <table:table-cell table:number-columns-repeated="2"/>
          <table:table-cell office:value-type="float" office:value="1508" calcext:value-type="float">
            <text:p>1508</text:p>
          </table:table-cell>
          <table:table-cell office:value-type="string" calcext:value-type="string">
            <text:p>Saint-Julien</text:p>
          </table:table-cell>
          <table:table-cell table:number-columns-repeated="2" office:value-type="float" office:value="43" calcext:value-type="float">
            <text:p>43</text:p>
          </table:table-cell>
          <table:table-cell office:value-type="float" office:value="575" calcext:value-type="float">
            <text:p>575</text:p>
          </table:table-cell>
          <table:table-cell office:value-type="float" office:value="2" calcext:value-type="float">
            <text:p>2</text:p>
          </table:table-cell>
          <table:table-cell office:value-type="float" office:value="853" calcext:value-type="float">
            <text:p>853</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lan ADIL V/1.1.5, BD Merimee</text:p>
          </table:table-cell>
          <table:table-cell office:value-type="float" office:value="0" calcext:value-type="float">
            <text:p>0</text:p>
          </table:table-cell>
          <table:table-cell/>
          <table:table-cell office:value-type="float" office:value="1" calcext:value-type="float">
            <text:p>1</text:p>
          </table:table-cell>
          <table:table-cell office:value-type="float" office:value="3" calcext:value-type="float">
            <text:p>3</text:p>
          </table:table-cell>
          <table:table-cell table:number-columns-repeated="1005"/>
        </table:table-row>
        <table:table-row table:style-name="ro3">
          <table:table-cell office:value-type="string" calcext:value-type="string">
            <text:p>FAIT</text:p>
          </table:table-cell>
          <table:table-cell office:value-type="string" calcext:value-type="string">
            <text:p>garder </text:p>
          </table:table-cell>
          <table:table-cell table:number-columns-repeated="2"/>
          <table:table-cell office:value-type="float" office:value="1509" calcext:value-type="float">
            <text:p>1509</text:p>
          </table:table-cell>
          <table:table-cell office:value-type="string" calcext:value-type="string">
            <text:p>Saint-Julien</text:p>
          </table:table-cell>
          <table:table-cell table:number-columns-repeated="2" office:value-type="float" office:value="43" calcext:value-type="float">
            <text:p>43</text:p>
          </table:table-cell>
          <table:table-cell office:value-type="float" office:value="935" calcext:value-type="float">
            <text:p>935</text:p>
          </table:table-cell>
          <table:table-cell office:value-type="float" office:value="1" calcext:value-type="float">
            <text:p>1</text:p>
          </table:table-cell>
          <table:table-cell office:value-type="float" office:value="970" calcext:value-type="float">
            <text:p>970</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Plan ADIL V/1.1.5, BD Merimee</text:p>
          </table:table-cell>
          <table:table-cell office:value-type="float" office:value="0" calcext:value-type="float">
            <text:p>0</text:p>
          </table:table-cell>
          <table:table-cell/>
          <table:table-cell office:value-type="float" office:value="1" calcext:value-type="float">
            <text:p>1</text:p>
          </table:table-cell>
          <table:table-cell office:value-type="float" office:value="3" calcext:value-type="float">
            <text:p>3</text:p>
          </table:table-cell>
          <table:table-cell table:number-columns-repeated="1005"/>
        </table:table-row>
        <table:table-row table:style-name="ro7">
          <table:table-cell office:value-type="string" calcext:value-type="string">
            <text:p>FAIT</text:p>
          </table:table-cell>
          <table:table-cell table:style-name="ce35" office:value-type="string" calcext:value-type="string">
            <text:p>supprimer</text:p>
          </table:table-cell>
          <table:table-cell office:value-type="string" calcext:value-type="string">
            <text:p>différents états / tous les états en un. Ont tous les 5 une géométrie en polygone</text:p>
          </table:table-cell>
          <table:table-cell/>
          <table:table-cell office:value-type="float" office:value="1533" calcext:value-type="float">
            <text:p>1533</text:p>
          </table:table-cell>
          <table:table-cell office:value-type="string" calcext:value-type="string">
            <text:p>Saint-Julien</text:p>
          </table:table-cell>
          <table:table-cell table:number-columns-repeated="2" office:value-type="float" office:value="43" calcext:value-type="float">
            <text:p>43</text:p>
          </table:table-cell>
          <table:table-cell office:value-type="float" office:value="578" calcext:value-type="float">
            <text:p>578</text:p>
          </table:table-cell>
          <table:table-cell office:value-type="float" office:value="1" calcext:value-type="float">
            <text:p>1</text:p>
          </table:table-cell>
          <table:table-cell office:value-type="float" office:value="1791" calcext:value-type="float">
            <text:p>1791</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lan ADIL V/1.1.5, BARON 1988, BD Merime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6"/>
        </table:table-row>
        <table:table-row table:style-name="ro8">
          <table:table-cell table:style-name="ce30"/>
          <table:table-cell table:style-name="ce36" office:value-type="string" calcext:value-type="string">
            <text:p>v_usage &gt;&gt; 34 </text:p>
          </table:table-cell>
          <table:table-cell table:style-name="ce30" office:value-type="string" calcext:value-type="string">
            <office:annotation office:display="true" draw:style-name="gr1" draw:text-style-name="P3" svg:width="104mm" svg:height="25.41mm" svg:x="212.19mm" svg:y="16.74mm" draw:caption-point-x="-83.83mm" draw:caption-point-y="54.62mm">
              <dc:date>2017-05-06T00:00:00</dc:date>
              <text:p text:style-name="P1"><text:span text:style-name="T1">&gt; Infirmerie monastère : pas hospitalier donc on reste dans le religieux</text:span></text:p>
              <text:p text:style-name="P2"><text:span text:style-name="T2">Mieux vaut considérer que le monastère à une fonctionnalité multiple dont 1 fonction de santé</text:span></text:p>
              <text:p text:style-name="P2"><text:span text:style-name="T2"/></text:p>
            </office:annotation>
            <text:p>&gt;&gt; en santé ? Infirmerie du monastère (fonction inférée a partir du plan terrier == bat au même endroit donc même fonction) (TD à cet endroit céation du PCF)</text:p>
          </table:table-cell>
          <table:table-cell table:style-name="ce43"/>
          <table:table-cell table:style-name="ce43" office:value-type="float" office:value="1794" calcext:value-type="float">
            <text:p>1794</text:p>
          </table:table-cell>
          <table:table-cell table:style-name="ce43" office:value-type="string" calcext:value-type="string">
            <text:p>batiment sans nom (infirmerie) (site 16)</text:p>
          </table:table-cell>
          <table:table-cell table:style-name="ce43" office:value-type="float" office:value="58" calcext:value-type="float">
            <text:p>58</text:p>
          </table:table-cell>
          <table:table-cell table:style-name="ce43" office:value-type="float" office:value="43" calcext:value-type="float">
            <text:p>43</text:p>
          </table:table-cell>
          <table:table-cell table:style-name="ce43" office:value-type="float" office:value="1300" calcext:value-type="float">
            <text:p>1300</text:p>
          </table:table-cell>
          <table:table-cell table:style-name="ce43" office:value-type="float" office:value="2" calcext:value-type="float">
            <text:p>2</text:p>
          </table:table-cell>
          <table:table-cell table:style-name="ce43" office:value-type="float" office:value="1791" calcext:value-type="float">
            <text:p>1791</text:p>
          </table:table-cell>
          <table:table-cell table:style-name="ce43" office:value-type="float" office:value="1" calcext:value-type="float">
            <text:p>1</text:p>
          </table:table-cell>
          <table:table-cell table:style-name="ce43"/>
          <table:table-cell table:style-name="ce43" office:value-type="float" office:value="16" calcext:value-type="float">
            <text:p>16</text:p>
          </table:table-cell>
          <table:table-cell table:style-name="ce43" office:value-type="string" calcext:value-type="string">
            <text:p>TAM, notice 53, periode 3</text:p>
          </table:table-cell>
          <table:table-cell table:style-name="ce43" office:value-type="float" office:value="0" calcext:value-type="float">
            <text:p>0</text:p>
          </table:table-cell>
          <table:table-cell table:style-name="ce43" table:number-columns-repeated="3"/>
          <table:table-cell table:style-name="ce43" office:value-type="string" calcext:value-type="string">
            <text:p>ou f░ 34 ?</text:p>
          </table:table-cell>
          <table:table-cell table:style-name="ce30" table:number-columns-repeated="1004"/>
        </table:table-row>
        <table:table-row table:style-name="ro9">
          <table:table-cell table:style-name="ce21" office:value-type="string" calcext:value-type="string">
            <text:p>FAIT // modifié direct dans table_portee</text:p>
          </table:table-cell>
          <table:table-cell table:style-name="ce37" office:value-type="string" calcext:value-type="string">
            <text:p>Portée &gt;&gt; 1</text:p>
          </table:table-cell>
          <table:table-cell table:style-name="ce21"/>
          <table:table-cell table:style-name="ce42"/>
          <table:table-cell table:style-name="ce42" office:value-type="float" office:value="1858" calcext:value-type="float">
            <text:p>1858</text:p>
          </table:table-cell>
          <table:table-cell table:style-name="ce42" office:value-type="string" calcext:value-type="string">
            <text:p>1er etat de la chapelle Saint-Lazare (site 13)</text:p>
          </table:table-cell>
          <table:table-cell table:style-name="ce42" office:value-type="float" office:value="23" calcext:value-type="float">
            <text:p>23</text:p>
          </table:table-cell>
          <table:table-cell table:style-name="ce42" office:value-type="float" office:value="42" calcext:value-type="float">
            <text:p>42</text:p>
          </table:table-cell>
          <table:table-cell table:style-name="ce42" office:value-type="float" office:value="1100" calcext:value-type="float">
            <text:p>1100</text:p>
          </table:table-cell>
          <table:table-cell table:style-name="ce42" office:value-type="float" office:value="2" calcext:value-type="float">
            <text:p>2</text:p>
          </table:table-cell>
          <table:table-cell table:style-name="ce42" office:value-type="float" office:value="1200" calcext:value-type="float">
            <text:p>1200</text:p>
          </table:table-cell>
          <table:table-cell table:style-name="ce42" office:value-type="float" office:value="2" calcext:value-type="float">
            <text:p>2</text:p>
          </table:table-cell>
          <table:table-cell table:style-name="ce42"/>
          <table:table-cell table:style-name="ce42" office:value-type="float" office:value="13" calcext:value-type="float">
            <text:p>13</text:p>
          </table:table-cell>
          <table:table-cell table:style-name="ce42" office:value-type="string" calcext:value-type="string">
            <text:p>TAM, notice 45</text:p>
          </table:table-cell>
          <table:table-cell table:style-name="ce42" office:value-type="float" office:value="0" calcext:value-type="float">
            <text:p>0</text:p>
          </table:table-cell>
          <table:table-cell table:style-name="ce42" table:number-columns-repeated="4"/>
          <table:table-cell table:style-name="ce21" table:number-columns-repeated="1004"/>
        </table:table-row>
        <table:table-row table:style-name="ro10">
          <table:table-cell table:style-name="ce21" office:value-type="string" calcext:value-type="string">
            <text:p>FAIT // modifié direct dans table_portee</text:p>
          </table:table-cell>
          <table:table-cell table:style-name="ce37" office:value-type="string" calcext:value-type="string">
            <text:p>Portee &gt;&gt; 1</text:p>
          </table:table-cell>
          <table:table-cell table:style-name="ce21" office:value-type="string" calcext:value-type="string">
            <text:p>lié à la lépreuserie : créer OH supplémentaire en la dédoublant</text:p>
          </table:table-cell>
          <table:table-cell table:style-name="ce42"/>
          <table:table-cell table:style-name="ce42" office:value-type="float" office:value="1859" calcext:value-type="float">
            <text:p>1859</text:p>
          </table:table-cell>
          <table:table-cell table:style-name="ce42" office:value-type="string" calcext:value-type="string">
            <text:p>2e etat de la chapelle Saint-Lazare (site 13)</text:p>
          </table:table-cell>
          <table:table-cell table:style-name="ce42" office:value-type="float" office:value="23" calcext:value-type="float">
            <text:p>23</text:p>
          </table:table-cell>
          <table:table-cell table:style-name="ce42" office:value-type="float" office:value="42" calcext:value-type="float">
            <text:p>42</text:p>
          </table:table-cell>
          <table:table-cell table:style-name="ce42" office:value-type="float" office:value="1200" calcext:value-type="float">
            <text:p>1200</text:p>
          </table:table-cell>
          <table:table-cell table:style-name="ce42" office:value-type="float" office:value="2" calcext:value-type="float">
            <text:p>2</text:p>
          </table:table-cell>
          <table:table-cell table:style-name="ce42" office:value-type="float" office:value="1672" calcext:value-type="float">
            <text:p>1672</text:p>
          </table:table-cell>
          <table:table-cell table:style-name="ce42" office:value-type="float" office:value="1" calcext:value-type="float">
            <text:p>1</text:p>
          </table:table-cell>
          <table:table-cell table:style-name="ce42"/>
          <table:table-cell table:style-name="ce42" office:value-type="float" office:value="13" calcext:value-type="float">
            <text:p>13</text:p>
          </table:table-cell>
          <table:table-cell table:style-name="ce42" office:value-type="string" calcext:value-type="string">
            <text:p>TAM, notice 45</text:p>
          </table:table-cell>
          <table:table-cell table:style-name="ce42" office:value-type="float" office:value="0" calcext:value-type="float">
            <text:p>0</text:p>
          </table:table-cell>
          <table:table-cell table:style-name="ce42" table:number-columns-repeated="4"/>
          <table:table-cell table:style-name="ce21" table:number-columns-repeated="1004"/>
        </table:table-row>
        <table:table-row table:style-name="ro4">
          <table:table-cell table:style-name="ce21" office:value-type="string" calcext:value-type="string">
            <text:p>FAIT</text:p>
          </table:table-cell>
          <table:table-cell table:style-name="ce38" office:value-type="string" calcext:value-type="string">
            <text:p>Création portée 2, v_usage 34</text:p>
          </table:table-cell>
          <table:table-cell table:style-name="ce21" office:value-type="string" calcext:value-type="string">
            <text:p>créer doublon 1859</text:p>
          </table:table-cell>
          <table:table-cell table:style-name="ce42"/>
          <table:table-cell table:style-name="ce45" office:value-type="float" office:value="2803" calcext:value-type="float">
            <text:p>2803</text:p>
          </table:table-cell>
          <table:table-cell table:style-name="ce42" office:value-type="string" calcext:value-type="string">
            <text:p>Lépreuserie du 2e etat de la chapelle Saint-Lazare (site 13)</text:p>
          </table:table-cell>
          <table:table-cell table:style-name="ce42"/>
          <table:table-cell table:style-name="ce42" office:value-type="float" office:value="34" calcext:value-type="float">
            <text:p>34</text:p>
          </table:table-cell>
          <table:table-cell table:style-name="ce42" office:value-type="float" office:value="1200" calcext:value-type="float">
            <text:p>1200</text:p>
          </table:table-cell>
          <table:table-cell table:style-name="ce42" office:value-type="float" office:value="2" calcext:value-type="float">
            <text:p>2</text:p>
          </table:table-cell>
          <table:table-cell table:style-name="ce42" office:value-type="float" office:value="1672" calcext:value-type="float">
            <text:p>1672</text:p>
          </table:table-cell>
          <table:table-cell table:style-name="ce42" office:value-type="float" office:value="1" calcext:value-type="float">
            <text:p>1</text:p>
          </table:table-cell>
          <table:table-cell table:style-name="ce42"/>
          <table:table-cell table:style-name="ce42" office:value-type="float" office:value="13" calcext:value-type="float">
            <text:p>13</text:p>
          </table:table-cell>
          <table:table-cell table:style-name="ce42" office:value-type="string" calcext:value-type="string">
            <text:p>TAM, notice 45</text:p>
          </table:table-cell>
          <table:table-cell table:style-name="ce42" office:value-type="float" office:value="0" calcext:value-type="float">
            <text:p>0</text:p>
          </table:table-cell>
          <table:table-cell table:style-name="ce42" table:number-columns-repeated="3"/>
          <table:table-cell table:style-name="ce42" office:value-type="string" calcext:value-type="string">
            <text:p>création par duplication de OH_NUL 1859 LN</text:p>
          </table:table-cell>
          <table:table-cell table:number-columns-repeated="1004"/>
        </table:table-row>
        <table:table-row table:style-name="ro4">
          <table:table-cell office:value-type="string" calcext:value-type="string">
            <text:p>FAIT</text:p>
          </table:table-cell>
          <table:table-cell table:style-name="ce2" office:value-type="string" calcext:value-type="string">
            <text:p>garder </text:p>
          </table:table-cell>
          <table:table-cell office:value-type="string" calcext:value-type="string">
            <text:p>Presque mêmes dates geom polyogne</text:p>
          </table:table-cell>
          <table:table-cell table:style-name="ce2"/>
          <table:table-cell table:style-name="ce2" office:value-type="float" office:value="1471" calcext:value-type="float">
            <text:p>1471</text:p>
          </table:table-cell>
          <table:table-cell table:style-name="ce2" office:value-type="string" calcext:value-type="string">
            <text:p>Saint-Saturnin</text:p>
          </table:table-cell>
          <table:table-cell table:style-name="ce2" office:value-type="float" office:value="43" calcext:value-type="float">
            <text:p>43</text:p>
          </table:table-cell>
          <table:table-cell table:style-name="ce2" office:value-type="float" office:value="42" calcext:value-type="float">
            <text:p>42</text:p>
          </table:table-cell>
          <table:table-cell table:style-name="ce2" office:value-type="float" office:value="1785" calcext:value-type="float">
            <text:p>1785</text:p>
          </table:table-cell>
          <table:table-cell table:style-name="ce2" office:value-type="float" office:value="2" calcext:value-type="float">
            <text:p>2</text:p>
          </table:table-cell>
          <table:table-cell table:style-name="ce2" office:value-type="float" office:value="1798" calcext:value-type="float">
            <text:p>1798</text:p>
          </table:table-cell>
          <table:table-cell table:style-name="ce2" office:value-type="float" office:value="1" calcext:value-type="float">
            <text:p>1</text:p>
          </table:table-cell>
          <table:table-cell table:style-name="ce2"/>
          <table:table-cell table:style-name="ce2" office:value-type="float" office:value="0" calcext:value-type="float">
            <text:p>0</text:p>
          </table:table-cell>
          <table:table-cell table:style-name="ce2" office:value-type="string" calcext:value-type="string">
            <text:p>Plan ADIL V/1.1.5, BD Merimee</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number-columns-repeated="1006"/>
        </table:table-row>
        <table:table-row table:style-name="ro4">
          <table:table-cell table:style-name="ce2" office:value-type="string" calcext:value-type="string">
            <text:p>FAIT</text:p>
          </table:table-cell>
          <table:table-cell table:style-name="ce39" office:value-type="string" calcext:value-type="string">
            <text:p>supprimer</text:p>
          </table:table-cell>
          <table:table-cell table:style-name="ce24" office:value-type="string" calcext:value-type="string">
            <text:p>Presque mêmes dates geom ponctuel</text:p>
          </table:table-cell>
          <table:table-cell table:style-name="ce2"/>
          <table:table-cell table:style-name="ce2" office:value-type="float" office:value="1517" calcext:value-type="float">
            <text:p>1517</text:p>
          </table:table-cell>
          <table:table-cell table:style-name="ce2" office:value-type="string" calcext:value-type="string">
            <text:p>Saint-Saturnin</text:p>
          </table:table-cell>
          <table:table-cell table:style-name="ce2" office:value-type="float" office:value="43" calcext:value-type="float">
            <text:p>43</text:p>
          </table:table-cell>
          <table:table-cell table:style-name="ce2" office:value-type="float" office:value="42" calcext:value-type="float">
            <text:p>42</text:p>
          </table:table-cell>
          <table:table-cell table:style-name="ce2" office:value-type="float" office:value="1785" calcext:value-type="float">
            <text:p>1785</text:p>
          </table:table-cell>
          <table:table-cell table:style-name="ce2" office:value-type="float" office:value="1" calcext:value-type="float">
            <text:p>1</text:p>
          </table:table-cell>
          <table:table-cell table:style-name="ce2" office:value-type="float" office:value="1791" calcext:value-type="float">
            <text:p>1791</text:p>
          </table:table-cell>
          <table:table-cell table:style-name="ce2" office:value-type="float" office:value="1" calcext:value-type="float">
            <text:p>1</text:p>
          </table:table-cell>
          <table:table-cell table:style-name="ce2"/>
          <table:table-cell table:style-name="ce2" office:value-type="float" office:value="0" calcext:value-type="float">
            <text:p>0</text:p>
          </table:table-cell>
          <table:table-cell table:style-name="ce2" office:value-type="string" calcext:value-type="string">
            <text:p>Plan ADIL V/1.1.5, BD Merimee</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number-columns-repeated="1006"/>
        </table:table-row>
        <table:table-row table:style-name="ro7">
          <table:table-cell table:style-name="ce21" office:value-type="string" calcext:value-type="string">
            <text:p>FAIT</text:p>
          </table:table-cell>
          <table:table-cell table:style-name="ce40" office:value-type="string" calcext:value-type="string">
            <text:p>supprimer</text:p>
          </table:table-cell>
          <table:table-cell table:style-name="ce21" office:value-type="string" calcext:value-type="string">
            <text:p>conservée en découpage, le générale en pt, les découpages en géom</text:p>
          </table:table-cell>
          <table:table-cell table:style-name="ce42"/>
          <table:table-cell table:style-name="ce42" office:value-type="float" office:value="33" calcext:value-type="float">
            <text:p>33</text:p>
          </table:table-cell>
          <table:table-cell table:style-name="ce42" office:value-type="string" calcext:value-type="string">
            <text:p>Saint-Pierre-des-Corps</text:p>
          </table:table-cell>
          <table:table-cell table:style-name="ce42" office:value-type="float" office:value="43" calcext:value-type="float">
            <text:p>43</text:p>
          </table:table-cell>
          <table:table-cell table:style-name="ce42" office:value-type="float" office:value="42" calcext:value-type="float">
            <text:p>42</text:p>
          </table:table-cell>
          <table:table-cell table:style-name="ce42" office:value-type="float" office:value="969" calcext:value-type="float">
            <text:p>969</text:p>
          </table:table-cell>
          <table:table-cell table:style-name="ce42" office:value-type="float" office:value="1" calcext:value-type="float">
            <text:p>1</text:p>
          </table:table-cell>
          <table:table-cell table:style-name="ce42" office:value-type="float" office:value="1800" calcext:value-type="float">
            <text:p>1800</text:p>
          </table:table-cell>
          <table:table-cell table:style-name="ce42" office:value-type="float" office:value="3" calcext:value-type="float">
            <text:p>3</text:p>
          </table:table-cell>
          <table:table-cell table:style-name="ce42"/>
          <table:table-cell table:style-name="ce42" office:value-type="float" office:value="0" calcext:value-type="float">
            <text:p>0</text:p>
          </table:table-cell>
          <table:table-cell table:style-name="ce42"/>
          <table:table-cell table:style-name="ce42" office:value-type="float" office:value="0" calcext:value-type="float">
            <text:p>0</text:p>
          </table:table-cell>
          <table:table-cell table:style-name="ce42" table:number-columns-repeated="3"/>
          <table:table-cell table:style-name="ce42" office:value-type="string" calcext:value-type="string">
            <text:p>(point)</text:p>
          </table:table-cell>
          <table:table-cell table:style-name="ce21" table:number-columns-repeated="1004"/>
        </table:table-row>
        <table:table-row table:style-name="ro3">
          <table:table-cell table:style-name="ce21" office:value-type="string" calcext:value-type="string">
            <text:p>FAIT</text:p>
          </table:table-cell>
          <table:table-cell table:style-name="ce21" office:value-type="string" calcext:value-type="string">
            <text:p>garder </text:p>
          </table:table-cell>
          <table:table-cell table:style-name="ce21"/>
          <table:table-cell table:style-name="ce42"/>
          <table:table-cell table:style-name="ce42" office:value-type="float" office:value="1463" calcext:value-type="float">
            <text:p>1463</text:p>
          </table:table-cell>
          <table:table-cell table:style-name="ce42" office:value-type="string" calcext:value-type="string">
            <text:p>Saint-Pierre-des-Corps</text:p>
          </table:table-cell>
          <table:table-cell table:style-name="ce42" office:value-type="float" office:value="43" calcext:value-type="float">
            <text:p>43</text:p>
          </table:table-cell>
          <table:table-cell table:style-name="ce42" office:value-type="float" office:value="42" calcext:value-type="float">
            <text:p>42</text:p>
          </table:table-cell>
          <table:table-cell table:style-name="ce42" office:value-type="float" office:value="969" calcext:value-type="float">
            <text:p>969</text:p>
          </table:table-cell>
          <table:table-cell table:style-name="ce42" office:value-type="float" office:value="1" calcext:value-type="float">
            <text:p>1</text:p>
          </table:table-cell>
          <table:table-cell table:style-name="ce42" office:value-type="float" office:value="1200" calcext:value-type="float">
            <text:p>1200</text:p>
          </table:table-cell>
          <table:table-cell table:style-name="ce42" office:value-type="float" office:value="2" calcext:value-type="float">
            <text:p>2</text:p>
          </table:table-cell>
          <table:table-cell table:style-name="ce42"/>
          <table:table-cell table:style-name="ce42" office:value-type="float" office:value="0" calcext:value-type="float">
            <text:p>0</text:p>
          </table:table-cell>
          <table:table-cell table:style-name="ce42" office:value-type="string" calcext:value-type="string">
            <text:p>Plan ADIL V/1.1.5, BD Merimee</text:p>
          </table:table-cell>
          <table:table-cell table:style-name="ce42" office:value-type="float" office:value="0" calcext:value-type="float">
            <text:p>0</text:p>
          </table:table-cell>
          <table:table-cell table:style-name="ce42"/>
          <table:table-cell table:style-name="ce42" office:value-type="float" office:value="1" calcext:value-type="float">
            <text:p>1</text:p>
          </table:table-cell>
          <table:table-cell table:style-name="ce42" office:value-type="float" office:value="3" calcext:value-type="float">
            <text:p>3</text:p>
          </table:table-cell>
          <table:table-cell table:style-name="ce42"/>
          <table:table-cell table:style-name="ce21" table:number-columns-repeated="1004"/>
        </table:table-row>
        <table:table-row table:style-name="ro3">
          <table:table-cell table:style-name="ce21" office:value-type="string" calcext:value-type="string">
            <text:p>FAIT</text:p>
          </table:table-cell>
          <table:table-cell table:style-name="ce21" office:value-type="string" calcext:value-type="string">
            <text:p>garder </text:p>
          </table:table-cell>
          <table:table-cell table:style-name="ce21"/>
          <table:table-cell table:style-name="ce42"/>
          <table:table-cell table:style-name="ce42" office:value-type="float" office:value="1504" calcext:value-type="float">
            <text:p>1504</text:p>
          </table:table-cell>
          <table:table-cell table:style-name="ce42" office:value-type="string" calcext:value-type="string">
            <text:p>Saint-Pierre-des-Corps</text:p>
          </table:table-cell>
          <table:table-cell table:style-name="ce42" office:value-type="float" office:value="43" calcext:value-type="float">
            <text:p>43</text:p>
          </table:table-cell>
          <table:table-cell table:style-name="ce42" office:value-type="float" office:value="42" calcext:value-type="float">
            <text:p>42</text:p>
          </table:table-cell>
          <table:table-cell table:style-name="ce42" office:value-type="float" office:value="1787" calcext:value-type="float">
            <text:p>1787</text:p>
          </table:table-cell>
          <table:table-cell table:style-name="ce42" office:value-type="float" office:value="2" calcext:value-type="float">
            <text:p>2</text:p>
          </table:table-cell>
          <table:table-cell table:style-name="ce42" office:value-type="float" office:value="2000" calcext:value-type="float">
            <text:p>2000</text:p>
          </table:table-cell>
          <table:table-cell table:style-name="ce42" office:value-type="float" office:value="1" calcext:value-type="float">
            <text:p>1</text:p>
          </table:table-cell>
          <table:table-cell table:style-name="ce42"/>
          <table:table-cell table:style-name="ce42" office:value-type="float" office:value="0" calcext:value-type="float">
            <text:p>0</text:p>
          </table:table-cell>
          <table:table-cell table:style-name="ce42" office:value-type="string" calcext:value-type="string">
            <text:p>Plan ADIL V/1.1.5, BD Merimee</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float" office:value="0" calcext:value-type="float">
            <text:p>0</text:p>
          </table:table-cell>
          <table:table-cell table:style-name="ce42" table:number-columns-repeated="2"/>
          <table:table-cell table:style-name="ce21" table:number-columns-repeated="1004"/>
        </table:table-row>
        <table:table-row table:style-name="ro3">
          <table:table-cell table:style-name="ce21" office:value-type="string" calcext:value-type="string">
            <text:p>FAIT</text:p>
          </table:table-cell>
          <table:table-cell table:style-name="ce21" office:value-type="string" calcext:value-type="string">
            <text:p>garder </text:p>
          </table:table-cell>
          <table:table-cell table:style-name="ce21"/>
          <table:table-cell table:style-name="ce42"/>
          <table:table-cell table:style-name="ce42" office:value-type="float" office:value="1519" calcext:value-type="float">
            <text:p>1519</text:p>
          </table:table-cell>
          <table:table-cell table:style-name="ce42" office:value-type="string" calcext:value-type="string">
            <text:p>Saint-Pierre-des-Corps</text:p>
          </table:table-cell>
          <table:table-cell table:style-name="ce42" office:value-type="float" office:value="43" calcext:value-type="float">
            <text:p>43</text:p>
          </table:table-cell>
          <table:table-cell table:style-name="ce42" office:value-type="float" office:value="42" calcext:value-type="float">
            <text:p>42</text:p>
          </table:table-cell>
          <table:table-cell table:style-name="ce42" office:value-type="float" office:value="1200" calcext:value-type="float">
            <text:p>1200</text:p>
          </table:table-cell>
          <table:table-cell table:style-name="ce42" office:value-type="float" office:value="2" calcext:value-type="float">
            <text:p>2</text:p>
          </table:table-cell>
          <table:table-cell table:style-name="ce42" office:value-type="float" office:value="1787" calcext:value-type="float">
            <text:p>1787</text:p>
          </table:table-cell>
          <table:table-cell table:style-name="ce42" office:value-type="float" office:value="1" calcext:value-type="float">
            <text:p>1</text:p>
          </table:table-cell>
          <table:table-cell table:style-name="ce42"/>
          <table:table-cell table:style-name="ce42" office:value-type="float" office:value="0" calcext:value-type="float">
            <text:p>0</text:p>
          </table:table-cell>
          <table:table-cell table:style-name="ce42" office:value-type="string" calcext:value-type="string">
            <text:p>Plan ADIL V/1.1.5, BD Merimee</text:p>
          </table:table-cell>
          <table:table-cell table:style-name="ce42" office:value-type="float" office:value="0" calcext:value-type="float">
            <text:p>0</text:p>
          </table:table-cell>
          <table:table-cell table:style-name="ce42"/>
          <table:table-cell table:style-name="ce42" office:value-type="float" office:value="1" calcext:value-type="float">
            <text:p>1</text:p>
          </table:table-cell>
          <table:table-cell table:style-name="ce42" office:value-type="float" office:value="3" calcext:value-type="float">
            <text:p>3</text:p>
          </table:table-cell>
          <table:table-cell table:style-name="ce42"/>
          <table:table-cell table:style-name="ce21" table:number-columns-repeated="1004"/>
        </table:table-row>
        <table:table-row table:style-name="ro2">
          <table:table-cell table:style-name="ce2" office:value-type="string" calcext:value-type="string">
            <text:p>FAIT</text:p>
          </table:table-cell>
          <table:table-cell table:style-name="ce41" office:value-type="string" calcext:value-type="string">
            <text:p>v_usage &gt;&gt; 18 + portée 2</text:p>
          </table:table-cell>
          <table:table-cell table:style-name="ce24" office:value-type="string" calcext:value-type="string">
            <text:p>changement de catégorie en vestige et non plus en religieux &gt;&gt; xavier ok</text:p>
          </table:table-cell>
          <table:table-cell table:style-name="ce2"/>
          <table:table-cell table:style-name="ce2" office:value-type="float" office:value="1487" calcext:value-type="float">
            <text:p>1487</text:p>
          </table:table-cell>
          <table:table-cell table:style-name="ce2" office:value-type="string" calcext:value-type="string">
            <text:p>Tour de l'Horloge</text:p>
          </table:table-cell>
          <table:table-cell table:style-name="ce2" office:value-type="float" office:value="14" calcext:value-type="float">
            <text:p>14</text:p>
          </table:table-cell>
          <table:table-cell table:style-name="ce2" office:value-type="float" office:value="44" calcext:value-type="float">
            <text:p>44</text:p>
          </table:table-cell>
          <table:table-cell table:style-name="ce2" office:value-type="float" office:value="1793" calcext:value-type="float">
            <text:p>1793</text:p>
          </table:table-cell>
          <table:table-cell table:style-name="ce2" office:value-type="float" office:value="1" calcext:value-type="float">
            <text:p>1</text:p>
          </table:table-cell>
          <table:table-cell table:style-name="ce2" office:value-type="float" office:value="2015" calcext:value-type="float">
            <text:p>2015</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Plan ADIL V/1.1.5</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number-columns-repeated="1006"/>
        </table:table-row>
        <table:table-row table:style-name="ro3">
          <table:table-cell table:style-name="ce21" office:value-type="string" calcext:value-type="string">
            <text:p>FAIT</text:p>
          </table:table-cell>
          <table:table-cell table:style-name="ce40" office:value-type="string" calcext:value-type="string">
            <text:p>supprimer</text:p>
          </table:table-cell>
          <table:table-cell table:style-name="ce42" table:number-columns-repeated="2"/>
          <table:table-cell table:style-name="ce42" office:value-type="float" office:value="104" calcext:value-type="float">
            <text:p>104</text:p>
          </table:table-cell>
          <table:table-cell table:style-name="ce42" office:value-type="string" calcext:value-type="string">
            <text:p>temple (site 033)</text:p>
          </table:table-cell>
          <table:table-cell table:style-name="ce42" office:value-type="float" office:value="89" calcext:value-type="float">
            <text:p>89</text:p>
          </table:table-cell>
          <table:table-cell table:style-name="ce42" office:value-type="float" office:value="41" calcext:value-type="float">
            <text:p>41</text:p>
          </table:table-cell>
          <table:table-cell table:style-name="ce42" office:value-type="float" office:value="82" calcext:value-type="float">
            <text:p>82</text:p>
          </table:table-cell>
          <table:table-cell table:style-name="ce42" office:value-type="float" office:value="1" calcext:value-type="float">
            <text:p>1</text:p>
          </table:table-cell>
          <table:table-cell table:style-name="ce42" office:value-type="float" office:value="300" calcext:value-type="float">
            <text:p>300</text:p>
          </table:table-cell>
          <table:table-cell table:style-name="ce42" office:value-type="float" office:value="3" calcext:value-type="float">
            <text:p>3</text:p>
          </table:table-cell>
          <table:table-cell table:style-name="ce42"/>
          <table:table-cell table:style-name="ce42" office:value-type="float" office:value="372610048" calcext:value-type="float">
            <text:p>372610048</text:p>
          </table:table-cell>
          <table:table-cell table:style-name="ce42" office:value-type="string" calcext:value-type="string">
            <text:p>TAM, notice 55</text:p>
          </table:table-cell>
          <table:table-cell table:style-name="ce42" office:value-type="float" office:value="0" calcext:value-type="float">
            <text:p>0</text:p>
          </table:table-cell>
          <table:table-cell table:style-name="ce42" table:number-columns-repeated="1008"/>
        </table:table-row>
        <table:table-row table:style-name="ro3">
          <table:table-cell table:style-name="ce21" office:value-type="string" calcext:value-type="string">
            <text:p>FAIT</text:p>
          </table:table-cell>
          <table:table-cell table:style-name="ce40" office:value-type="string" calcext:value-type="string">
            <text:p>supprimer</text:p>
          </table:table-cell>
          <table:table-cell table:style-name="ce42" table:number-columns-repeated="2"/>
          <table:table-cell table:style-name="ce42" office:value-type="float" office:value="985" calcext:value-type="float">
            <text:p>985</text:p>
          </table:table-cell>
          <table:table-cell table:style-name="ce42" office:value-type="string" calcext:value-type="string">
            <text:p>temple antique (site 48)</text:p>
          </table:table-cell>
          <table:table-cell table:style-name="ce42" office:value-type="float" office:value="89" calcext:value-type="float">
            <text:p>89</text:p>
          </table:table-cell>
          <table:table-cell table:style-name="ce42" office:value-type="float" office:value="41" calcext:value-type="float">
            <text:p>41</text:p>
          </table:table-cell>
          <table:table-cell table:style-name="ce42" office:value-type="float" office:value="82" calcext:value-type="float">
            <text:p>82</text:p>
          </table:table-cell>
          <table:table-cell table:style-name="ce42" office:value-type="float" office:value="1" calcext:value-type="float">
            <text:p>1</text:p>
          </table:table-cell>
          <table:table-cell table:style-name="ce42" office:value-type="float" office:value="300" calcext:value-type="float">
            <text:p>300</text:p>
          </table:table-cell>
          <table:table-cell table:style-name="ce42" office:value-type="float" office:value="3" calcext:value-type="float">
            <text:p>3</text:p>
          </table:table-cell>
          <table:table-cell table:style-name="ce42"/>
          <table:table-cell table:style-name="ce42" office:value-type="float" office:value="372610066" calcext:value-type="float">
            <text:p>372610066</text:p>
          </table:table-cell>
          <table:table-cell table:style-name="ce42"/>
          <table:table-cell table:style-name="ce42" office:value-type="float" office:value="0" calcext:value-type="float">
            <text:p>0</text:p>
          </table:table-cell>
          <table:table-cell table:style-name="ce42" table:number-columns-repeated="1008"/>
        </table:table-row>
        <table:table-row table:style-name="ro3">
          <table:table-cell table:style-name="ce21" office:value-type="string" calcext:value-type="string">
            <text:p>FAIT</text:p>
          </table:table-cell>
          <table:table-cell table:style-name="ce40" office:value-type="string" calcext:value-type="string">
            <text:p>supprimer</text:p>
          </table:table-cell>
          <table:table-cell table:style-name="ce42" table:number-columns-repeated="2"/>
          <table:table-cell table:style-name="ce42" office:value-type="float" office:value="987" calcext:value-type="float">
            <text:p>987</text:p>
          </table:table-cell>
          <table:table-cell table:style-name="ce42" office:value-type="string" calcext:value-type="string">
            <text:p>temple antique (restitue)</text:p>
          </table:table-cell>
          <table:table-cell table:style-name="ce42" office:value-type="float" office:value="89" calcext:value-type="float">
            <text:p>89</text:p>
          </table:table-cell>
          <table:table-cell table:style-name="ce42" office:value-type="float" office:value="41" calcext:value-type="float">
            <text:p>41</text:p>
          </table:table-cell>
          <table:table-cell table:style-name="ce42" office:value-type="float" office:value="82" calcext:value-type="float">
            <text:p>82</text:p>
          </table:table-cell>
          <table:table-cell table:style-name="ce42" office:value-type="float" office:value="1" calcext:value-type="float">
            <text:p>1</text:p>
          </table:table-cell>
          <table:table-cell table:style-name="ce42" office:value-type="float" office:value="300" calcext:value-type="float">
            <text:p>300</text:p>
          </table:table-cell>
          <table:table-cell table:style-name="ce42" office:value-type="float" office:value="3" calcext:value-type="float">
            <text:p>3</text:p>
          </table:table-cell>
          <table:table-cell table:style-name="ce42"/>
          <table:table-cell table:style-name="ce42" office:value-type="float" office:value="0" calcext:value-type="float">
            <text:p>0</text:p>
          </table:table-cell>
          <table:table-cell table:style-name="ce42"/>
          <table:table-cell table:style-name="ce42" office:value-type="float" office:value="0" calcext:value-type="float">
            <text:p>0</text:p>
          </table:table-cell>
          <table:table-cell table:style-name="ce42" table:number-columns-repeated="1008"/>
        </table:table-row>
        <table:table-row table:style-name="ro11">
          <table:table-cell table:style-name="ce21" office:value-type="string" calcext:value-type="string">
            <text:p>FAIT</text:p>
          </table:table-cell>
          <table:table-cell table:style-name="ce38" office:value-type="string" calcext:value-type="string">
            <text:p>à créer</text:p>
          </table:table-cell>
          <table:table-cell table:style-name="ce21" office:value-type="string" calcext:value-type="string">
            <text:p>fusion des trois précédents = 3 OH pour trois parties d'un même batiment fouillés à deux moments différents + restitué</text:p>
          </table:table-cell>
          <table:table-cell table:style-name="ce21"/>
          <table:table-cell table:style-name="ce40" office:value-type="float" office:value="2804" calcext:value-type="float">
            <text:p>2804</text:p>
          </table:table-cell>
          <table:table-cell table:style-name="ce21" office:value-type="string" calcext:value-type="string">
            <text:p>temple antique (site 033 + 48 + restituté)</text:p>
          </table:table-cell>
          <table:table-cell table:style-name="ce21" table:number-columns-repeated="1018"/>
        </table:table-row>
        <table:table-row table:style-name="ro1" table:number-rows-repeated="4">
          <table:table-cell table:number-columns-repeated="1024"/>
        </table:table-row>
        <table:table-row table:style-name="ro7">
          <table:table-cell table:style-name="ce31" office:value-type="string" calcext:value-type="string">
            <text:p>à faire vérifier pour portees</text:p>
          </table:table-cell>
          <table:table-cell table:number-columns-repeated="1023"/>
        </table:table-row>
        <table:table-row table:style-name="ro1">
          <table:table-cell office:value-type="float" office:value="1261" calcext:value-type="float">
            <text:p>1261</text:p>
          </table:table-cell>
          <table:table-cell office:value-type="string" calcext:value-type="string">
            <text:p>habitation, Baleschoux (rue) 14 / Nericault-Destouches (rue) 39</text:p>
          </table:table-cell>
          <table:table-cell office:value-type="float" office:value="92" calcext:value-type="float">
            <text:p>92</text:p>
          </table:table-cell>
          <table:table-cell office:value-type="float" office:value="21" calcext:value-type="float">
            <text:p>21</text:p>
          </table:table-cell>
          <table:table-cell office:value-type="string" calcext:value-type="string">
            <text:p>système défensif urbain</text:p>
          </table:table-cell>
          <table:table-cell office:value-type="float" office:value="900" calcext:value-type="float">
            <text:p>900</text:p>
          </table:table-cell>
          <table:table-cell office:value-type="float" office:value="2" calcext:value-type="float">
            <text:p>2</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Garrigou Grandchamp 2006, Marot 2013</text:p>
          </table:table-cell>
          <table:table-cell office:value-type="string" calcext:value-type="string">
            <text:p>batiment seul (parcelle incertaine)</text:p>
          </table:table-cell>
          <table:table-cell office:value-type="string" calcext:value-type="string">
            <text:p>BLOB sz=60 GEOMETRY</text:p>
          </table:table-cell>
          <table:table-cell office:value-type="string" calcext:value-type="string">
            <text:p>BLOB sz=621 GEOMETRY</text:p>
          </table:table-cell>
          <table:table-cell office:value-type="string" calcext:value-type="string">
            <text:p>NULL</text:p>
          </table:table-cell>
          <table:table-cell office:value-type="string" calcext:value-type="string">
            <text:p>POINT(525338.7775 6701667.5063)</text:p>
          </table:table-cell>
          <table:table-cell office:value-type="string" calcext:value-type="string">
            <text:p>MULTIPOLYGON(((525340.6395 6701671.2695, 525341.1405 6701670.9613, 525341.68092 6701670.471363, 525342.131768 6701669.897929, 525342.48034 6701669.257157, 525342.716813 6701668.567105, 525342.834521 6701667.847219, 525342.83015 6701667.117787, 525342.70382 6701666.399363, 525342.459094 6701665.712195, 525342.102866 6701665.075648, 525341.645177 6701664.507659, 525341.098923 6701664.024235, 525340.4795 6701663.639, 525339.794159 6701663.357286, 525339.071509 6701663.193484, 525338.33168 6701663.152156, 525337.595282 6701663.234454, 525336.88283 6701663.438086, 525336.214169 6701663.757378, 525335.607927 6701664.183436, 525335.080993 6701664.704392, 525334.648045 6701665.305733, 525334.321143 6701665.970706, 525334.109396 6701666.680789, 525334.0187 6701667.4162, 525334.6703 6701668.7612, 525335.3542 6701670.1728, 525335.8774 6701671.2527, 525336.632857 6701671.587396, 525337.433113 6701671.793133, 525338.256322 6701671.864297, 525339.080013 6701671.798943, 525339.8817 6701671.598857, 525340.6395 6701671.2695)))</text:p>
          </table:table-cell>
          <table:table-cell office:value-type="string" calcext:value-type="string">
            <text:p>NULL</text:p>
          </table:table-cell>
          <table:table-cell office:value-type="float" office:value="2" calcext:value-type="float">
            <text:p>2</text:p>
          </table:table-cell>
          <table:table-cell table:number-columns-repeated="1006"/>
        </table:table-row>
        <table:table-row table:style-name="ro1">
          <table:table-cell office:value-type="float" office:value="2008" calcext:value-type="float">
            <text:p>2008</text:p>
          </table:table-cell>
          <table:table-cell office:value-type="string" calcext:value-type="string">
            <text:p>habitation, Baleschoux (rue) 14 / Nericault-Destouches (rue) 39</text:p>
          </table:table-cell>
          <table:table-cell office:value-type="float" office:value="62" calcext:value-type="float">
            <text:p>62</text:p>
          </table:table-cell>
          <table:table-cell office:value-type="float" office:value="37" calcext:value-type="float">
            <text:p>37</text:p>
          </table:table-cell>
          <table:table-cell office:value-type="string" calcext:value-type="string">
            <text:p>habitat</text:p>
          </table:table-cell>
          <table:table-cell office:value-type="float" office:value="1000" calcext:value-type="float">
            <text:p>1000</text:p>
          </table:table-cell>
          <table:table-cell office:value-type="float" office:value="3" calcext:value-type="float">
            <text:p>3</text:p>
          </table:table-cell>
          <table:table-cell office:value-type="float" office:value="1200" calcext:value-type="float">
            <text:p>1200</text:p>
          </table:table-cell>
          <table:table-cell office:value-type="float" office:value="3" calcext:value-type="float">
            <text:p>3</text:p>
          </table:table-cell>
          <table:table-cell office:value-type="string" calcext:value-type="string">
            <text:p>Garrigou Grandchamp 2006, Marot 2013</text:p>
          </table:table-cell>
          <table:table-cell office:value-type="string" calcext:value-type="string">
            <text:p>batiment seul</text:p>
          </table:table-cell>
          <table:table-cell office:value-type="string" calcext:value-type="string">
            <text:p>BLOB sz=60 GEOMETRY</text:p>
          </table:table-cell>
          <table:table-cell office:value-type="string" calcext:value-type="string">
            <text:p>BLOB sz=589 GEOMETRY</text:p>
          </table:table-cell>
          <table:table-cell office:value-type="string" calcext:value-type="string">
            <text:p>NULL</text:p>
          </table:table-cell>
          <table:table-cell office:value-type="string" calcext:value-type="string">
            <text:p>POINT(525338.4711 6701670.1665)</text:p>
          </table:table-cell>
          <table:table-cell office:value-type="string" calcext:value-type="string">
            <text:p>MULTIPOLYGON(((525334.5297 6701675.5317, 525338.9776 6701677.1773, 525339.4767 6701675.4523, 525340.6395 6701671.2695, 525341.1405 6701670.9613, 525341.68092 6701670.471363, 525342.131768 6701669.897929, 525342.48034 6701669.257157, 525342.716813 6701668.567105, 525342.834521 6701667.847219, 525342.83015 6701667.117787, 525342.70382 6701666.399363, 525342.459094 6701665.712195, 525342.102866 6701665.075648, 525341.645177 6701664.507659, 525341.098923 6701664.024235, 525340.4795 6701663.639, 525339.794159 6701663.357286, 525339.071509 6701663.193484, 525338.33168 6701663.152156, 525337.595282 6701663.234454, 525336.88283 6701663.438086, 525336.214169 6701663.757378, 525335.607927 6701664.183436, 525335.080993 6701664.704392, 525334.648045 6701665.305733, 525334.321143 6701665.970706, 525334.109396 6701666.680789, 525334.0187 6701667.4162, 525334.6703 6701668.7612, 525335.3542 6701670.1728, 525335.8774 6701671.2527, 525334.5297 6701675.5317)))</text:p>
          </table:table-cell>
          <table:table-cell office:value-type="string" calcext:value-type="string">
            <text:p>NULL</text:p>
          </table:table-cell>
          <table:table-cell office:value-type="float" office:value="1" calcext:value-type="float">
            <text:p>1</text:p>
          </table:table-cell>
          <table:table-cell table:number-columns-repeated="1006"/>
        </table:table-row>
        <table:table-row table:style-name="ro1">
          <table:table-cell office:value-type="float" office:value="2094" calcext:value-type="float">
            <text:p>2094</text:p>
          </table:table-cell>
          <table:table-cell office:value-type="string" calcext:value-type="string">
            <text:p>habitation, Baleschoux (rue) 14 / Nericault-Destouches (rue) 39</text:p>
          </table:table-cell>
          <table:table-cell office:value-type="float" office:value="63" calcext:value-type="float">
            <text:p>63</text:p>
          </table:table-cell>
          <table:table-cell office:value-type="float" office:value="43" calcext:value-type="float">
            <text:p>43</text:p>
          </table:table-cell>
          <table:table-cell office:value-type="string" calcext:value-type="string">
            <text:p>bâtiments conventuels ou monastiques</text:p>
          </table:table-cell>
          <table:table-cell office:value-type="float" office:value="1100" calcext:value-type="float">
            <text:p>1100</text:p>
          </table:table-cell>
          <table:table-cell office:value-type="float" office:value="3" calcext:value-type="float">
            <text:p>3</text:p>
          </table:table-cell>
          <table:table-cell office:value-type="float" office:value="1790" calcext:value-type="float">
            <text:p>1790</text:p>
          </table:table-cell>
          <table:table-cell office:value-type="float" office:value="2" calcext:value-type="float">
            <text:p>2</text:p>
          </table:table-cell>
          <table:table-cell office:value-type="string" calcext:value-type="string">
            <text:p>Marot 2013</text:p>
          </table:table-cell>
          <table:table-cell office:value-type="string" calcext:value-type="string">
            <text:p>batiment seul (parcelle incertaine)</text:p>
          </table:table-cell>
          <table:table-cell office:value-type="string" calcext:value-type="string">
            <text:p>BLOB sz=60 GEOMETRY</text:p>
          </table:table-cell>
          <table:table-cell office:value-type="string" calcext:value-type="string">
            <text:p>BLOB sz=205 GEOMETRY</text:p>
          </table:table-cell>
          <table:table-cell office:value-type="string" calcext:value-type="string">
            <text:p>NULL</text:p>
          </table:table-cell>
          <table:table-cell office:value-type="string" calcext:value-type="string">
            <text:p>POINT(525326.1006 6701670.8461)</text:p>
          </table:table-cell>
          <table:table-cell office:value-type="string" calcext:value-type="string">
            <text:p>MULTIPOLYGON(((525318.6887 6701667.4673, 525317.3581 6701673.1952, 525327.2108 6701675.3897, 525332.596 6701676.5892, 525334.4142 6701669.89, 525334.6703 6701668.7612, 525334.0187 6701667.4162, 525319.2124 6701665.2126, 525318.6887 6701667.4673)))</text:p>
          </table:table-cell>
          <table:table-cell office:value-type="string" calcext:value-type="string">
            <text:p>NULL</text:p>
          </table:table-cell>
          <table:table-cell office:value-type="float" office:value="1" calcext:value-type="float">
            <text:p>1</text:p>
          </table:table-cell>
          <table:table-cell table:number-columns-repeated="1006"/>
        </table:table-row>
        <table:table-row table:style-name="ro1">
          <table:table-cell office:value-type="float" office:value="2300" calcext:value-type="float">
            <text:p>2300</text:p>
          </table:table-cell>
          <table:table-cell office:value-type="string" calcext:value-type="string">
            <text:p>habitation, Baleschoux (rue) 14 / Nericault-Destouches (rue) 39</text:p>
          </table:table-cell>
          <table:table-cell office:value-type="float" office:value="43" calcext:value-type="float">
            <text:p>43</text:p>
          </table:table-cell>
          <table:table-cell office:value-type="float" office:value="63" calcext:value-type="float">
            <text:p>63</text:p>
          </table:table-cell>
          <table:table-cell office:value-type="string" calcext:value-type="string">
            <text:p>agriculture, élevage</text:p>
          </table:table-cell>
          <table:table-cell office:value-type="float" office:value="1200" calcext:value-type="float">
            <text:p>1200</text:p>
          </table:table-cell>
          <table:table-cell office:value-type="float" office:value="3" calcext:value-type="float">
            <text:p>3</text:p>
          </table:table-cell>
          <table:table-cell office:value-type="float" office:value="1790" calcext:value-type="float">
            <text:p>1790</text:p>
          </table:table-cell>
          <table:table-cell office:value-type="float" office:value="2" calcext:value-type="float">
            <text:p>2</text:p>
          </table:table-cell>
          <table:table-cell office:value-type="string" calcext:value-type="string">
            <text:p>Garrigou Grandchamp 2006, Marot 2013</text:p>
          </table:table-cell>
          <table:table-cell office:value-type="string" calcext:value-type="string">
            <text:p>batiment seul (parcelle incertaine)</text:p>
          </table:table-cell>
          <table:table-cell table:number-columns-repeated="6" office:value-type="string" calcext:value-type="string">
            <text:p>NULL</text:p>
          </table:table-cell>
          <table:table-cell office:value-type="float" office:value="1" calcext:value-type="float">
            <text:p>1</text:p>
          </table:table-cell>
          <table:table-cell table:number-columns-repeated="1006"/>
        </table:table-row>
        <table:table-row table:style-name="ro1" table:number-rows-repeated="1048543">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 </number:text>
    </number:number-style>
    <number:number-style style:name="N124P1" style:volatile="true">
      <loext:text>-</loext:text>
      <loext:fill-character> </loext:fill-character>
      <number:number number:decimal-places="0" loext:min-decimal-places="0" number:min-integer-digits="1" number:grouping="true"/>
      <number:text> € </number:text>
    </number:number-style>
    <number:number-style style:name="N124P2" style:volatile="true">
      <loext:text> </loext:text>
      <loext:fill-character> </loext:fill-character>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 </number:text>
    </number:number-style>
    <number:number-style style:name="N132P1" style:volatile="true">
      <loext:text>-</loext:text>
      <loext:fill-character> </loext:fill-character>
      <number:number number:decimal-places="2" loext:min-decimal-places="2" number:min-integer-digits="1" number:grouping="true"/>
      <number:text> € </number:text>
    </number:number-style>
    <number:number-style style:name="N132P2" style:volatile="true">
      <loext:text> </loext:text>
      <loext:fill-character> </loext:fill-character>
      <number:text>-</number:text>
      <number:number number:decimal-places="0" loext: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9P0" style:volatile="true">
      <number:number number:decimal-places="0" loext:min-decimal-places="0" number:min-integer-digits="1" number:grouping="true"/>
      <number:text>    </number:text>
    </number:number-style>
    <number:number-style style:name="N139P1" style:volatile="true">
      <number:number number:decimal-places="0" loext:min-decimal-places="0" number:min-integer-digits="1" number:grouping="true"/>
      <number:text>    </number:text>
    </number:number-style>
    <number:number-style style:name="N139P2" style:volatile="true">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2P0" style:volatile="true">
      <number:number number:decimal-places="0" loext:min-decimal-places="0" number:min-integer-digits="1" number:grouping="true"/>
      <number:text> € </number:text>
    </number:number-style>
    <number:number-style style:name="N142P1" style:volatile="true">
      <number:number number:decimal-places="0" loext:min-decimal-places="0" number:min-integer-digits="1" number:grouping="true"/>
      <number:text> € </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5P0" style:volatile="true">
      <number:number number:decimal-places="2" loext:min-decimal-places="2" number:min-integer-digits="1" number:grouping="true"/>
      <number:text>    </number:text>
    </number:number-style>
    <number:number-style style:name="N145P1" style:volatile="true">
      <number:number number:decimal-places="2" loext:min-decimal-places="2" number:min-integer-digits="1" number:grouping="true"/>
      <number:text>    </number:text>
    </number:number-style>
    <number:number-style style:name="N145P2" style:volatile="true">
      <number:text>-</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8P0" style:volatile="true">
      <number:number number:decimal-places="2" loext:min-decimal-places="2" number:min-integer-digits="1" number:grouping="true"/>
      <number:text> € </number:text>
    </number:number-style>
    <number:number-style style:name="N148P1" style:volatile="true">
      <number:number number:decimal-places="2" loext:min-decimal-places="2" number:min-integer-digits="1" number:grouping="true"/>
      <number:text> € </number:text>
    </number:number-style>
    <number:number-style style:name="N148P2" style:volatile="true">
      <number:text>-</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
      <number:scientific-number number:decimal-places="1" loext:min-decimal-places="1" number:min-integer-digits="1" number:min-exponent-digits="1" loext:exponent-interval="1" loext:forced-exponent-sign="true"/>
    </number:number-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0" loext:min-decimal-places="0" number:min-integer-digits="1" number:grouping="true"/>
      <number:text> € </number:text>
    </number:number-style>
    <number:number-style style:name="N157P1" style:volatile="true">
      <number:text>-</number:text>
      <number:number number:decimal-places="0" loext:min-decimal-places="0" number:min-integer-digits="1" number:grouping="true"/>
      <number:text> € </number:text>
    </number:number-style>
    <number:number-style style:name="N157P2" style:volatile="true">
      <number:text> -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loext:min-decimal-places="2" number:min-integer-digits="1" number:grouping="true"/>
      <number:text> € </number:text>
    </number:number-style>
    <number:number-style style:name="N165P1" style:volatile="true">
      <number:text>-</number:text>
      <number:number number:decimal-places="2" loext:min-decimal-places="2" number:min-integer-digits="1" number:grouping="true"/>
      <number:text> € </number:text>
    </number:number-style>
    <number:number-style style:name="N165P2" style:volatile="true">
      <number:text> -</number:text>
      <number:number number:decimal-places="0" loext:min-decimal-places="0" number:min-integer-digits="0"/>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
      <number:scientific-number number:decimal-places="1" loext:min-decimal-places="1" number:min-integer-digits="3" number:min-exponent-digits="1" loext:exponent-interval="3" loext:forced-exponent-sign="true"/>
    </number:number-style>
    <number:currency-style style:name="N167P0" style:volatile="true">
      <number:number number:decimal-places="2" loext:min-decimal-places="2" number:min-integer-digits="1" number:grouping="true"/>
      <number:text> </number:text>
      <number:currency-symbol number:language="fr" number:country="FR">€</number:currency-symbol>
    </number:currency-style>
    <number:currency-style style:name="N16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6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fo:language="zxx" fo:country="none" style:font-size-asian="11pt" style:language-asian="zxx" style:country-asian="none" style:font-name-complex="Calibri" style:font-family-complex="Calibri" style:font-family-generic-complex="swiss" style:font-pitch-complex="variable"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8">00/00/0000</text:date>, <text:time style:data-style-name="N2" text:time-value="17:08:38.648000000">00:00:00</text:time></text:p>
        </style:region-right>
      </style:header>
      <style:header-left style:display="false"/>
      <style:footer>
        <text:p>Page <text:page-number>1</text:page-number> / <text:page-count>99</text:page-count></text:p>
      </style:footer>
      <style:footer-left style:display="false"/>
    </style:master-page>
    <style:master-page style:name="PageStyle_5f_formations_20_naturelles" style:display-name="PageStyle_formations naturelles" style:page-layout-name="Mpm3">
      <style:header style:display="false"/>
      <style:header-left style:display="false"/>
      <style:footer style:display="false"/>
      <style:footer-left style:display="false"/>
    </style:master-page>
    <style:master-page style:name="PageStyle_5f_formations_20_naturelles_20_1" style:display-name="PageStyle_formations naturelles 1" style:page-layout-name="Mpm4">
      <style:header style:display="false"/>
      <style:header-left style:display="false"/>
      <style:footer style:display="false"/>
      <style:footer-left style:display="false"/>
    </style:master-page>
    <style:master-page style:name="PageStyle_5f_formations_20_naturelles_20_2" style:display-name="PageStyle_formations naturelles 2" style:page-layout-name="Mpm4">
      <style:header style:display="false"/>
      <style:header-left style:display="false"/>
      <style:footer style:display="false"/>
      <style:footer-left style:display="false"/>
    </style:master-page>
    <style:master-page style:name="PageStyle_5f_autre_20_et_20_hors_20_urbain" style:display-name="PageStyle_autre et hors urbai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28M21S</meta:editing-duration>
    <meta:editing-cycles>13</meta:editing-cycles>
    <meta:generator>LibreOffice/5.1.6.2$Windows_x86 LibreOffice_project/07ac168c60a517dba0f0d7bc7540f5afa45f0909</meta:generator>
    <dc:date>2019-07-08T17:08:47.776000000</dc:date>
    <meta:document-statistic meta:table-count="3" meta:cell-count="1077" meta:object-count="0"/>
    <meta:user-defined meta:name="Info 1"/>
    <meta:user-defined meta:name="Info 2"/>
    <meta:user-defined meta:name="Info 3"/>
    <meta:user-defined meta:name="Info 4"/>
  </office:meta>
</office:document-meta>
</file>